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 style:data-style-name="N4"/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7" style:family="table-cell" style:parent-style-name="Default" style:data-style-name="N104"/>
    <style:style style:name="ce8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5yr999fee_260618_2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office:value-type="string" calcext:value-type="string">
            <text:p>Loan size</text:p>
          </table:table-cell>
          <table:table-cell table:style-name="ce2" office:value-type="float" office:value="210000" calcext:value-type="float">
            <text:p>2100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use value</text:p>
          </table:table-cell>
          <table:table-cell table:style-name="ce2" office:value-type="float" office:value="350000" calcext:value-type="float">
            <text:p>3500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TV</text:p>
          </table:table-cell>
          <table:table-cell table:style-name="ce3" table:formula="of:=[.C1]/[.C2]" office:value-type="percentage" office:value="0.6" calcext:value-type="percentage">
            <text:p>60.0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terest Rate</text:p>
          </table:table-cell>
          <table:table-cell table:style-name="ce4" office:value-type="percentage" office:value="0.0199" calcext:value-type="percentage">
            <text:p>1.99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plication fee</text:p>
          </table:table-cell>
          <table:table-cell table:style-name="ce2" office:value-type="float" office:value="490" calcext:value-type="float">
            <text:p>49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gal fees</text:p>
          </table:table-cell>
          <table:table-cell table:style-name="ce2" office:value-type="float" office:value="300" calcext:value-type="float">
            <text:p>3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luation fees</text:p>
          </table:table-cell>
          <table:table-cell table:style-name="ce2" office:value-type="float" office:value="250" calcext:value-type="float">
            <text:p>25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it fee</text:p>
          </table:table-cell>
          <table:table-cell table:style-name="ce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Fees</text:p>
          </table:table-cell>
          <table:table-cell table:style-name="ce5" table:formula="of:=SUM([.C6:.C9])" office:value-type="float" office:value="1040" calcext:value-type="float">
            <text:p>1,040.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interest paid in product term</text:p>
          </table:table-cell>
          <table:table-cell table:style-name="ce5" table:formula="of:=SUMIFS([.D21:.D82];[.A21:.A82];1)" office:value-type="float" office:value="19289.4924595406" calcext:value-type="float">
            <text:p>19,289.49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cost</text:p>
          </table:table-cell>
          <table:table-cell table:style-name="ce5" table:formula="of:=SUM([.C10:.C11])" office:value-type="float" office:value="20329.4924595406" calcext:value-type="float">
            <text:p>20,329.49</text:p>
          </table:table-cell>
          <table:table-cell table:style-name="Default" table:number-columns-repeated="2"/>
          <table:table-cell table:style-name="ce5" office:value-type="float" office:value="20251.4461434885" calcext:value-type="float">
            <text:p>20,251.45</text:p>
          </table:table-cell>
          <table:table-cell table:formula="of:=[.F12]-[.C12]" office:value-type="float" office:value="-78.0463160520812" calcext:value-type="float">
            <text:p>-78.046316052081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 annualised</text:p>
          </table:table-cell>
          <table:table-cell table:style-name="ce5" table:formula="of:=[.C12]/[.C14]" office:value-type="float" office:value="4065.89849190812" calcext:value-type="float">
            <text:p>4,065.90</text:p>
          </table:table-cell>
          <table:table-cell table:style-name="Default" table:number-columns-repeated="2"/>
          <table:table-cell table:style-name="ce5" office:value-type="float" office:value="4050.28922869771" calcext:value-type="float">
            <text:p>4,050.29</text:p>
          </table:table-cell>
          <table:table-cell table:formula="of:=[.F13]-[.C13]" office:value-type="float" office:value="-15.6092632104164" calcext:value-type="float">
            <text:p>-15.609263210416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Product term</text:p>
          </table:table-cell>
          <table:table-cell table:style-name="ce6" office:value-type="float" office:value="5" calcext:value-type="float">
            <text:p>5</text:p>
          </table:table-cell>
          <table:table-cell table:style-name="ce1" table:formula="of:=[.C14]*12" office:value-type="float" office:value="60" calcext:value-type="float">
            <text:p>60</text:p>
          </table:table-cell>
          <table:table-cell table:style-name="ce1" table:number-columns-repeated="3"/>
          <table:table-cell table:style-name="ce8" table:formula="of:=(1+[.C5]/12)^12" office:value-type="percentage" office:value="1.02008251165391" calcext:value-type="percentage">
            <text:p>102.0083%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Contract term</text:p>
          </table:table-cell>
          <table:table-cell table:style-name="ce2" office:value-type="float" office:value="25" calcext:value-type="float">
            <text:p>25</text:p>
          </table:table-cell>
          <table:table-cell table:style-name="Default" table:number-columns-repeated="3"/>
          <table:table-cell/>
          <table:table-cell table:style-name="ce8" table:formula="of:=(1+[.C5]/365)^365" office:value-type="percentage" office:value="1.02009877163092" calcext:value-type="percentage">
            <text:p>102.0099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arly payment</text:p>
          </table:table-cell>
          <table:table-cell table:formula="of:=PMT([.C5];[.C15];[.C1];0;1)" office:value-type="currency" office:currency="GBP" office:value="-10534.0412649102" calcext:value-type="currency">
            <text:p>-£10,534.04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nthly payment</text:p>
          </table:table-cell>
          <table:table-cell table:formula="of:=[.C16]/12" office:value-type="currency" office:currency="GBP" office:value="-877.836772075852" calcext:value-type="currency">
            <text:p>-£877.84</text:p>
          </table:table-cell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Indicator</text:p>
          </table:table-cell>
          <table:table-cell office:value-type="string" calcext:value-type="string">
            <text:p>Time </text:p>
          </table:table-cell>
          <table:table-cell table:style-name="Default" office:value-type="string" calcext:value-type="string">
            <text:p>Opening balance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Clsoing balance</text:p>
          </table:table-cell>
          <table:table-cell table:number-columns-repeated="1018"/>
        </table:table-row>
        <table:table-row table:style-name="ro1">
          <table:table-cell table:formula="of:=IF([.B21]&lt;[.$D$14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[.C1]" office:value-type="float" office:value="210000" calcext:value-type="float">
            <text:p>210000</text:p>
          </table:table-cell>
          <table:table-cell table:formula="of:=[.C$5]/12*[.$C$21]" office:value-type="float" office:value="348.25" calcext:value-type="float">
            <text:p>348.25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21:.E21])" office:value-type="currency" office:currency="GBP" office:value="209470.413227924" calcext:value-type="currency">
            <text:p>£209,470.41</text:p>
          </table:table-cell>
          <table:table-cell table:number-columns-repeated="1018"/>
        </table:table-row>
        <table:table-row table:style-name="ro1">
          <table:table-cell table:formula="of:=IF([.B22]&lt;[.$D$14];1;0)" office:value-type="float" office:value="1" calcext:value-type="float">
            <text:p>1</text:p>
          </table:table-cell>
          <table:table-cell table:formula="of:=[.B21]+1" office:value-type="float" office:value="1" calcext:value-type="float">
            <text:p>1</text:p>
          </table:table-cell>
          <table:table-cell table:formula="of:=[.F21]" office:value-type="currency" office:currency="GBP" office:value="209470.413227924" calcext:value-type="currency">
            <text:p>£209,470.41</text:p>
          </table:table-cell>
          <table:table-cell table:formula="of:=[.$C$5]/12*[.C22]" office:value-type="float" office:value="347.371768602974" calcext:value-type="float">
            <text:p>347.37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22:.E22])" office:value-type="currency" office:currency="GBP" office:value="208939.948224451" calcext:value-type="currency">
            <text:p>£208,939.95</text:p>
          </table:table-cell>
          <table:table-cell table:number-columns-repeated="1018"/>
        </table:table-row>
        <table:table-row table:style-name="ro1">
          <table:table-cell table:formula="of:=IF([.B23]&lt;[.$D$14];1;0)" office:value-type="float" office:value="1" calcext:value-type="float">
            <text:p>1</text:p>
          </table:table-cell>
          <table:table-cell table:formula="of:=[.B22]+1" office:value-type="float" office:value="2" calcext:value-type="float">
            <text:p>2</text:p>
          </table:table-cell>
          <table:table-cell table:formula="of:=[.F22]" office:value-type="currency" office:currency="GBP" office:value="208939.948224451" calcext:value-type="currency">
            <text:p>£208,939.95</text:p>
          </table:table-cell>
          <table:table-cell table:formula="of:=[.$C$5]/12*[.C23]" office:value-type="float" office:value="346.492080805548" calcext:value-type="float">
            <text:p>346.49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23:.E23])" office:value-type="currency" office:currency="GBP" office:value="208408.603533181" calcext:value-type="currency">
            <text:p>£208,408.60</text:p>
          </table:table-cell>
          <table:table-cell table:number-columns-repeated="1018"/>
        </table:table-row>
        <table:table-row table:style-name="ro1">
          <table:table-cell table:formula="of:=IF([.B24]&lt;[.$D$14];1;0)" office:value-type="float" office:value="1" calcext:value-type="float">
            <text:p>1</text:p>
          </table:table-cell>
          <table:table-cell table:formula="of:=[.B23]+1" office:value-type="float" office:value="3" calcext:value-type="float">
            <text:p>3</text:p>
          </table:table-cell>
          <table:table-cell table:formula="of:=[.F23]" office:value-type="currency" office:currency="GBP" office:value="208408.603533181" calcext:value-type="currency">
            <text:p>£208,408.60</text:p>
          </table:table-cell>
          <table:table-cell table:formula="of:=[.$C$5]/12*[.C24]" office:value-type="float" office:value="345.610934192525" calcext:value-type="float">
            <text:p>345.61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24:.E24])" office:value-type="currency" office:currency="GBP" office:value="207876.377695298" calcext:value-type="currency">
            <text:p>£207,876.38</text:p>
          </table:table-cell>
          <table:table-cell table:number-columns-repeated="1018"/>
        </table:table-row>
        <table:table-row table:style-name="ro1">
          <table:table-cell table:formula="of:=IF([.B25]&lt;[.$D$14];1;0)" office:value-type="float" office:value="1" calcext:value-type="float">
            <text:p>1</text:p>
          </table:table-cell>
          <table:table-cell table:formula="of:=[.B24]+1" office:value-type="float" office:value="4" calcext:value-type="float">
            <text:p>4</text:p>
          </table:table-cell>
          <table:table-cell table:formula="of:=[.F24]" office:value-type="currency" office:currency="GBP" office:value="207876.377695298" calcext:value-type="currency">
            <text:p>£207,876.38</text:p>
          </table:table-cell>
          <table:table-cell table:formula="of:=[.$C$5]/12*[.C25]" office:value-type="float" office:value="344.728326344702" calcext:value-type="float">
            <text:p>344.73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25:.E25])" office:value-type="currency" office:currency="GBP" office:value="207343.269249567" calcext:value-type="currency">
            <text:p>£207,343.27</text:p>
          </table:table-cell>
          <table:table-cell table:number-columns-repeated="1018"/>
        </table:table-row>
        <table:table-row table:style-name="ro1">
          <table:table-cell table:formula="of:=IF([.B26]&lt;[.$D$14];1;0)" office:value-type="float" office:value="1" calcext:value-type="float">
            <text:p>1</text:p>
          </table:table-cell>
          <table:table-cell table:formula="of:=[.B25]+1" office:value-type="float" office:value="5" calcext:value-type="float">
            <text:p>5</text:p>
          </table:table-cell>
          <table:table-cell table:formula="of:=[.F25]" office:value-type="currency" office:currency="GBP" office:value="207343.269249567" calcext:value-type="currency">
            <text:p>£207,343.27</text:p>
          </table:table-cell>
          <table:table-cell table:formula="of:=[.$C$5]/12*[.C26]" office:value-type="float" office:value="343.844254838864" calcext:value-type="float">
            <text:p>343.84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26:.E26])" office:value-type="currency" office:currency="GBP" office:value="206809.27673233" calcext:value-type="currency">
            <text:p>£206,809.28</text:p>
          </table:table-cell>
          <table:table-cell table:number-columns-repeated="1018"/>
        </table:table-row>
        <table:table-row table:style-name="ro1">
          <table:table-cell table:formula="of:=IF([.B27]&lt;[.$D$14];1;0)" office:value-type="float" office:value="1" calcext:value-type="float">
            <text:p>1</text:p>
          </table:table-cell>
          <table:table-cell table:formula="of:=[.B26]+1" office:value-type="float" office:value="6" calcext:value-type="float">
            <text:p>6</text:p>
          </table:table-cell>
          <table:table-cell table:formula="of:=[.F26]" office:value-type="currency" office:currency="GBP" office:value="206809.27673233" calcext:value-type="currency">
            <text:p>£206,809.28</text:p>
          </table:table-cell>
          <table:table-cell table:formula="of:=[.$C$5]/12*[.C27]" office:value-type="float" office:value="342.95871724778" calcext:value-type="float">
            <text:p>342.96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27:.E27])" office:value-type="currency" office:currency="GBP" office:value="206274.398677501" calcext:value-type="currency">
            <text:p>£206,274.40</text:p>
          </table:table-cell>
          <table:table-cell table:number-columns-repeated="1018"/>
        </table:table-row>
        <table:table-row table:style-name="ro1">
          <table:table-cell table:formula="of:=IF([.B28]&lt;[.$D$14];1;0)" office:value-type="float" office:value="1" calcext:value-type="float">
            <text:p>1</text:p>
          </table:table-cell>
          <table:table-cell table:formula="of:=[.B27]+1" office:value-type="float" office:value="7" calcext:value-type="float">
            <text:p>7</text:p>
          </table:table-cell>
          <table:table-cell table:formula="of:=[.F27]" office:value-type="currency" office:currency="GBP" office:value="206274.398677501" calcext:value-type="currency">
            <text:p>£206,274.40</text:p>
          </table:table-cell>
          <table:table-cell table:formula="of:=[.$C$5]/12*[.C28]" office:value-type="float" office:value="342.07171114019" calcext:value-type="float">
            <text:p>342.07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28:.E28])" office:value-type="currency" office:currency="GBP" office:value="205738.633616566" calcext:value-type="currency">
            <text:p>£205,738.63</text:p>
          </table:table-cell>
          <table:table-cell table:number-columns-repeated="1018"/>
        </table:table-row>
        <table:table-row table:style-name="ro1">
          <table:table-cell table:formula="of:=IF([.B29]&lt;[.$D$14];1;0)" office:value-type="float" office:value="1" calcext:value-type="float">
            <text:p>1</text:p>
          </table:table-cell>
          <table:table-cell table:formula="of:=[.B28]+1" office:value-type="float" office:value="8" calcext:value-type="float">
            <text:p>8</text:p>
          </table:table-cell>
          <table:table-cell table:formula="of:=[.F28]" office:value-type="currency" office:currency="GBP" office:value="205738.633616566" calcext:value-type="currency">
            <text:p>£205,738.63</text:p>
          </table:table-cell>
          <table:table-cell table:formula="of:=[.$C$5]/12*[.C29]" office:value-type="float" office:value="341.183234080805" calcext:value-type="float">
            <text:p>341.18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29:.E29])" office:value-type="currency" office:currency="GBP" office:value="205201.980078571" calcext:value-type="currency">
            <text:p>£205,201.98</text:p>
          </table:table-cell>
          <table:table-cell table:number-columns-repeated="1018"/>
        </table:table-row>
        <table:table-row table:style-name="ro1">
          <table:table-cell table:formula="of:=IF([.B30]&lt;[.$D$14];1;0)" office:value-type="float" office:value="1" calcext:value-type="float">
            <text:p>1</text:p>
          </table:table-cell>
          <table:table-cell table:formula="of:=[.B29]+1" office:value-type="float" office:value="9" calcext:value-type="float">
            <text:p>9</text:p>
          </table:table-cell>
          <table:table-cell table:formula="of:=[.F29]" office:value-type="currency" office:currency="GBP" office:value="205201.980078571" calcext:value-type="currency">
            <text:p>£205,201.98</text:p>
          </table:table-cell>
          <table:table-cell table:formula="of:=[.$C$5]/12*[.C30]" office:value-type="float" office:value="340.293283630296" calcext:value-type="float">
            <text:p>340.29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30:.E30])" office:value-type="currency" office:currency="GBP" office:value="204664.436590125" calcext:value-type="currency">
            <text:p>£204,664.44</text:p>
          </table:table-cell>
          <table:table-cell table:number-columns-repeated="1018"/>
        </table:table-row>
        <table:table-row table:style-name="ro1">
          <table:table-cell table:formula="of:=IF([.B31]&lt;[.$D$14];1;0)" office:value-type="float" office:value="1" calcext:value-type="float">
            <text:p>1</text:p>
          </table:table-cell>
          <table:table-cell table:formula="of:=[.B30]+1" office:value-type="float" office:value="10" calcext:value-type="float">
            <text:p>10</text:p>
          </table:table-cell>
          <table:table-cell table:formula="of:=[.F30]" office:value-type="currency" office:currency="GBP" office:value="204664.436590125" calcext:value-type="currency">
            <text:p>£204,664.44</text:p>
          </table:table-cell>
          <table:table-cell table:formula="of:=[.$C$5]/12*[.C31]" office:value-type="float" office:value="339.401857345291" calcext:value-type="float">
            <text:p>339.40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31:.E31])" office:value-type="currency" office:currency="GBP" office:value="204126.001675395" calcext:value-type="currency">
            <text:p>£204,126.00</text:p>
          </table:table-cell>
          <table:table-cell table:number-columns-repeated="1018"/>
        </table:table-row>
        <table:table-row table:style-name="ro1">
          <table:table-cell table:formula="of:=IF([.B32]&lt;[.$D$14];1;0)" office:value-type="float" office:value="1" calcext:value-type="float">
            <text:p>1</text:p>
          </table:table-cell>
          <table:table-cell table:formula="of:=[.B31]+1" office:value-type="float" office:value="11" calcext:value-type="float">
            <text:p>11</text:p>
          </table:table-cell>
          <table:table-cell table:formula="of:=[.F31]" office:value-type="currency" office:currency="GBP" office:value="204126.001675395" calcext:value-type="currency">
            <text:p>£204,126.00</text:p>
          </table:table-cell>
          <table:table-cell table:formula="of:=[.$C$5]/12*[.C32]" office:value-type="float" office:value="338.508952778363" calcext:value-type="float">
            <text:p>338.51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32:.E32])" office:value-type="currency" office:currency="GBP" office:value="203586.673856097" calcext:value-type="currency">
            <text:p>£203,586.67</text:p>
          </table:table-cell>
          <table:table-cell table:number-columns-repeated="1018"/>
        </table:table-row>
        <table:table-row table:style-name="ro1">
          <table:table-cell table:formula="of:=IF([.B33]&lt;[.$D$14];1;0)" office:value-type="float" office:value="1" calcext:value-type="float">
            <text:p>1</text:p>
          </table:table-cell>
          <table:table-cell table:formula="of:=[.B32]+1" office:value-type="float" office:value="12" calcext:value-type="float">
            <text:p>12</text:p>
          </table:table-cell>
          <table:table-cell table:formula="of:=[.F32]" office:value-type="currency" office:currency="GBP" office:value="203586.673856097" calcext:value-type="currency">
            <text:p>£203,586.67</text:p>
          </table:table-cell>
          <table:table-cell table:formula="of:=[.$C$5]/12*[.C33]" office:value-type="float" office:value="337.614567478028" calcext:value-type="float">
            <text:p>337.61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33:.E33])" office:value-type="currency" office:currency="GBP" office:value="203046.451651499" calcext:value-type="currency">
            <text:p>£203,046.45</text:p>
          </table:table-cell>
          <table:table-cell table:number-columns-repeated="1018"/>
        </table:table-row>
        <table:table-row table:style-name="ro1">
          <table:table-cell table:formula="of:=IF([.B34]&lt;[.$D$14];1;0)" office:value-type="float" office:value="1" calcext:value-type="float">
            <text:p>1</text:p>
          </table:table-cell>
          <table:table-cell table:formula="of:=[.B33]+1" office:value-type="float" office:value="13" calcext:value-type="float">
            <text:p>13</text:p>
          </table:table-cell>
          <table:table-cell table:formula="of:=[.F33]" office:value-type="currency" office:currency="GBP" office:value="203046.451651499" calcext:value-type="currency">
            <text:p>£203,046.45</text:p>
          </table:table-cell>
          <table:table-cell table:formula="of:=[.$C$5]/12*[.C34]" office:value-type="float" office:value="336.718698988736" calcext:value-type="float">
            <text:p>336.72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34:.E34])" office:value-type="currency" office:currency="GBP" office:value="202505.333578412" calcext:value-type="currency">
            <text:p>£202,505.33</text:p>
          </table:table-cell>
          <table:table-cell table:number-columns-repeated="1018"/>
        </table:table-row>
        <table:table-row table:style-name="ro1">
          <table:table-cell table:formula="of:=IF([.B35]&lt;[.$D$14];1;0)" office:value-type="float" office:value="1" calcext:value-type="float">
            <text:p>1</text:p>
          </table:table-cell>
          <table:table-cell table:formula="of:=[.B34]+1" office:value-type="float" office:value="14" calcext:value-type="float">
            <text:p>14</text:p>
          </table:table-cell>
          <table:table-cell table:formula="of:=[.F34]" office:value-type="currency" office:currency="GBP" office:value="202505.333578412" calcext:value-type="currency">
            <text:p>£202,505.33</text:p>
          </table:table-cell>
          <table:table-cell table:formula="of:=[.$C$5]/12*[.C35]" office:value-type="float" office:value="335.821344850867" calcext:value-type="float">
            <text:p>335.82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35:.E35])" office:value-type="currency" office:currency="GBP" office:value="201963.318151187" calcext:value-type="currency">
            <text:p>£201,963.32</text:p>
          </table:table-cell>
          <table:table-cell table:number-columns-repeated="1018"/>
        </table:table-row>
        <table:table-row table:style-name="ro1">
          <table:table-cell table:formula="of:=IF([.B36]&lt;[.$D$14];1;0)" office:value-type="float" office:value="1" calcext:value-type="float">
            <text:p>1</text:p>
          </table:table-cell>
          <table:table-cell table:formula="of:=[.B35]+1" office:value-type="float" office:value="15" calcext:value-type="float">
            <text:p>15</text:p>
          </table:table-cell>
          <table:table-cell table:formula="of:=[.F35]" office:value-type="currency" office:currency="GBP" office:value="201963.318151187" calcext:value-type="currency">
            <text:p>£201,963.32</text:p>
          </table:table-cell>
          <table:table-cell table:formula="of:=[.$C$5]/12*[.C36]" office:value-type="float" office:value="334.922502600719" calcext:value-type="float">
            <text:p>334.92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36:.E36])" office:value-type="currency" office:currency="GBP" office:value="201420.403881712" calcext:value-type="currency">
            <text:p>£201,420.40</text:p>
          </table:table-cell>
          <table:table-cell table:number-columns-repeated="1018"/>
        </table:table-row>
        <table:table-row table:style-name="ro1">
          <table:table-cell table:formula="of:=IF([.B37]&lt;[.$D$14];1;0)" office:value-type="float" office:value="1" calcext:value-type="float">
            <text:p>1</text:p>
          </table:table-cell>
          <table:table-cell table:formula="of:=[.B36]+1" office:value-type="float" office:value="16" calcext:value-type="float">
            <text:p>16</text:p>
          </table:table-cell>
          <table:table-cell table:formula="of:=[.F36]" office:value-type="currency" office:currency="GBP" office:value="201420.403881712" calcext:value-type="currency">
            <text:p>£201,420.40</text:p>
          </table:table-cell>
          <table:table-cell table:formula="of:=[.$C$5]/12*[.C37]" office:value-type="float" office:value="334.022169770506" calcext:value-type="float">
            <text:p>334.02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37:.E37])" office:value-type="currency" office:currency="GBP" office:value="200876.589279407" calcext:value-type="currency">
            <text:p>£200,876.59</text:p>
          </table:table-cell>
          <table:table-cell table:number-columns-repeated="1018"/>
        </table:table-row>
        <table:table-row table:style-name="ro1">
          <table:table-cell table:formula="of:=IF([.B38]&lt;[.$D$14];1;0)" office:value-type="float" office:value="1" calcext:value-type="float">
            <text:p>1</text:p>
          </table:table-cell>
          <table:table-cell table:formula="of:=[.B37]+1" office:value-type="float" office:value="17" calcext:value-type="float">
            <text:p>17</text:p>
          </table:table-cell>
          <table:table-cell table:formula="of:=[.F37]" office:value-type="currency" office:currency="GBP" office:value="200876.589279407" calcext:value-type="currency">
            <text:p>£200,876.59</text:p>
          </table:table-cell>
          <table:table-cell table:formula="of:=[.$C$5]/12*[.C38]" office:value-type="float" office:value="333.12034388835" calcext:value-type="float">
            <text:p>333.12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38:.E38])" office:value-type="currency" office:currency="GBP" office:value="200331.872851219" calcext:value-type="currency">
            <text:p>£200,331.87</text:p>
          </table:table-cell>
          <table:table-cell table:number-columns-repeated="1018"/>
        </table:table-row>
        <table:table-row table:style-name="ro1">
          <table:table-cell table:formula="of:=IF([.B39]&lt;[.$D$14];1;0)" office:value-type="float" office:value="1" calcext:value-type="float">
            <text:p>1</text:p>
          </table:table-cell>
          <table:table-cell table:formula="of:=[.B38]+1" office:value-type="float" office:value="18" calcext:value-type="float">
            <text:p>18</text:p>
          </table:table-cell>
          <table:table-cell table:formula="of:=[.F38]" office:value-type="currency" office:currency="GBP" office:value="200331.872851219" calcext:value-type="currency">
            <text:p>£200,331.87</text:p>
          </table:table-cell>
          <table:table-cell table:formula="of:=[.$C$5]/12*[.C39]" office:value-type="float" office:value="332.217022478272" calcext:value-type="float">
            <text:p>332.22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39:.E39])" office:value-type="currency" office:currency="GBP" office:value="199786.253101622" calcext:value-type="currency">
            <text:p>£199,786.25</text:p>
          </table:table-cell>
          <table:table-cell table:number-columns-repeated="1018"/>
        </table:table-row>
        <table:table-row table:style-name="ro1">
          <table:table-cell table:formula="of:=IF([.B40]&lt;[.$D$14];1;0)" office:value-type="float" office:value="1" calcext:value-type="float">
            <text:p>1</text:p>
          </table:table-cell>
          <table:table-cell table:formula="of:=[.B39]+1" office:value-type="float" office:value="19" calcext:value-type="float">
            <text:p>19</text:p>
          </table:table-cell>
          <table:table-cell table:formula="of:=[.F39]" office:value-type="currency" office:currency="GBP" office:value="199786.253101622" calcext:value-type="currency">
            <text:p>£199,786.25</text:p>
          </table:table-cell>
          <table:table-cell table:formula="of:=[.$C$5]/12*[.C40]" office:value-type="float" office:value="331.312203060189" calcext:value-type="float">
            <text:p>331.31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40:.E40])" office:value-type="currency" office:currency="GBP" office:value="199239.728532606" calcext:value-type="currency">
            <text:p>£199,239.73</text:p>
          </table:table-cell>
          <table:table-cell table:number-columns-repeated="1018"/>
        </table:table-row>
        <table:table-row table:style-name="ro1">
          <table:table-cell table:formula="of:=IF([.B41]&lt;[.$D$14];1;0)" office:value-type="float" office:value="1" calcext:value-type="float">
            <text:p>1</text:p>
          </table:table-cell>
          <table:table-cell table:formula="of:=[.B40]+1" office:value-type="float" office:value="20" calcext:value-type="float">
            <text:p>20</text:p>
          </table:table-cell>
          <table:table-cell table:formula="of:=[.F40]" office:value-type="currency" office:currency="GBP" office:value="199239.728532606" calcext:value-type="currency">
            <text:p>£199,239.73</text:p>
          </table:table-cell>
          <table:table-cell table:formula="of:=[.$C$5]/12*[.C41]" office:value-type="float" office:value="330.405883149905" calcext:value-type="float">
            <text:p>330.41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41:.E41])" office:value-type="currency" office:currency="GBP" office:value="198692.29764368" calcext:value-type="currency">
            <text:p>£198,692.30</text:p>
          </table:table-cell>
          <table:table-cell table:number-columns-repeated="1018"/>
        </table:table-row>
        <table:table-row table:style-name="ro1">
          <table:table-cell table:formula="of:=IF([.B42]&lt;[.$D$14];1;0)" office:value-type="float" office:value="1" calcext:value-type="float">
            <text:p>1</text:p>
          </table:table-cell>
          <table:table-cell table:formula="of:=[.B41]+1" office:value-type="float" office:value="21" calcext:value-type="float">
            <text:p>21</text:p>
          </table:table-cell>
          <table:table-cell table:formula="of:=[.F41]" office:value-type="currency" office:currency="GBP" office:value="198692.29764368" calcext:value-type="currency">
            <text:p>£198,692.30</text:p>
          </table:table-cell>
          <table:table-cell table:formula="of:=[.$C$5]/12*[.C42]" office:value-type="float" office:value="329.498060259103" calcext:value-type="float">
            <text:p>329.50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42:.E42])" office:value-type="currency" office:currency="GBP" office:value="198143.958931863" calcext:value-type="currency">
            <text:p>£198,143.96</text:p>
          </table:table-cell>
          <table:table-cell table:number-columns-repeated="1018"/>
        </table:table-row>
        <table:table-row table:style-name="ro1">
          <table:table-cell table:formula="of:=IF([.B43]&lt;[.$D$14];1;0)" office:value-type="float" office:value="1" calcext:value-type="float">
            <text:p>1</text:p>
          </table:table-cell>
          <table:table-cell table:formula="of:=[.B42]+1" office:value-type="float" office:value="22" calcext:value-type="float">
            <text:p>22</text:p>
          </table:table-cell>
          <table:table-cell table:formula="of:=[.F42]" office:value-type="currency" office:currency="GBP" office:value="198143.958931863" calcext:value-type="currency">
            <text:p>£198,143.96</text:p>
          </table:table-cell>
          <table:table-cell table:formula="of:=[.$C$5]/12*[.C43]" office:value-type="float" office:value="328.58873189534" calcext:value-type="float">
            <text:p>328.59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43:.E43])" office:value-type="currency" office:currency="GBP" office:value="197594.710891683" calcext:value-type="currency">
            <text:p>£197,594.71</text:p>
          </table:table-cell>
          <table:table-cell table:number-columns-repeated="1018"/>
        </table:table-row>
        <table:table-row table:style-name="ro1">
          <table:table-cell table:formula="of:=IF([.B44]&lt;[.$D$14];1;0)" office:value-type="float" office:value="1" calcext:value-type="float">
            <text:p>1</text:p>
          </table:table-cell>
          <table:table-cell table:formula="of:=[.B43]+1" office:value-type="float" office:value="23" calcext:value-type="float">
            <text:p>23</text:p>
          </table:table-cell>
          <table:table-cell table:formula="of:=[.F43]" office:value-type="currency" office:currency="GBP" office:value="197594.710891683" calcext:value-type="currency">
            <text:p>£197,594.71</text:p>
          </table:table-cell>
          <table:table-cell table:formula="of:=[.$C$5]/12*[.C44]" office:value-type="float" office:value="327.677895562041" calcext:value-type="float">
            <text:p>327.68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44:.E44])" office:value-type="currency" office:currency="GBP" office:value="197044.552015169" calcext:value-type="currency">
            <text:p>£197,044.55</text:p>
          </table:table-cell>
          <table:table-cell table:number-columns-repeated="1018"/>
        </table:table-row>
        <table:table-row table:style-name="ro1">
          <table:table-cell table:formula="of:=IF([.B45]&lt;[.$D$14];1;0)" office:value-type="float" office:value="1" calcext:value-type="float">
            <text:p>1</text:p>
          </table:table-cell>
          <table:table-cell table:formula="of:=[.B44]+1" office:value-type="float" office:value="24" calcext:value-type="float">
            <text:p>24</text:p>
          </table:table-cell>
          <table:table-cell table:formula="of:=[.F44]" office:value-type="currency" office:currency="GBP" office:value="197044.552015169" calcext:value-type="currency">
            <text:p>£197,044.55</text:p>
          </table:table-cell>
          <table:table-cell table:formula="of:=[.$C$5]/12*[.C45]" office:value-type="float" office:value="326.765548758489" calcext:value-type="float">
            <text:p>326.77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45:.E45])" office:value-type="currency" office:currency="GBP" office:value="196493.480791852" calcext:value-type="currency">
            <text:p>£196,493.48</text:p>
          </table:table-cell>
          <table:table-cell table:number-columns-repeated="1018"/>
        </table:table-row>
        <table:table-row table:style-name="ro1">
          <table:table-cell table:formula="of:=IF([.B46]&lt;[.$D$14];1;0)" office:value-type="float" office:value="1" calcext:value-type="float">
            <text:p>1</text:p>
          </table:table-cell>
          <table:table-cell table:formula="of:=[.B45]+1" office:value-type="float" office:value="25" calcext:value-type="float">
            <text:p>25</text:p>
          </table:table-cell>
          <table:table-cell table:formula="of:=[.F45]" office:value-type="currency" office:currency="GBP" office:value="196493.480791852" calcext:value-type="currency">
            <text:p>£196,493.48</text:p>
          </table:table-cell>
          <table:table-cell table:formula="of:=[.$C$5]/12*[.C46]" office:value-type="float" office:value="325.851688979821" calcext:value-type="float">
            <text:p>325.85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46:.E46])" office:value-type="currency" office:currency="GBP" office:value="195941.495708756" calcext:value-type="currency">
            <text:p>£195,941.50</text:p>
          </table:table-cell>
          <table:table-cell table:number-columns-repeated="1018"/>
        </table:table-row>
        <table:table-row table:style-name="ro1">
          <table:table-cell table:formula="of:=IF([.B47]&lt;[.$D$14];1;0)" office:value-type="float" office:value="1" calcext:value-type="float">
            <text:p>1</text:p>
          </table:table-cell>
          <table:table-cell table:formula="of:=[.B46]+1" office:value-type="float" office:value="26" calcext:value-type="float">
            <text:p>26</text:p>
          </table:table-cell>
          <table:table-cell table:formula="of:=[.F46]" office:value-type="currency" office:currency="GBP" office:value="195941.495708756" calcext:value-type="currency">
            <text:p>£195,941.50</text:p>
          </table:table-cell>
          <table:table-cell table:formula="of:=[.$C$5]/12*[.C47]" office:value-type="float" office:value="324.93631371702" calcext:value-type="float">
            <text:p>324.94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47:.E47])" office:value-type="currency" office:currency="GBP" office:value="195388.595250397" calcext:value-type="currency">
            <text:p>£195,388.60</text:p>
          </table:table-cell>
          <table:table-cell table:number-columns-repeated="1018"/>
        </table:table-row>
        <table:table-row table:style-name="ro1">
          <table:table-cell table:formula="of:=IF([.B48]&lt;[.$D$14];1;0)" office:value-type="float" office:value="1" calcext:value-type="float">
            <text:p>1</text:p>
          </table:table-cell>
          <table:table-cell table:formula="of:=[.B47]+1" office:value-type="float" office:value="27" calcext:value-type="float">
            <text:p>27</text:p>
          </table:table-cell>
          <table:table-cell table:formula="of:=[.F47]" office:value-type="currency" office:currency="GBP" office:value="195388.595250397" calcext:value-type="currency">
            <text:p>£195,388.60</text:p>
          </table:table-cell>
          <table:table-cell table:formula="of:=[.$C$5]/12*[.C48]" office:value-type="float" office:value="324.019420456908" calcext:value-type="float">
            <text:p>324.02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48:.E48])" office:value-type="currency" office:currency="GBP" office:value="194834.777898778" calcext:value-type="currency">
            <text:p>£194,834.78</text:p>
          </table:table-cell>
          <table:table-cell table:number-columns-repeated="1018"/>
        </table:table-row>
        <table:table-row table:style-name="ro1">
          <table:table-cell table:formula="of:=IF([.B49]&lt;[.$D$14];1;0)" office:value-type="float" office:value="1" calcext:value-type="float">
            <text:p>1</text:p>
          </table:table-cell>
          <table:table-cell table:formula="of:=[.B48]+1" office:value-type="float" office:value="28" calcext:value-type="float">
            <text:p>28</text:p>
          </table:table-cell>
          <table:table-cell table:formula="of:=[.F48]" office:value-type="currency" office:currency="GBP" office:value="194834.777898778" calcext:value-type="currency">
            <text:p>£194,834.78</text:p>
          </table:table-cell>
          <table:table-cell table:formula="of:=[.$C$5]/12*[.C49]" office:value-type="float" office:value="323.10100668214" calcext:value-type="float">
            <text:p>323.10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49:.E49])" office:value-type="currency" office:currency="GBP" office:value="194280.042133384" calcext:value-type="currency">
            <text:p>£194,280.04</text:p>
          </table:table-cell>
          <table:table-cell table:number-columns-repeated="1018"/>
        </table:table-row>
        <table:table-row table:style-name="ro1">
          <table:table-cell table:formula="of:=IF([.B50]&lt;[.$D$14];1;0)" office:value-type="float" office:value="1" calcext:value-type="float">
            <text:p>1</text:p>
          </table:table-cell>
          <table:table-cell table:formula="of:=[.B49]+1" office:value-type="float" office:value="29" calcext:value-type="float">
            <text:p>29</text:p>
          </table:table-cell>
          <table:table-cell table:formula="of:=[.F49]" office:value-type="currency" office:currency="GBP" office:value="194280.042133384" calcext:value-type="currency">
            <text:p>£194,280.04</text:p>
          </table:table-cell>
          <table:table-cell table:formula="of:=[.$C$5]/12*[.C50]" office:value-type="float" office:value="322.181069871195" calcext:value-type="float">
            <text:p>322.18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50:.E50])" office:value-type="currency" office:currency="GBP" office:value="193724.386431179" calcext:value-type="currency">
            <text:p>£193,724.39</text:p>
          </table:table-cell>
          <table:table-cell table:number-columns-repeated="1018"/>
        </table:table-row>
        <table:table-row table:style-name="ro1">
          <table:table-cell table:formula="of:=IF([.B51]&lt;[.$D$14];1;0)" office:value-type="float" office:value="1" calcext:value-type="float">
            <text:p>1</text:p>
          </table:table-cell>
          <table:table-cell table:formula="of:=[.B50]+1" office:value-type="float" office:value="30" calcext:value-type="float">
            <text:p>30</text:p>
          </table:table-cell>
          <table:table-cell table:formula="of:=[.F50]" office:value-type="currency" office:currency="GBP" office:value="193724.386431179" calcext:value-type="currency">
            <text:p>£193,724.39</text:p>
          </table:table-cell>
          <table:table-cell table:formula="of:=[.$C$5]/12*[.C51]" office:value-type="float" office:value="321.259607498373" calcext:value-type="float">
            <text:p>321.26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51:.E51])" office:value-type="currency" office:currency="GBP" office:value="193167.809266602" calcext:value-type="currency">
            <text:p>£193,167.81</text:p>
          </table:table-cell>
          <table:table-cell table:number-columns-repeated="1018"/>
        </table:table-row>
        <table:table-row table:style-name="ro1">
          <table:table-cell table:formula="of:=IF([.B52]&lt;[.$D$14];1;0)" office:value-type="float" office:value="1" calcext:value-type="float">
            <text:p>1</text:p>
          </table:table-cell>
          <table:table-cell table:formula="of:=[.B51]+1" office:value-type="float" office:value="31" calcext:value-type="float">
            <text:p>31</text:p>
          </table:table-cell>
          <table:table-cell table:formula="of:=[.F51]" office:value-type="currency" office:currency="GBP" office:value="193167.809266602" calcext:value-type="currency">
            <text:p>£193,167.81</text:p>
          </table:table-cell>
          <table:table-cell table:formula="of:=[.$C$5]/12*[.C52]" office:value-type="float" office:value="320.336617033782" calcext:value-type="float">
            <text:p>320.34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52:.E52])" office:value-type="currency" office:currency="GBP" office:value="192610.30911156" calcext:value-type="currency">
            <text:p>£192,610.31</text:p>
          </table:table-cell>
          <table:table-cell table:number-columns-repeated="1018"/>
        </table:table-row>
        <table:table-row table:style-name="ro1">
          <table:table-cell table:formula="of:=IF([.B53]&lt;[.$D$14];1;0)" office:value-type="float" office:value="1" calcext:value-type="float">
            <text:p>1</text:p>
          </table:table-cell>
          <table:table-cell table:formula="of:=[.B52]+1" office:value-type="float" office:value="32" calcext:value-type="float">
            <text:p>32</text:p>
          </table:table-cell>
          <table:table-cell table:formula="of:=[.F52]" office:value-type="currency" office:currency="GBP" office:value="192610.30911156" calcext:value-type="currency">
            <text:p>£192,610.31</text:p>
          </table:table-cell>
          <table:table-cell table:formula="of:=[.$C$5]/12*[.C53]" office:value-type="float" office:value="319.412095943337" calcext:value-type="float">
            <text:p>319.41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53:.E53])" office:value-type="currency" office:currency="GBP" office:value="192051.884435427" calcext:value-type="currency">
            <text:p>£192,051.88</text:p>
          </table:table-cell>
          <table:table-cell table:number-columns-repeated="1018"/>
        </table:table-row>
        <table:table-row table:style-name="ro1">
          <table:table-cell table:formula="of:=IF([.B54]&lt;[.$D$14];1;0)" office:value-type="float" office:value="1" calcext:value-type="float">
            <text:p>1</text:p>
          </table:table-cell>
          <table:table-cell table:formula="of:=[.B53]+1" office:value-type="float" office:value="33" calcext:value-type="float">
            <text:p>33</text:p>
          </table:table-cell>
          <table:table-cell table:formula="of:=[.F53]" office:value-type="currency" office:currency="GBP" office:value="192051.884435427" calcext:value-type="currency">
            <text:p>£192,051.88</text:p>
          </table:table-cell>
          <table:table-cell table:formula="of:=[.$C$5]/12*[.C54]" office:value-type="float" office:value="318.48604168875" calcext:value-type="float">
            <text:p>318.49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54:.E54])" office:value-type="currency" office:currency="GBP" office:value="191492.53370504" calcext:value-type="currency">
            <text:p>£191,492.53</text:p>
          </table:table-cell>
          <table:table-cell table:number-columns-repeated="1018"/>
        </table:table-row>
        <table:table-row table:style-name="ro1">
          <table:table-cell table:formula="of:=IF([.B55]&lt;[.$D$14];1;0)" office:value-type="float" office:value="1" calcext:value-type="float">
            <text:p>1</text:p>
          </table:table-cell>
          <table:table-cell table:formula="of:=[.B54]+1" office:value-type="float" office:value="34" calcext:value-type="float">
            <text:p>34</text:p>
          </table:table-cell>
          <table:table-cell table:formula="of:=[.F54]" office:value-type="currency" office:currency="GBP" office:value="191492.53370504" calcext:value-type="currency">
            <text:p>£191,492.53</text:p>
          </table:table-cell>
          <table:table-cell table:formula="of:=[.$C$5]/12*[.C55]" office:value-type="float" office:value="317.558451727525" calcext:value-type="float">
            <text:p>317.56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55:.E55])" office:value-type="currency" office:currency="GBP" office:value="190932.255384692" calcext:value-type="currency">
            <text:p>£190,932.26</text:p>
          </table:table-cell>
          <table:table-cell table:number-columns-repeated="1018"/>
        </table:table-row>
        <table:table-row table:style-name="ro1">
          <table:table-cell table:formula="of:=IF([.B56]&lt;[.$D$14];1;0)" office:value-type="float" office:value="1" calcext:value-type="float">
            <text:p>1</text:p>
          </table:table-cell>
          <table:table-cell table:formula="of:=[.B55]+1" office:value-type="float" office:value="35" calcext:value-type="float">
            <text:p>35</text:p>
          </table:table-cell>
          <table:table-cell table:formula="of:=[.F55]" office:value-type="currency" office:currency="GBP" office:value="190932.255384692" calcext:value-type="currency">
            <text:p>£190,932.26</text:p>
          </table:table-cell>
          <table:table-cell table:formula="of:=[.$C$5]/12*[.C56]" office:value-type="float" office:value="316.629323512948" calcext:value-type="float">
            <text:p>316.63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56:.E56])" office:value-type="currency" office:currency="GBP" office:value="190371.047936129" calcext:value-type="currency">
            <text:p>£190,371.05</text:p>
          </table:table-cell>
          <table:table-cell table:number-columns-repeated="1018"/>
        </table:table-row>
        <table:table-row table:style-name="ro1">
          <table:table-cell table:formula="of:=IF([.B57]&lt;[.$D$14];1;0)" office:value-type="float" office:value="1" calcext:value-type="float">
            <text:p>1</text:p>
          </table:table-cell>
          <table:table-cell table:formula="of:=[.B56]+1" office:value-type="float" office:value="36" calcext:value-type="float">
            <text:p>36</text:p>
          </table:table-cell>
          <table:table-cell table:formula="of:=[.F56]" office:value-type="currency" office:currency="GBP" office:value="190371.047936129" calcext:value-type="currency">
            <text:p>£190,371.05</text:p>
          </table:table-cell>
          <table:table-cell table:formula="of:=[.$C$5]/12*[.C57]" office:value-type="float" office:value="315.698654494081" calcext:value-type="float">
            <text:p>315.70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57:.E57])" office:value-type="currency" office:currency="GBP" office:value="189808.909818547" calcext:value-type="currency">
            <text:p>£189,808.91</text:p>
          </table:table-cell>
          <table:table-cell table:number-columns-repeated="1018"/>
        </table:table-row>
        <table:table-row table:style-name="ro1">
          <table:table-cell table:formula="of:=IF([.B58]&lt;[.$D$14];1;0)" office:value-type="float" office:value="1" calcext:value-type="float">
            <text:p>1</text:p>
          </table:table-cell>
          <table:table-cell table:formula="of:=[.B57]+1" office:value-type="float" office:value="37" calcext:value-type="float">
            <text:p>37</text:p>
          </table:table-cell>
          <table:table-cell table:formula="of:=[.F57]" office:value-type="currency" office:currency="GBP" office:value="189808.909818547" calcext:value-type="currency">
            <text:p>£189,808.91</text:p>
          </table:table-cell>
          <table:table-cell table:formula="of:=[.$C$5]/12*[.C58]" office:value-type="float" office:value="314.766442115758" calcext:value-type="float">
            <text:p>314.77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58:.E58])" office:value-type="currency" office:currency="GBP" office:value="189245.839488587" calcext:value-type="currency">
            <text:p>£189,245.84</text:p>
          </table:table-cell>
          <table:table-cell table:number-columns-repeated="1018"/>
        </table:table-row>
        <table:table-row table:style-name="ro1">
          <table:table-cell table:formula="of:=IF([.B59]&lt;[.$D$14];1;0)" office:value-type="float" office:value="1" calcext:value-type="float">
            <text:p>1</text:p>
          </table:table-cell>
          <table:table-cell table:formula="of:=[.B58]+1" office:value-type="float" office:value="38" calcext:value-type="float">
            <text:p>38</text:p>
          </table:table-cell>
          <table:table-cell table:formula="of:=[.F58]" office:value-type="currency" office:currency="GBP" office:value="189245.839488587" calcext:value-type="currency">
            <text:p>£189,245.84</text:p>
          </table:table-cell>
          <table:table-cell table:formula="of:=[.$C$5]/12*[.C59]" office:value-type="float" office:value="313.832683818574" calcext:value-type="float">
            <text:p>313.83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59:.E59])" office:value-type="currency" office:currency="GBP" office:value="188681.83540033" calcext:value-type="currency">
            <text:p>£188,681.84</text:p>
          </table:table-cell>
          <table:table-cell table:number-columns-repeated="1018"/>
        </table:table-row>
        <table:table-row table:style-name="ro1">
          <table:table-cell table:formula="of:=IF([.B60]&lt;[.$D$14];1;0)" office:value-type="float" office:value="1" calcext:value-type="float">
            <text:p>1</text:p>
          </table:table-cell>
          <table:table-cell table:formula="of:=[.B59]+1" office:value-type="float" office:value="39" calcext:value-type="float">
            <text:p>39</text:p>
          </table:table-cell>
          <table:table-cell table:formula="of:=[.F59]" office:value-type="currency" office:currency="GBP" office:value="188681.83540033" calcext:value-type="currency">
            <text:p>£188,681.84</text:p>
          </table:table-cell>
          <table:table-cell table:formula="of:=[.$C$5]/12*[.C60]" office:value-type="float" office:value="312.897377038881" calcext:value-type="float">
            <text:p>312.90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60:.E60])" office:value-type="currency" office:currency="GBP" office:value="188116.896005293" calcext:value-type="currency">
            <text:p>£188,116.90</text:p>
          </table:table-cell>
          <table:table-cell table:number-columns-repeated="1018"/>
        </table:table-row>
        <table:table-row table:style-name="ro1">
          <table:table-cell table:formula="of:=IF([.B61]&lt;[.$D$14];1;0)" office:value-type="float" office:value="1" calcext:value-type="float">
            <text:p>1</text:p>
          </table:table-cell>
          <table:table-cell table:formula="of:=[.B60]+1" office:value-type="float" office:value="40" calcext:value-type="float">
            <text:p>40</text:p>
          </table:table-cell>
          <table:table-cell table:formula="of:=[.F60]" office:value-type="currency" office:currency="GBP" office:value="188116.896005293" calcext:value-type="currency">
            <text:p>£188,116.90</text:p>
          </table:table-cell>
          <table:table-cell table:formula="of:=[.$C$5]/12*[.C61]" office:value-type="float" office:value="311.960519208778" calcext:value-type="float">
            <text:p>311.96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61:.E61])" office:value-type="currency" office:currency="GBP" office:value="187551.019752426" calcext:value-type="currency">
            <text:p>£187,551.02</text:p>
          </table:table-cell>
          <table:table-cell table:number-columns-repeated="1018"/>
        </table:table-row>
        <table:table-row table:style-name="ro1">
          <table:table-cell table:formula="of:=IF([.B62]&lt;[.$D$14];1;0)" office:value-type="float" office:value="1" calcext:value-type="float">
            <text:p>1</text:p>
          </table:table-cell>
          <table:table-cell table:formula="of:=[.B61]+1" office:value-type="float" office:value="41" calcext:value-type="float">
            <text:p>41</text:p>
          </table:table-cell>
          <table:table-cell table:formula="of:=[.F61]" office:value-type="currency" office:currency="GBP" office:value="187551.019752426" calcext:value-type="currency">
            <text:p>£187,551.02</text:p>
          </table:table-cell>
          <table:table-cell table:formula="of:=[.$C$5]/12*[.C62]" office:value-type="float" office:value="311.022107756106" calcext:value-type="float">
            <text:p>311.02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62:.E62])" office:value-type="currency" office:currency="GBP" office:value="186984.205088106" calcext:value-type="currency">
            <text:p>£186,984.21</text:p>
          </table:table-cell>
          <table:table-cell table:number-columns-repeated="1018"/>
        </table:table-row>
        <table:table-row table:style-name="ro1">
          <table:table-cell table:formula="of:=IF([.B63]&lt;[.$D$14];1;0)" office:value-type="float" office:value="1" calcext:value-type="float">
            <text:p>1</text:p>
          </table:table-cell>
          <table:table-cell table:formula="of:=[.B62]+1" office:value-type="float" office:value="42" calcext:value-type="float">
            <text:p>42</text:p>
          </table:table-cell>
          <table:table-cell table:formula="of:=[.F62]" office:value-type="currency" office:currency="GBP" office:value="186984.205088106" calcext:value-type="currency">
            <text:p>£186,984.21</text:p>
          </table:table-cell>
          <table:table-cell table:formula="of:=[.$C$5]/12*[.C63]" office:value-type="float" office:value="310.082140104443" calcext:value-type="float">
            <text:p>310.08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63:.E63])" office:value-type="currency" office:currency="GBP" office:value="186416.450456135" calcext:value-type="currency">
            <text:p>£186,416.45</text:p>
          </table:table-cell>
          <table:table-cell table:number-columns-repeated="1018"/>
        </table:table-row>
        <table:table-row table:style-name="ro1">
          <table:table-cell table:formula="of:=IF([.B64]&lt;[.$D$14];1;0)" office:value-type="float" office:value="1" calcext:value-type="float">
            <text:p>1</text:p>
          </table:table-cell>
          <table:table-cell table:formula="of:=[.B63]+1" office:value-type="float" office:value="43" calcext:value-type="float">
            <text:p>43</text:p>
          </table:table-cell>
          <table:table-cell table:formula="of:=[.F63]" office:value-type="currency" office:currency="GBP" office:value="186416.450456135" calcext:value-type="currency">
            <text:p>£186,416.45</text:p>
          </table:table-cell>
          <table:table-cell table:formula="of:=[.$C$5]/12*[.C64]" office:value-type="float" office:value="309.14061367309" calcext:value-type="float">
            <text:p>309.14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64:.E64])" office:value-type="currency" office:currency="GBP" office:value="185847.754297732" calcext:value-type="currency">
            <text:p>£185,847.75</text:p>
          </table:table-cell>
          <table:table-cell table:number-columns-repeated="1018"/>
        </table:table-row>
        <table:table-row table:style-name="ro1">
          <table:table-cell table:formula="of:=IF([.B65]&lt;[.$D$14];1;0)" office:value-type="float" office:value="1" calcext:value-type="float">
            <text:p>1</text:p>
          </table:table-cell>
          <table:table-cell table:formula="of:=[.B64]+1" office:value-type="float" office:value="44" calcext:value-type="float">
            <text:p>44</text:p>
          </table:table-cell>
          <table:table-cell table:formula="of:=[.F64]" office:value-type="currency" office:currency="GBP" office:value="185847.754297732" calcext:value-type="currency">
            <text:p>£185,847.75</text:p>
          </table:table-cell>
          <table:table-cell table:formula="of:=[.$C$5]/12*[.C65]" office:value-type="float" office:value="308.197525877072" calcext:value-type="float">
            <text:p>308.20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65:.E65])" office:value-type="currency" office:currency="GBP" office:value="185278.115051533" calcext:value-type="currency">
            <text:p>£185,278.12</text:p>
          </table:table-cell>
          <table:table-cell table:number-columns-repeated="1018"/>
        </table:table-row>
        <table:table-row table:style-name="ro1">
          <table:table-cell table:formula="of:=IF([.B66]&lt;[.$D$14];1;0)" office:value-type="float" office:value="1" calcext:value-type="float">
            <text:p>1</text:p>
          </table:table-cell>
          <table:table-cell table:formula="of:=[.B65]+1" office:value-type="float" office:value="45" calcext:value-type="float">
            <text:p>45</text:p>
          </table:table-cell>
          <table:table-cell table:formula="of:=[.F65]" office:value-type="currency" office:currency="GBP" office:value="185278.115051533" calcext:value-type="currency">
            <text:p>£185,278.12</text:p>
          </table:table-cell>
          <table:table-cell table:formula="of:=[.$C$5]/12*[.C66]" office:value-type="float" office:value="307.252874127126" calcext:value-type="float">
            <text:p>307.25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66:.E66])" office:value-type="currency" office:currency="GBP" office:value="184707.531153584" calcext:value-type="currency">
            <text:p>£184,707.53</text:p>
          </table:table-cell>
          <table:table-cell table:number-columns-repeated="1018"/>
        </table:table-row>
        <table:table-row table:style-name="ro1">
          <table:table-cell table:formula="of:=IF([.B67]&lt;[.$D$14];1;0)" office:value-type="float" office:value="1" calcext:value-type="float">
            <text:p>1</text:p>
          </table:table-cell>
          <table:table-cell table:formula="of:=[.B66]+1" office:value-type="float" office:value="46" calcext:value-type="float">
            <text:p>46</text:p>
          </table:table-cell>
          <table:table-cell table:formula="of:=[.F66]" office:value-type="currency" office:currency="GBP" office:value="184707.531153584" calcext:value-type="currency">
            <text:p>£184,707.53</text:p>
          </table:table-cell>
          <table:table-cell table:formula="of:=[.$C$5]/12*[.C67]" office:value-type="float" office:value="306.306655829694" calcext:value-type="float">
            <text:p>306.31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67:.E67])" office:value-type="currency" office:currency="GBP" office:value="184136.001037338" calcext:value-type="currency">
            <text:p>£184,136.00</text:p>
          </table:table-cell>
          <table:table-cell table:number-columns-repeated="1018"/>
        </table:table-row>
        <table:table-row table:style-name="ro1">
          <table:table-cell table:formula="of:=IF([.B68]&lt;[.$D$14];1;0)" office:value-type="float" office:value="1" calcext:value-type="float">
            <text:p>1</text:p>
          </table:table-cell>
          <table:table-cell table:formula="of:=[.B67]+1" office:value-type="float" office:value="47" calcext:value-type="float">
            <text:p>47</text:p>
          </table:table-cell>
          <table:table-cell table:formula="of:=[.F67]" office:value-type="currency" office:currency="GBP" office:value="184136.001037338" calcext:value-type="currency">
            <text:p>£184,136.00</text:p>
          </table:table-cell>
          <table:table-cell table:formula="of:=[.$C$5]/12*[.C68]" office:value-type="float" office:value="305.358868386919" calcext:value-type="float">
            <text:p>305.36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68:.E68])" office:value-type="currency" office:currency="GBP" office:value="183563.523133649" calcext:value-type="currency">
            <text:p>£183,563.52</text:p>
          </table:table-cell>
          <table:table-cell table:number-columns-repeated="1018"/>
        </table:table-row>
        <table:table-row table:style-name="ro1">
          <table:table-cell table:formula="of:=IF([.B69]&lt;[.$D$14];1;0)" office:value-type="float" office:value="1" calcext:value-type="float">
            <text:p>1</text:p>
          </table:table-cell>
          <table:table-cell table:formula="of:=[.B68]+1" office:value-type="float" office:value="48" calcext:value-type="float">
            <text:p>48</text:p>
          </table:table-cell>
          <table:table-cell table:formula="of:=[.F68]" office:value-type="currency" office:currency="GBP" office:value="183563.523133649" calcext:value-type="currency">
            <text:p>£183,563.52</text:p>
          </table:table-cell>
          <table:table-cell table:formula="of:=[.$C$5]/12*[.C69]" office:value-type="float" office:value="304.409509196635" calcext:value-type="float">
            <text:p>304.41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69:.E69])" office:value-type="currency" office:currency="GBP" office:value="182990.09587077" calcext:value-type="currency">
            <text:p>£182,990.10</text:p>
          </table:table-cell>
          <table:table-cell table:number-columns-repeated="1018"/>
        </table:table-row>
        <table:table-row table:style-name="ro1">
          <table:table-cell table:formula="of:=IF([.B70]&lt;[.$D$14];1;0)" office:value-type="float" office:value="1" calcext:value-type="float">
            <text:p>1</text:p>
          </table:table-cell>
          <table:table-cell table:formula="of:=[.B69]+1" office:value-type="float" office:value="49" calcext:value-type="float">
            <text:p>49</text:p>
          </table:table-cell>
          <table:table-cell table:formula="of:=[.F69]" office:value-type="currency" office:currency="GBP" office:value="182990.09587077" calcext:value-type="currency">
            <text:p>£182,990.10</text:p>
          </table:table-cell>
          <table:table-cell table:formula="of:=[.$C$5]/12*[.C70]" office:value-type="float" office:value="303.45857565236" calcext:value-type="float">
            <text:p>303.46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70:.E70])" office:value-type="currency" office:currency="GBP" office:value="182415.717674347" calcext:value-type="currency">
            <text:p>£182,415.72</text:p>
          </table:table-cell>
          <table:table-cell table:number-columns-repeated="1018"/>
        </table:table-row>
        <table:table-row table:style-name="ro1">
          <table:table-cell table:formula="of:=IF([.B71]&lt;[.$D$14];1;0)" office:value-type="float" office:value="1" calcext:value-type="float">
            <text:p>1</text:p>
          </table:table-cell>
          <table:table-cell table:formula="of:=[.B70]+1" office:value-type="float" office:value="50" calcext:value-type="float">
            <text:p>50</text:p>
          </table:table-cell>
          <table:table-cell table:formula="of:=[.F70]" office:value-type="currency" office:currency="GBP" office:value="182415.717674347" calcext:value-type="currency">
            <text:p>£182,415.72</text:p>
          </table:table-cell>
          <table:table-cell table:formula="of:=[.$C$5]/12*[.C71]" office:value-type="float" office:value="302.506065143292" calcext:value-type="float">
            <text:p>302.51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71:.E71])" office:value-type="currency" office:currency="GBP" office:value="181840.386967414" calcext:value-type="currency">
            <text:p>£181,840.39</text:p>
          </table:table-cell>
          <table:table-cell table:number-columns-repeated="1018"/>
        </table:table-row>
        <table:table-row table:style-name="ro1">
          <table:table-cell table:formula="of:=IF([.B72]&lt;[.$D$14];1;0)" office:value-type="float" office:value="1" calcext:value-type="float">
            <text:p>1</text:p>
          </table:table-cell>
          <table:table-cell table:formula="of:=[.B71]+1" office:value-type="float" office:value="51" calcext:value-type="float">
            <text:p>51</text:p>
          </table:table-cell>
          <table:table-cell table:formula="of:=[.F71]" office:value-type="currency" office:currency="GBP" office:value="181840.386967414" calcext:value-type="currency">
            <text:p>£181,840.39</text:p>
          </table:table-cell>
          <table:table-cell table:formula="of:=[.$C$5]/12*[.C72]" office:value-type="float" office:value="301.551975054295" calcext:value-type="float">
            <text:p>301.55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72:.E72])" office:value-type="currency" office:currency="GBP" office:value="181264.102170393" calcext:value-type="currency">
            <text:p>£181,264.10</text:p>
          </table:table-cell>
          <table:table-cell table:number-columns-repeated="1018"/>
        </table:table-row>
        <table:table-row table:style-name="ro1">
          <table:table-cell table:formula="of:=IF([.B73]&lt;[.$D$14];1;0)" office:value-type="float" office:value="1" calcext:value-type="float">
            <text:p>1</text:p>
          </table:table-cell>
          <table:table-cell table:formula="of:=[.B72]+1" office:value-type="float" office:value="52" calcext:value-type="float">
            <text:p>52</text:p>
          </table:table-cell>
          <table:table-cell table:formula="of:=[.F72]" office:value-type="currency" office:currency="GBP" office:value="181264.102170393" calcext:value-type="currency">
            <text:p>£181,264.10</text:p>
          </table:table-cell>
          <table:table-cell table:formula="of:=[.$C$5]/12*[.C73]" office:value-type="float" office:value="300.596302765901" calcext:value-type="float">
            <text:p>300.60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73:.E73])" office:value-type="currency" office:currency="GBP" office:value="180686.861701083" calcext:value-type="currency">
            <text:p>£180,686.86</text:p>
          </table:table-cell>
          <table:table-cell table:number-columns-repeated="1018"/>
        </table:table-row>
        <table:table-row table:style-name="ro1">
          <table:table-cell table:formula="of:=IF([.B74]&lt;[.$D$14];1;0)" office:value-type="float" office:value="1" calcext:value-type="float">
            <text:p>1</text:p>
          </table:table-cell>
          <table:table-cell table:formula="of:=[.B73]+1" office:value-type="float" office:value="53" calcext:value-type="float">
            <text:p>53</text:p>
          </table:table-cell>
          <table:table-cell table:formula="of:=[.F73]" office:value-type="currency" office:currency="GBP" office:value="180686.861701083" calcext:value-type="currency">
            <text:p>£180,686.86</text:p>
          </table:table-cell>
          <table:table-cell table:formula="of:=[.$C$5]/12*[.C74]" office:value-type="float" office:value="299.639045654295" calcext:value-type="float">
            <text:p>299.64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74:.E74])" office:value-type="currency" office:currency="GBP" office:value="180108.663974661" calcext:value-type="currency">
            <text:p>£180,108.66</text:p>
          </table:table-cell>
          <table:table-cell table:number-columns-repeated="1018"/>
        </table:table-row>
        <table:table-row table:style-name="ro1">
          <table:table-cell table:formula="of:=IF([.B75]&lt;[.$D$14];1;0)" office:value-type="float" office:value="1" calcext:value-type="float">
            <text:p>1</text:p>
          </table:table-cell>
          <table:table-cell table:formula="of:=[.B74]+1" office:value-type="float" office:value="54" calcext:value-type="float">
            <text:p>54</text:p>
          </table:table-cell>
          <table:table-cell table:formula="of:=[.F74]" office:value-type="currency" office:currency="GBP" office:value="180108.663974661" calcext:value-type="currency">
            <text:p>£180,108.66</text:p>
          </table:table-cell>
          <table:table-cell table:formula="of:=[.$C$5]/12*[.C75]" office:value-type="float" office:value="298.680201091313" calcext:value-type="float">
            <text:p>298.68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75:.E75])" office:value-type="currency" office:currency="GBP" office:value="179529.507403676" calcext:value-type="currency">
            <text:p>£179,529.51</text:p>
          </table:table-cell>
          <table:table-cell table:number-columns-repeated="1018"/>
        </table:table-row>
        <table:table-row table:style-name="ro1">
          <table:table-cell table:formula="of:=IF([.B76]&lt;[.$D$14];1;0)" office:value-type="float" office:value="1" calcext:value-type="float">
            <text:p>1</text:p>
          </table:table-cell>
          <table:table-cell table:formula="of:=[.B75]+1" office:value-type="float" office:value="55" calcext:value-type="float">
            <text:p>55</text:p>
          </table:table-cell>
          <table:table-cell table:formula="of:=[.F75]" office:value-type="currency" office:currency="GBP" office:value="179529.507403676" calcext:value-type="currency">
            <text:p>£179,529.51</text:p>
          </table:table-cell>
          <table:table-cell table:formula="of:=[.$C$5]/12*[.C76]" office:value-type="float" office:value="297.71976644443" calcext:value-type="float">
            <text:p>297.72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76:.E76])" office:value-type="currency" office:currency="GBP" office:value="178949.390398045" calcext:value-type="currency">
            <text:p>£178,949.39</text:p>
          </table:table-cell>
          <table:table-cell table:number-columns-repeated="1018"/>
        </table:table-row>
        <table:table-row table:style-name="ro1">
          <table:table-cell table:formula="of:=IF([.B77]&lt;[.$D$14];1;0)" office:value-type="float" office:value="1" calcext:value-type="float">
            <text:p>1</text:p>
          </table:table-cell>
          <table:table-cell table:formula="of:=[.B76]+1" office:value-type="float" office:value="56" calcext:value-type="float">
            <text:p>56</text:p>
          </table:table-cell>
          <table:table-cell table:formula="of:=[.F76]" office:value-type="currency" office:currency="GBP" office:value="178949.390398045" calcext:value-type="currency">
            <text:p>£178,949.39</text:p>
          </table:table-cell>
          <table:table-cell table:formula="of:=[.$C$5]/12*[.C77]" office:value-type="float" office:value="296.757739076758" calcext:value-type="float">
            <text:p>296.76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77:.E77])" office:value-type="currency" office:currency="GBP" office:value="178368.311365046" calcext:value-type="currency">
            <text:p>£178,368.31</text:p>
          </table:table-cell>
          <table:table-cell table:number-columns-repeated="1018"/>
        </table:table-row>
        <table:table-row table:style-name="ro1">
          <table:table-cell table:formula="of:=IF([.B78]&lt;[.$D$14];1;0)" office:value-type="float" office:value="1" calcext:value-type="float">
            <text:p>1</text:p>
          </table:table-cell>
          <table:table-cell table:formula="of:=[.B77]+1" office:value-type="float" office:value="57" calcext:value-type="float">
            <text:p>57</text:p>
          </table:table-cell>
          <table:table-cell table:formula="of:=[.F77]" office:value-type="currency" office:currency="GBP" office:value="178368.311365046" calcext:value-type="currency">
            <text:p>£178,368.31</text:p>
          </table:table-cell>
          <table:table-cell table:formula="of:=[.$C$5]/12*[.C78]" office:value-type="float" office:value="295.794116347035" calcext:value-type="float">
            <text:p>295.79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78:.E78])" office:value-type="currency" office:currency="GBP" office:value="177786.268709317" calcext:value-type="currency">
            <text:p>£177,786.27</text:p>
          </table:table-cell>
          <table:table-cell table:number-columns-repeated="1018"/>
        </table:table-row>
        <table:table-row table:style-name="ro1">
          <table:table-cell table:formula="of:=IF([.B79]&lt;[.$D$14];1;0)" office:value-type="float" office:value="1" calcext:value-type="float">
            <text:p>1</text:p>
          </table:table-cell>
          <table:table-cell table:formula="of:=[.B78]+1" office:value-type="float" office:value="58" calcext:value-type="float">
            <text:p>58</text:p>
          </table:table-cell>
          <table:table-cell table:formula="of:=[.F78]" office:value-type="currency" office:currency="GBP" office:value="177786.268709317" calcext:value-type="currency">
            <text:p>£177,786.27</text:p>
          </table:table-cell>
          <table:table-cell table:formula="of:=[.$C$5]/12*[.C79]" office:value-type="float" office:value="294.828895609618" calcext:value-type="float">
            <text:p>294.83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79:.E79])" office:value-type="currency" office:currency="GBP" office:value="177203.260832851" calcext:value-type="currency">
            <text:p>£177,203.26</text:p>
          </table:table-cell>
          <table:table-cell table:number-columns-repeated="1018"/>
        </table:table-row>
        <table:table-row table:style-name="ro1">
          <table:table-cell table:formula="of:=IF([.B80]&lt;[.$D$14];1;0)" office:value-type="float" office:value="1" calcext:value-type="float">
            <text:p>1</text:p>
          </table:table-cell>
          <table:table-cell table:formula="of:=[.B79]+1" office:value-type="float" office:value="59" calcext:value-type="float">
            <text:p>59</text:p>
          </table:table-cell>
          <table:table-cell table:formula="of:=[.F79]" office:value-type="currency" office:currency="GBP" office:value="177203.260832851" calcext:value-type="currency">
            <text:p>£177,203.26</text:p>
          </table:table-cell>
          <table:table-cell table:formula="of:=[.$C$5]/12*[.C80]" office:value-type="float" office:value="293.862074214478" calcext:value-type="float">
            <text:p>293.86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80:.E80])" office:value-type="currency" office:currency="GBP" office:value="176619.28613499" calcext:value-type="currency">
            <text:p>£176,619.29</text:p>
          </table:table-cell>
          <table:table-cell table:number-columns-repeated="1018"/>
        </table:table-row>
        <table:table-row table:style-name="ro1">
          <table:table-cell table:formula="of:=IF([.B81]&lt;[.$D$14];1;0)" office:value-type="float" office:value="0" calcext:value-type="float">
            <text:p>0</text:p>
          </table:table-cell>
          <table:table-cell table:formula="of:=[.B80]+1" office:value-type="float" office:value="60" calcext:value-type="float">
            <text:p>60</text:p>
          </table:table-cell>
          <table:table-cell table:formula="of:=[.F80]" office:value-type="currency" office:currency="GBP" office:value="176619.28613499" calcext:value-type="currency">
            <text:p>£176,619.29</text:p>
          </table:table-cell>
          <table:table-cell table:formula="of:=[.$C$5]/12*[.C81]" office:value-type="float" office:value="292.893649507191" calcext:value-type="float">
            <text:p>292.89</text:p>
          </table:table-cell>
          <table:table-cell table:formula="of:=[.$C$17]" office:value-type="currency" office:currency="GBP" office:value="-877.836772075852" calcext:value-type="currency">
            <text:p>-£877.84</text:p>
          </table:table-cell>
          <table:table-cell table:formula="of:=SUM([.C81:.E81])" office:value-type="currency" office:currency="GBP" office:value="176034.343012421" calcext:value-type="currency">
            <text:p>£176,034.34</text:p>
          </table:table-cell>
          <table:table-cell table:number-columns-repeated="1018"/>
        </table:table-row>
      </table:table>
      <table:table table:name="5yr999fee_260618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office:value-type="string" calcext:value-type="string">
            <text:p>Loan size</text:p>
          </table:table-cell>
          <table:table-cell table:style-name="ce2" office:value-type="float" office:value="210000" calcext:value-type="float">
            <text:p>2100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use value</text:p>
          </table:table-cell>
          <table:table-cell table:style-name="ce2" office:value-type="float" office:value="350000" calcext:value-type="float">
            <text:p>3500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TV</text:p>
          </table:table-cell>
          <table:table-cell table:style-name="ce3" table:formula="of:=[.C1]/[.C2]" office:value-type="percentage" office:value="0.6" calcext:value-type="percentage">
            <text:p>60.0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terest Rate</text:p>
          </table:table-cell>
          <table:table-cell table:style-name="ce4" office:value-type="percentage" office:value="0.0189" calcext:value-type="percentage">
            <text:p>1.89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plication fee</text:p>
          </table:table-cell>
          <table:table-cell table:style-name="ce2" office:value-type="float" office:value="999" calcext:value-type="float">
            <text:p>999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gal fees</text:p>
          </table:table-cell>
          <table:table-cell table:style-name="ce2" office:value-type="float" office:value="300" calcext:value-type="float">
            <text:p>3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luation fees</text:p>
          </table:table-cell>
          <table:table-cell table:style-name="ce2" office:value-type="float" office:value="250" calcext:value-type="float">
            <text:p>25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it fee</text:p>
          </table:table-cell>
          <table:table-cell table:style-name="ce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Fees</text:p>
          </table:table-cell>
          <table:table-cell table:style-name="ce5" table:formula="of:=SUM([.C6:.C9])" office:value-type="float" office:value="1549" calcext:value-type="float">
            <text:p>1,549.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interest paid in product term</text:p>
          </table:table-cell>
          <table:table-cell table:style-name="ce5" table:formula="of:=SUMIFS([.D21:.D82];[.A21:.A82];1)" office:value-type="float" office:value="18299.4517169492" calcext:value-type="float">
            <text:p>18,299.4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cost</text:p>
          </table:table-cell>
          <table:table-cell table:style-name="ce5" table:formula="of:=SUM([.C10:.C11])" office:value-type="float" office:value="19848.4517169492" calcext:value-type="float">
            <text:p>19,848.45</text:p>
          </table:table-cell>
          <table:table-cell table:style-name="Default" table:number-columns-repeated="2"/>
          <table:table-cell table:style-name="ce5" office:value-type="float" office:value="20251.4461434885" calcext:value-type="float">
            <text:p>20,251.45</text:p>
          </table:table-cell>
          <table:table-cell table:formula="of:=[.F12]-[.C12]" office:value-type="float" office:value="402.994426539332" calcext:value-type="float">
            <text:p>402.99442653933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 annualised</text:p>
          </table:table-cell>
          <table:table-cell table:style-name="ce5" table:formula="of:=[.C12]/[.C14]" office:value-type="float" office:value="3969.69034338984" calcext:value-type="float">
            <text:p>3,969.69</text:p>
          </table:table-cell>
          <table:table-cell table:style-name="Default" table:number-columns-repeated="2"/>
          <table:table-cell table:style-name="ce5" office:value-type="float" office:value="4050.28922869771" calcext:value-type="float">
            <text:p>4,050.29</text:p>
          </table:table-cell>
          <table:table-cell table:formula="of:=[.F13]-[.C13]" office:value-type="float" office:value="80.5988853078661" calcext:value-type="float">
            <text:p>80.598885307866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Product term</text:p>
          </table:table-cell>
          <table:table-cell table:style-name="ce6" office:value-type="float" office:value="5" calcext:value-type="float">
            <text:p>5</text:p>
          </table:table-cell>
          <table:table-cell table:style-name="ce1" table:formula="of:=[.C14]*12" office:value-type="float" office:value="60" calcext:value-type="float">
            <text:p>60</text:p>
          </table:table-cell>
          <table:table-cell table:style-name="ce1" table:number-columns-repeated="3"/>
          <table:table-cell table:style-name="ce8" table:formula="of:=(1+[.C5]/12)^12" office:value-type="percentage" office:value="1.01906458384024" calcext:value-type="percentage">
            <text:p>101.9065%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Contract term</text:p>
          </table:table-cell>
          <table:table-cell table:style-name="ce2" office:value-type="float" office:value="25" calcext:value-type="float">
            <text:p>25</text:p>
          </table:table-cell>
          <table:table-cell table:style-name="Default" table:number-columns-repeated="3"/>
          <table:table-cell/>
          <table:table-cell table:style-name="ce8" table:formula="of:=(1+[.C5]/365)^365" office:value-type="percentage" office:value="1.01907923690059" calcext:value-type="percentage">
            <text:p>101.9079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arly payment</text:p>
          </table:table-cell>
          <table:table-cell table:formula="of:=PMT([.C5];[.C15];[.C1];0;1)" office:value-type="currency" office:currency="GBP" office:value="-10420.935055768" calcext:value-type="currency">
            <text:p>-£10,420.94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nthly payment</text:p>
          </table:table-cell>
          <table:table-cell table:formula="of:=[.C16]/12" office:value-type="currency" office:currency="GBP" office:value="-868.41125464733" calcext:value-type="currency">
            <text:p>-£868.41</text:p>
          </table:table-cell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Indicator</text:p>
          </table:table-cell>
          <table:table-cell office:value-type="string" calcext:value-type="string">
            <text:p>Time </text:p>
          </table:table-cell>
          <table:table-cell table:style-name="Default" office:value-type="string" calcext:value-type="string">
            <text:p>Opening balance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Clsoing balance</text:p>
          </table:table-cell>
          <table:table-cell table:number-columns-repeated="1018"/>
        </table:table-row>
        <table:table-row table:style-name="ro1">
          <table:table-cell table:formula="of:=IF([.B21]&lt;[.$D$14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[.C1]" office:value-type="float" office:value="210000" calcext:value-type="float">
            <text:p>210000</text:p>
          </table:table-cell>
          <table:table-cell table:formula="of:=[.C$5]/12*[.$C$21]" office:value-type="float" office:value="330.75" calcext:value-type="float">
            <text:p>330.75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21:.E21])" office:value-type="currency" office:currency="GBP" office:value="209462.338745353" calcext:value-type="currency">
            <text:p>£209,462.34</text:p>
          </table:table-cell>
          <table:table-cell table:number-columns-repeated="1018"/>
        </table:table-row>
        <table:table-row table:style-name="ro1">
          <table:table-cell table:formula="of:=IF([.B22]&lt;[.$D$14];1;0)" office:value-type="float" office:value="1" calcext:value-type="float">
            <text:p>1</text:p>
          </table:table-cell>
          <table:table-cell table:formula="of:=[.B21]+1" office:value-type="float" office:value="1" calcext:value-type="float">
            <text:p>1</text:p>
          </table:table-cell>
          <table:table-cell table:formula="of:=[.F21]" office:value-type="currency" office:currency="GBP" office:value="209462.338745353" calcext:value-type="currency">
            <text:p>£209,462.34</text:p>
          </table:table-cell>
          <table:table-cell table:formula="of:=[.$C$5]/12*[.C22]" office:value-type="float" office:value="329.90318352393" calcext:value-type="float">
            <text:p>329.90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22:.E22])" office:value-type="currency" office:currency="GBP" office:value="208923.830674229" calcext:value-type="currency">
            <text:p>£208,923.83</text:p>
          </table:table-cell>
          <table:table-cell table:number-columns-repeated="1018"/>
        </table:table-row>
        <table:table-row table:style-name="ro1">
          <table:table-cell table:formula="of:=IF([.B23]&lt;[.$D$14];1;0)" office:value-type="float" office:value="1" calcext:value-type="float">
            <text:p>1</text:p>
          </table:table-cell>
          <table:table-cell table:formula="of:=[.B22]+1" office:value-type="float" office:value="2" calcext:value-type="float">
            <text:p>2</text:p>
          </table:table-cell>
          <table:table-cell table:formula="of:=[.F22]" office:value-type="currency" office:currency="GBP" office:value="208923.830674229" calcext:value-type="currency">
            <text:p>£208,923.83</text:p>
          </table:table-cell>
          <table:table-cell table:formula="of:=[.$C$5]/12*[.C23]" office:value-type="float" office:value="329.055033311911" calcext:value-type="float">
            <text:p>329.06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23:.E23])" office:value-type="currency" office:currency="GBP" office:value="208384.474452894" calcext:value-type="currency">
            <text:p>£208,384.47</text:p>
          </table:table-cell>
          <table:table-cell table:number-columns-repeated="1018"/>
        </table:table-row>
        <table:table-row table:style-name="ro1">
          <table:table-cell table:formula="of:=IF([.B24]&lt;[.$D$14];1;0)" office:value-type="float" office:value="1" calcext:value-type="float">
            <text:p>1</text:p>
          </table:table-cell>
          <table:table-cell table:formula="of:=[.B23]+1" office:value-type="float" office:value="3" calcext:value-type="float">
            <text:p>3</text:p>
          </table:table-cell>
          <table:table-cell table:formula="of:=[.F23]" office:value-type="currency" office:currency="GBP" office:value="208384.474452894" calcext:value-type="currency">
            <text:p>£208,384.47</text:p>
          </table:table-cell>
          <table:table-cell table:formula="of:=[.$C$5]/12*[.C24]" office:value-type="float" office:value="328.205547263308" calcext:value-type="float">
            <text:p>328.21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24:.E24])" office:value-type="currency" office:currency="GBP" office:value="207844.26874551" calcext:value-type="currency">
            <text:p>£207,844.27</text:p>
          </table:table-cell>
          <table:table-cell table:number-columns-repeated="1018"/>
        </table:table-row>
        <table:table-row table:style-name="ro1">
          <table:table-cell table:formula="of:=IF([.B25]&lt;[.$D$14];1;0)" office:value-type="float" office:value="1" calcext:value-type="float">
            <text:p>1</text:p>
          </table:table-cell>
          <table:table-cell table:formula="of:=[.B24]+1" office:value-type="float" office:value="4" calcext:value-type="float">
            <text:p>4</text:p>
          </table:table-cell>
          <table:table-cell table:formula="of:=[.F24]" office:value-type="currency" office:currency="GBP" office:value="207844.26874551" calcext:value-type="currency">
            <text:p>£207,844.27</text:p>
          </table:table-cell>
          <table:table-cell table:formula="of:=[.$C$5]/12*[.C25]" office:value-type="float" office:value="327.354723274178" calcext:value-type="float">
            <text:p>327.35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25:.E25])" office:value-type="currency" office:currency="GBP" office:value="207303.212214137" calcext:value-type="currency">
            <text:p>£207,303.21</text:p>
          </table:table-cell>
          <table:table-cell table:number-columns-repeated="1018"/>
        </table:table-row>
        <table:table-row table:style-name="ro1">
          <table:table-cell table:formula="of:=IF([.B26]&lt;[.$D$14];1;0)" office:value-type="float" office:value="1" calcext:value-type="float">
            <text:p>1</text:p>
          </table:table-cell>
          <table:table-cell table:formula="of:=[.B25]+1" office:value-type="float" office:value="5" calcext:value-type="float">
            <text:p>5</text:p>
          </table:table-cell>
          <table:table-cell table:formula="of:=[.F25]" office:value-type="currency" office:currency="GBP" office:value="207303.212214137" calcext:value-type="currency">
            <text:p>£207,303.21</text:p>
          </table:table-cell>
          <table:table-cell table:formula="of:=[.$C$5]/12*[.C26]" office:value-type="float" office:value="326.502559237265" calcext:value-type="float">
            <text:p>326.50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26:.E26])" office:value-type="currency" office:currency="GBP" office:value="206761.303518727" calcext:value-type="currency">
            <text:p>£206,761.30</text:p>
          </table:table-cell>
          <table:table-cell table:number-columns-repeated="1018"/>
        </table:table-row>
        <table:table-row table:style-name="ro1">
          <table:table-cell table:formula="of:=IF([.B27]&lt;[.$D$14];1;0)" office:value-type="float" office:value="1" calcext:value-type="float">
            <text:p>1</text:p>
          </table:table-cell>
          <table:table-cell table:formula="of:=[.B26]+1" office:value-type="float" office:value="6" calcext:value-type="float">
            <text:p>6</text:p>
          </table:table-cell>
          <table:table-cell table:formula="of:=[.F26]" office:value-type="currency" office:currency="GBP" office:value="206761.303518727" calcext:value-type="currency">
            <text:p>£206,761.30</text:p>
          </table:table-cell>
          <table:table-cell table:formula="of:=[.$C$5]/12*[.C27]" office:value-type="float" office:value="325.649053041994" calcext:value-type="float">
            <text:p>325.65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27:.E27])" office:value-type="currency" office:currency="GBP" office:value="206218.541317121" calcext:value-type="currency">
            <text:p>£206,218.54</text:p>
          </table:table-cell>
          <table:table-cell table:number-columns-repeated="1018"/>
        </table:table-row>
        <table:table-row table:style-name="ro1">
          <table:table-cell table:formula="of:=IF([.B28]&lt;[.$D$14];1;0)" office:value-type="float" office:value="1" calcext:value-type="float">
            <text:p>1</text:p>
          </table:table-cell>
          <table:table-cell table:formula="of:=[.B27]+1" office:value-type="float" office:value="7" calcext:value-type="float">
            <text:p>7</text:p>
          </table:table-cell>
          <table:table-cell table:formula="of:=[.F27]" office:value-type="currency" office:currency="GBP" office:value="206218.541317121" calcext:value-type="currency">
            <text:p>£206,218.54</text:p>
          </table:table-cell>
          <table:table-cell table:formula="of:=[.$C$5]/12*[.C28]" office:value-type="float" office:value="324.794202574466" calcext:value-type="float">
            <text:p>324.79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28:.E28])" office:value-type="currency" office:currency="GBP" office:value="205674.924265048" calcext:value-type="currency">
            <text:p>£205,674.92</text:p>
          </table:table-cell>
          <table:table-cell table:number-columns-repeated="1018"/>
        </table:table-row>
        <table:table-row table:style-name="ro1">
          <table:table-cell table:formula="of:=IF([.B29]&lt;[.$D$14];1;0)" office:value-type="float" office:value="1" calcext:value-type="float">
            <text:p>1</text:p>
          </table:table-cell>
          <table:table-cell table:formula="of:=[.B28]+1" office:value-type="float" office:value="8" calcext:value-type="float">
            <text:p>8</text:p>
          </table:table-cell>
          <table:table-cell table:formula="of:=[.F28]" office:value-type="currency" office:currency="GBP" office:value="205674.924265048" calcext:value-type="currency">
            <text:p>£205,674.92</text:p>
          </table:table-cell>
          <table:table-cell table:formula="of:=[.$C$5]/12*[.C29]" office:value-type="float" office:value="323.938005717451" calcext:value-type="float">
            <text:p>323.94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29:.E29])" office:value-type="currency" office:currency="GBP" office:value="205130.451016119" calcext:value-type="currency">
            <text:p>£205,130.45</text:p>
          </table:table-cell>
          <table:table-cell table:number-columns-repeated="1018"/>
        </table:table-row>
        <table:table-row table:style-name="ro1">
          <table:table-cell table:formula="of:=IF([.B30]&lt;[.$D$14];1;0)" office:value-type="float" office:value="1" calcext:value-type="float">
            <text:p>1</text:p>
          </table:table-cell>
          <table:table-cell table:formula="of:=[.B29]+1" office:value-type="float" office:value="9" calcext:value-type="float">
            <text:p>9</text:p>
          </table:table-cell>
          <table:table-cell table:formula="of:=[.F29]" office:value-type="currency" office:currency="GBP" office:value="205130.451016119" calcext:value-type="currency">
            <text:p>£205,130.45</text:p>
          </table:table-cell>
          <table:table-cell table:formula="of:=[.$C$5]/12*[.C30]" office:value-type="float" office:value="323.080460350387" calcext:value-type="float">
            <text:p>323.08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30:.E30])" office:value-type="currency" office:currency="GBP" office:value="204585.120221822" calcext:value-type="currency">
            <text:p>£204,585.12</text:p>
          </table:table-cell>
          <table:table-cell table:number-columns-repeated="1018"/>
        </table:table-row>
        <table:table-row table:style-name="ro1">
          <table:table-cell table:formula="of:=IF([.B31]&lt;[.$D$14];1;0)" office:value-type="float" office:value="1" calcext:value-type="float">
            <text:p>1</text:p>
          </table:table-cell>
          <table:table-cell table:formula="of:=[.B30]+1" office:value-type="float" office:value="10" calcext:value-type="float">
            <text:p>10</text:p>
          </table:table-cell>
          <table:table-cell table:formula="of:=[.F30]" office:value-type="currency" office:currency="GBP" office:value="204585.120221822" calcext:value-type="currency">
            <text:p>£204,585.12</text:p>
          </table:table-cell>
          <table:table-cell table:formula="of:=[.$C$5]/12*[.C31]" office:value-type="float" office:value="322.221564349369" calcext:value-type="float">
            <text:p>322.22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31:.E31])" office:value-type="currency" office:currency="GBP" office:value="204038.930531524" calcext:value-type="currency">
            <text:p>£204,038.93</text:p>
          </table:table-cell>
          <table:table-cell table:number-columns-repeated="1018"/>
        </table:table-row>
        <table:table-row table:style-name="ro1">
          <table:table-cell table:formula="of:=IF([.B32]&lt;[.$D$14];1;0)" office:value-type="float" office:value="1" calcext:value-type="float">
            <text:p>1</text:p>
          </table:table-cell>
          <table:table-cell table:formula="of:=[.B31]+1" office:value-type="float" office:value="11" calcext:value-type="float">
            <text:p>11</text:p>
          </table:table-cell>
          <table:table-cell table:formula="of:=[.F31]" office:value-type="currency" office:currency="GBP" office:value="204038.930531524" calcext:value-type="currency">
            <text:p>£204,038.93</text:p>
          </table:table-cell>
          <table:table-cell table:formula="of:=[.$C$5]/12*[.C32]" office:value-type="float" office:value="321.36131558715" calcext:value-type="float">
            <text:p>321.36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32:.E32])" office:value-type="currency" office:currency="GBP" office:value="203491.880592463" calcext:value-type="currency">
            <text:p>£203,491.88</text:p>
          </table:table-cell>
          <table:table-cell table:number-columns-repeated="1018"/>
        </table:table-row>
        <table:table-row table:style-name="ro1">
          <table:table-cell table:formula="of:=IF([.B33]&lt;[.$D$14];1;0)" office:value-type="float" office:value="1" calcext:value-type="float">
            <text:p>1</text:p>
          </table:table-cell>
          <table:table-cell table:formula="of:=[.B32]+1" office:value-type="float" office:value="12" calcext:value-type="float">
            <text:p>12</text:p>
          </table:table-cell>
          <table:table-cell table:formula="of:=[.F32]" office:value-type="currency" office:currency="GBP" office:value="203491.880592463" calcext:value-type="currency">
            <text:p>£203,491.88</text:p>
          </table:table-cell>
          <table:table-cell table:formula="of:=[.$C$5]/12*[.C33]" office:value-type="float" office:value="320.49971193313" calcext:value-type="float">
            <text:p>320.50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33:.E33])" office:value-type="currency" office:currency="GBP" office:value="202943.969049749" calcext:value-type="currency">
            <text:p>£202,943.97</text:p>
          </table:table-cell>
          <table:table-cell table:number-columns-repeated="1018"/>
        </table:table-row>
        <table:table-row table:style-name="ro1">
          <table:table-cell table:formula="of:=IF([.B34]&lt;[.$D$14];1;0)" office:value-type="float" office:value="1" calcext:value-type="float">
            <text:p>1</text:p>
          </table:table-cell>
          <table:table-cell table:formula="of:=[.B33]+1" office:value-type="float" office:value="13" calcext:value-type="float">
            <text:p>13</text:p>
          </table:table-cell>
          <table:table-cell table:formula="of:=[.F33]" office:value-type="currency" office:currency="GBP" office:value="202943.969049749" calcext:value-type="currency">
            <text:p>£202,943.97</text:p>
          </table:table-cell>
          <table:table-cell table:formula="of:=[.$C$5]/12*[.C34]" office:value-type="float" office:value="319.636751253355" calcext:value-type="float">
            <text:p>319.64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34:.E34])" office:value-type="currency" office:currency="GBP" office:value="202395.194546355" calcext:value-type="currency">
            <text:p>£202,395.19</text:p>
          </table:table-cell>
          <table:table-cell table:number-columns-repeated="1018"/>
        </table:table-row>
        <table:table-row table:style-name="ro1">
          <table:table-cell table:formula="of:=IF([.B35]&lt;[.$D$14];1;0)" office:value-type="float" office:value="1" calcext:value-type="float">
            <text:p>1</text:p>
          </table:table-cell>
          <table:table-cell table:formula="of:=[.B34]+1" office:value-type="float" office:value="14" calcext:value-type="float">
            <text:p>14</text:p>
          </table:table-cell>
          <table:table-cell table:formula="of:=[.F34]" office:value-type="currency" office:currency="GBP" office:value="202395.194546355" calcext:value-type="currency">
            <text:p>£202,395.19</text:p>
          </table:table-cell>
          <table:table-cell table:formula="of:=[.$C$5]/12*[.C35]" office:value-type="float" office:value="318.77243141051" calcext:value-type="float">
            <text:p>318.77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35:.E35])" office:value-type="currency" office:currency="GBP" office:value="201845.555723118" calcext:value-type="currency">
            <text:p>£201,845.56</text:p>
          </table:table-cell>
          <table:table-cell table:number-columns-repeated="1018"/>
        </table:table-row>
        <table:table-row table:style-name="ro1">
          <table:table-cell table:formula="of:=IF([.B36]&lt;[.$D$14];1;0)" office:value-type="float" office:value="1" calcext:value-type="float">
            <text:p>1</text:p>
          </table:table-cell>
          <table:table-cell table:formula="of:=[.B35]+1" office:value-type="float" office:value="15" calcext:value-type="float">
            <text:p>15</text:p>
          </table:table-cell>
          <table:table-cell table:formula="of:=[.F35]" office:value-type="currency" office:currency="GBP" office:value="201845.555723118" calcext:value-type="currency">
            <text:p>£201,845.56</text:p>
          </table:table-cell>
          <table:table-cell table:formula="of:=[.$C$5]/12*[.C36]" office:value-type="float" office:value="317.906750263912" calcext:value-type="float">
            <text:p>317.91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36:.E36])" office:value-type="currency" office:currency="GBP" office:value="201295.051218735" calcext:value-type="currency">
            <text:p>£201,295.05</text:p>
          </table:table-cell>
          <table:table-cell table:number-columns-repeated="1018"/>
        </table:table-row>
        <table:table-row table:style-name="ro1">
          <table:table-cell table:formula="of:=IF([.B37]&lt;[.$D$14];1;0)" office:value-type="float" office:value="1" calcext:value-type="float">
            <text:p>1</text:p>
          </table:table-cell>
          <table:table-cell table:formula="of:=[.B36]+1" office:value-type="float" office:value="16" calcext:value-type="float">
            <text:p>16</text:p>
          </table:table-cell>
          <table:table-cell table:formula="of:=[.F36]" office:value-type="currency" office:currency="GBP" office:value="201295.051218735" calcext:value-type="currency">
            <text:p>£201,295.05</text:p>
          </table:table-cell>
          <table:table-cell table:formula="of:=[.$C$5]/12*[.C37]" office:value-type="float" office:value="317.039705669508" calcext:value-type="float">
            <text:p>317.04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37:.E37])" office:value-type="currency" office:currency="GBP" office:value="200743.679669757" calcext:value-type="currency">
            <text:p>£200,743.68</text:p>
          </table:table-cell>
          <table:table-cell table:number-columns-repeated="1018"/>
        </table:table-row>
        <table:table-row table:style-name="ro1">
          <table:table-cell table:formula="of:=IF([.B38]&lt;[.$D$14];1;0)" office:value-type="float" office:value="1" calcext:value-type="float">
            <text:p>1</text:p>
          </table:table-cell>
          <table:table-cell table:formula="of:=[.B37]+1" office:value-type="float" office:value="17" calcext:value-type="float">
            <text:p>17</text:p>
          </table:table-cell>
          <table:table-cell table:formula="of:=[.F37]" office:value-type="currency" office:currency="GBP" office:value="200743.679669757" calcext:value-type="currency">
            <text:p>£200,743.68</text:p>
          </table:table-cell>
          <table:table-cell table:formula="of:=[.$C$5]/12*[.C38]" office:value-type="float" office:value="316.171295479868" calcext:value-type="float">
            <text:p>316.17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38:.E38])" office:value-type="currency" office:currency="GBP" office:value="200191.43971059" calcext:value-type="currency">
            <text:p>£200,191.44</text:p>
          </table:table-cell>
          <table:table-cell table:number-columns-repeated="1018"/>
        </table:table-row>
        <table:table-row table:style-name="ro1">
          <table:table-cell table:formula="of:=IF([.B39]&lt;[.$D$14];1;0)" office:value-type="float" office:value="1" calcext:value-type="float">
            <text:p>1</text:p>
          </table:table-cell>
          <table:table-cell table:formula="of:=[.B38]+1" office:value-type="float" office:value="18" calcext:value-type="float">
            <text:p>18</text:p>
          </table:table-cell>
          <table:table-cell table:formula="of:=[.F38]" office:value-type="currency" office:currency="GBP" office:value="200191.43971059" calcext:value-type="currency">
            <text:p>£200,191.44</text:p>
          </table:table-cell>
          <table:table-cell table:formula="of:=[.$C$5]/12*[.C39]" office:value-type="float" office:value="315.301517544179" calcext:value-type="float">
            <text:p>315.30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39:.E39])" office:value-type="currency" office:currency="GBP" office:value="199638.329973487" calcext:value-type="currency">
            <text:p>£199,638.33</text:p>
          </table:table-cell>
          <table:table-cell table:number-columns-repeated="1018"/>
        </table:table-row>
        <table:table-row table:style-name="ro1">
          <table:table-cell table:formula="of:=IF([.B40]&lt;[.$D$14];1;0)" office:value-type="float" office:value="1" calcext:value-type="float">
            <text:p>1</text:p>
          </table:table-cell>
          <table:table-cell table:formula="of:=[.B39]+1" office:value-type="float" office:value="19" calcext:value-type="float">
            <text:p>19</text:p>
          </table:table-cell>
          <table:table-cell table:formula="of:=[.F39]" office:value-type="currency" office:currency="GBP" office:value="199638.329973487" calcext:value-type="currency">
            <text:p>£199,638.33</text:p>
          </table:table-cell>
          <table:table-cell table:formula="of:=[.$C$5]/12*[.C40]" office:value-type="float" office:value="314.430369708241" calcext:value-type="float">
            <text:p>314.43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40:.E40])" office:value-type="currency" office:currency="GBP" office:value="199084.349088547" calcext:value-type="currency">
            <text:p>£199,084.35</text:p>
          </table:table-cell>
          <table:table-cell table:number-columns-repeated="1018"/>
        </table:table-row>
        <table:table-row table:style-name="ro1">
          <table:table-cell table:formula="of:=IF([.B41]&lt;[.$D$14];1;0)" office:value-type="float" office:value="1" calcext:value-type="float">
            <text:p>1</text:p>
          </table:table-cell>
          <table:table-cell table:formula="of:=[.B40]+1" office:value-type="float" office:value="20" calcext:value-type="float">
            <text:p>20</text:p>
          </table:table-cell>
          <table:table-cell table:formula="of:=[.F40]" office:value-type="currency" office:currency="GBP" office:value="199084.349088547" calcext:value-type="currency">
            <text:p>£199,084.35</text:p>
          </table:table-cell>
          <table:table-cell table:formula="of:=[.$C$5]/12*[.C41]" office:value-type="float" office:value="313.557849814462" calcext:value-type="float">
            <text:p>313.56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41:.E41])" office:value-type="currency" office:currency="GBP" office:value="198529.495683715" calcext:value-type="currency">
            <text:p>£198,529.50</text:p>
          </table:table-cell>
          <table:table-cell table:number-columns-repeated="1018"/>
        </table:table-row>
        <table:table-row table:style-name="ro1">
          <table:table-cell table:formula="of:=IF([.B42]&lt;[.$D$14];1;0)" office:value-type="float" office:value="1" calcext:value-type="float">
            <text:p>1</text:p>
          </table:table-cell>
          <table:table-cell table:formula="of:=[.B41]+1" office:value-type="float" office:value="21" calcext:value-type="float">
            <text:p>21</text:p>
          </table:table-cell>
          <table:table-cell table:formula="of:=[.F41]" office:value-type="currency" office:currency="GBP" office:value="198529.495683715" calcext:value-type="currency">
            <text:p>£198,529.50</text:p>
          </table:table-cell>
          <table:table-cell table:formula="of:=[.$C$5]/12*[.C42]" office:value-type="float" office:value="312.683955701851" calcext:value-type="float">
            <text:p>312.68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42:.E42])" office:value-type="currency" office:currency="GBP" office:value="197973.768384769" calcext:value-type="currency">
            <text:p>£197,973.77</text:p>
          </table:table-cell>
          <table:table-cell table:number-columns-repeated="1018"/>
        </table:table-row>
        <table:table-row table:style-name="ro1">
          <table:table-cell table:formula="of:=IF([.B43]&lt;[.$D$14];1;0)" office:value-type="float" office:value="1" calcext:value-type="float">
            <text:p>1</text:p>
          </table:table-cell>
          <table:table-cell table:formula="of:=[.B42]+1" office:value-type="float" office:value="22" calcext:value-type="float">
            <text:p>22</text:p>
          </table:table-cell>
          <table:table-cell table:formula="of:=[.F42]" office:value-type="currency" office:currency="GBP" office:value="197973.768384769" calcext:value-type="currency">
            <text:p>£197,973.77</text:p>
          </table:table-cell>
          <table:table-cell table:formula="of:=[.$C$5]/12*[.C43]" office:value-type="float" office:value="311.808685206011" calcext:value-type="float">
            <text:p>311.81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43:.E43])" office:value-type="currency" office:currency="GBP" office:value="197417.165815328" calcext:value-type="currency">
            <text:p>£197,417.17</text:p>
          </table:table-cell>
          <table:table-cell table:number-columns-repeated="1018"/>
        </table:table-row>
        <table:table-row table:style-name="ro1">
          <table:table-cell table:formula="of:=IF([.B44]&lt;[.$D$14];1;0)" office:value-type="float" office:value="1" calcext:value-type="float">
            <text:p>1</text:p>
          </table:table-cell>
          <table:table-cell table:formula="of:=[.B43]+1" office:value-type="float" office:value="23" calcext:value-type="float">
            <text:p>23</text:p>
          </table:table-cell>
          <table:table-cell table:formula="of:=[.F43]" office:value-type="currency" office:currency="GBP" office:value="197417.165815328" calcext:value-type="currency">
            <text:p>£197,417.17</text:p>
          </table:table-cell>
          <table:table-cell table:formula="of:=[.$C$5]/12*[.C44]" office:value-type="float" office:value="310.932036159141" calcext:value-type="float">
            <text:p>310.93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44:.E44])" office:value-type="currency" office:currency="GBP" office:value="196859.68659684" calcext:value-type="currency">
            <text:p>£196,859.69</text:p>
          </table:table-cell>
          <table:table-cell table:number-columns-repeated="1018"/>
        </table:table-row>
        <table:table-row table:style-name="ro1">
          <table:table-cell table:formula="of:=IF([.B45]&lt;[.$D$14];1;0)" office:value-type="float" office:value="1" calcext:value-type="float">
            <text:p>1</text:p>
          </table:table-cell>
          <table:table-cell table:formula="of:=[.B44]+1" office:value-type="float" office:value="24" calcext:value-type="float">
            <text:p>24</text:p>
          </table:table-cell>
          <table:table-cell table:formula="of:=[.F44]" office:value-type="currency" office:currency="GBP" office:value="196859.68659684" calcext:value-type="currency">
            <text:p>£196,859.69</text:p>
          </table:table-cell>
          <table:table-cell table:formula="of:=[.$C$5]/12*[.C45]" office:value-type="float" office:value="310.054006390022" calcext:value-type="float">
            <text:p>310.05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45:.E45])" office:value-type="currency" office:currency="GBP" office:value="196301.329348582" calcext:value-type="currency">
            <text:p>£196,301.33</text:p>
          </table:table-cell>
          <table:table-cell table:number-columns-repeated="1018"/>
        </table:table-row>
        <table:table-row table:style-name="ro1">
          <table:table-cell table:formula="of:=IF([.B46]&lt;[.$D$14];1;0)" office:value-type="float" office:value="1" calcext:value-type="float">
            <text:p>1</text:p>
          </table:table-cell>
          <table:table-cell table:formula="of:=[.B45]+1" office:value-type="float" office:value="25" calcext:value-type="float">
            <text:p>25</text:p>
          </table:table-cell>
          <table:table-cell table:formula="of:=[.F45]" office:value-type="currency" office:currency="GBP" office:value="196301.329348582" calcext:value-type="currency">
            <text:p>£196,301.33</text:p>
          </table:table-cell>
          <table:table-cell table:formula="of:=[.$C$5]/12*[.C46]" office:value-type="float" office:value="309.174593724017" calcext:value-type="float">
            <text:p>309.17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46:.E46])" office:value-type="currency" office:currency="GBP" office:value="195742.092687659" calcext:value-type="currency">
            <text:p>£195,742.09</text:p>
          </table:table-cell>
          <table:table-cell table:number-columns-repeated="1018"/>
        </table:table-row>
        <table:table-row table:style-name="ro1">
          <table:table-cell table:formula="of:=IF([.B47]&lt;[.$D$14];1;0)" office:value-type="float" office:value="1" calcext:value-type="float">
            <text:p>1</text:p>
          </table:table-cell>
          <table:table-cell table:formula="of:=[.B46]+1" office:value-type="float" office:value="26" calcext:value-type="float">
            <text:p>26</text:p>
          </table:table-cell>
          <table:table-cell table:formula="of:=[.F46]" office:value-type="currency" office:currency="GBP" office:value="195742.092687659" calcext:value-type="currency">
            <text:p>£195,742.09</text:p>
          </table:table-cell>
          <table:table-cell table:formula="of:=[.$C$5]/12*[.C47]" office:value-type="float" office:value="308.293795983063" calcext:value-type="float">
            <text:p>308.29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47:.E47])" office:value-type="currency" office:currency="GBP" office:value="195181.975228995" calcext:value-type="currency">
            <text:p>£195,181.98</text:p>
          </table:table-cell>
          <table:table-cell table:number-columns-repeated="1018"/>
        </table:table-row>
        <table:table-row table:style-name="ro1">
          <table:table-cell table:formula="of:=IF([.B48]&lt;[.$D$14];1;0)" office:value-type="float" office:value="1" calcext:value-type="float">
            <text:p>1</text:p>
          </table:table-cell>
          <table:table-cell table:formula="of:=[.B47]+1" office:value-type="float" office:value="27" calcext:value-type="float">
            <text:p>27</text:p>
          </table:table-cell>
          <table:table-cell table:formula="of:=[.F47]" office:value-type="currency" office:currency="GBP" office:value="195181.975228995" calcext:value-type="currency">
            <text:p>£195,181.98</text:p>
          </table:table-cell>
          <table:table-cell table:formula="of:=[.$C$5]/12*[.C48]" office:value-type="float" office:value="307.411610985667" calcext:value-type="float">
            <text:p>307.41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48:.E48])" office:value-type="currency" office:currency="GBP" office:value="194620.975585333" calcext:value-type="currency">
            <text:p>£194,620.98</text:p>
          </table:table-cell>
          <table:table-cell table:number-columns-repeated="1018"/>
        </table:table-row>
        <table:table-row table:style-name="ro1">
          <table:table-cell table:formula="of:=IF([.B49]&lt;[.$D$14];1;0)" office:value-type="float" office:value="1" calcext:value-type="float">
            <text:p>1</text:p>
          </table:table-cell>
          <table:table-cell table:formula="of:=[.B48]+1" office:value-type="float" office:value="28" calcext:value-type="float">
            <text:p>28</text:p>
          </table:table-cell>
          <table:table-cell table:formula="of:=[.F48]" office:value-type="currency" office:currency="GBP" office:value="194620.975585333" calcext:value-type="currency">
            <text:p>£194,620.98</text:p>
          </table:table-cell>
          <table:table-cell table:formula="of:=[.$C$5]/12*[.C49]" office:value-type="float" office:value="306.5280365469" calcext:value-type="float">
            <text:p>306.53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49:.E49])" office:value-type="currency" office:currency="GBP" office:value="194059.092367233" calcext:value-type="currency">
            <text:p>£194,059.09</text:p>
          </table:table-cell>
          <table:table-cell table:number-columns-repeated="1018"/>
        </table:table-row>
        <table:table-row table:style-name="ro1">
          <table:table-cell table:formula="of:=IF([.B50]&lt;[.$D$14];1;0)" office:value-type="float" office:value="1" calcext:value-type="float">
            <text:p>1</text:p>
          </table:table-cell>
          <table:table-cell table:formula="of:=[.B49]+1" office:value-type="float" office:value="29" calcext:value-type="float">
            <text:p>29</text:p>
          </table:table-cell>
          <table:table-cell table:formula="of:=[.F49]" office:value-type="currency" office:currency="GBP" office:value="194059.092367233" calcext:value-type="currency">
            <text:p>£194,059.09</text:p>
          </table:table-cell>
          <table:table-cell table:formula="of:=[.$C$5]/12*[.C50]" office:value-type="float" office:value="305.643070478391" calcext:value-type="float">
            <text:p>305.64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50:.E50])" office:value-type="currency" office:currency="GBP" office:value="193496.324183064" calcext:value-type="currency">
            <text:p>£193,496.32</text:p>
          </table:table-cell>
          <table:table-cell table:number-columns-repeated="1018"/>
        </table:table-row>
        <table:table-row table:style-name="ro1">
          <table:table-cell table:formula="of:=IF([.B51]&lt;[.$D$14];1;0)" office:value-type="float" office:value="1" calcext:value-type="float">
            <text:p>1</text:p>
          </table:table-cell>
          <table:table-cell table:formula="of:=[.B50]+1" office:value-type="float" office:value="30" calcext:value-type="float">
            <text:p>30</text:p>
          </table:table-cell>
          <table:table-cell table:formula="of:=[.F50]" office:value-type="currency" office:currency="GBP" office:value="193496.324183064" calcext:value-type="currency">
            <text:p>£193,496.32</text:p>
          </table:table-cell>
          <table:table-cell table:formula="of:=[.$C$5]/12*[.C51]" office:value-type="float" office:value="304.756710588325" calcext:value-type="float">
            <text:p>304.76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51:.E51])" office:value-type="currency" office:currency="GBP" office:value="192932.669639005" calcext:value-type="currency">
            <text:p>£192,932.67</text:p>
          </table:table-cell>
          <table:table-cell table:number-columns-repeated="1018"/>
        </table:table-row>
        <table:table-row table:style-name="ro1">
          <table:table-cell table:formula="of:=IF([.B52]&lt;[.$D$14];1;0)" office:value-type="float" office:value="1" calcext:value-type="float">
            <text:p>1</text:p>
          </table:table-cell>
          <table:table-cell table:formula="of:=[.B51]+1" office:value-type="float" office:value="31" calcext:value-type="float">
            <text:p>31</text:p>
          </table:table-cell>
          <table:table-cell table:formula="of:=[.F51]" office:value-type="currency" office:currency="GBP" office:value="192932.669639005" calcext:value-type="currency">
            <text:p>£192,932.67</text:p>
          </table:table-cell>
          <table:table-cell table:formula="of:=[.$C$5]/12*[.C52]" office:value-type="float" office:value="303.868954681432" calcext:value-type="float">
            <text:p>303.87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52:.E52])" office:value-type="currency" office:currency="GBP" office:value="192368.127339039" calcext:value-type="currency">
            <text:p>£192,368.13</text:p>
          </table:table-cell>
          <table:table-cell table:number-columns-repeated="1018"/>
        </table:table-row>
        <table:table-row table:style-name="ro1">
          <table:table-cell table:formula="of:=IF([.B53]&lt;[.$D$14];1;0)" office:value-type="float" office:value="1" calcext:value-type="float">
            <text:p>1</text:p>
          </table:table-cell>
          <table:table-cell table:formula="of:=[.B52]+1" office:value-type="float" office:value="32" calcext:value-type="float">
            <text:p>32</text:p>
          </table:table-cell>
          <table:table-cell table:formula="of:=[.F52]" office:value-type="currency" office:currency="GBP" office:value="192368.127339039" calcext:value-type="currency">
            <text:p>£192,368.13</text:p>
          </table:table-cell>
          <table:table-cell table:formula="of:=[.$C$5]/12*[.C53]" office:value-type="float" office:value="302.979800558986" calcext:value-type="float">
            <text:p>302.98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53:.E53])" office:value-type="currency" office:currency="GBP" office:value="191802.695884951" calcext:value-type="currency">
            <text:p>£191,802.70</text:p>
          </table:table-cell>
          <table:table-cell table:number-columns-repeated="1018"/>
        </table:table-row>
        <table:table-row table:style-name="ro1">
          <table:table-cell table:formula="of:=IF([.B54]&lt;[.$D$14];1;0)" office:value-type="float" office:value="1" calcext:value-type="float">
            <text:p>1</text:p>
          </table:table-cell>
          <table:table-cell table:formula="of:=[.B53]+1" office:value-type="float" office:value="33" calcext:value-type="float">
            <text:p>33</text:p>
          </table:table-cell>
          <table:table-cell table:formula="of:=[.F53]" office:value-type="currency" office:currency="GBP" office:value="191802.695884951" calcext:value-type="currency">
            <text:p>£191,802.70</text:p>
          </table:table-cell>
          <table:table-cell table:formula="of:=[.$C$5]/12*[.C54]" office:value-type="float" office:value="302.089246018797" calcext:value-type="float">
            <text:p>302.09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54:.E54])" office:value-type="currency" office:currency="GBP" office:value="191236.373876322" calcext:value-type="currency">
            <text:p>£191,236.37</text:p>
          </table:table-cell>
          <table:table-cell table:number-columns-repeated="1018"/>
        </table:table-row>
        <table:table-row table:style-name="ro1">
          <table:table-cell table:formula="of:=IF([.B55]&lt;[.$D$14];1;0)" office:value-type="float" office:value="1" calcext:value-type="float">
            <text:p>1</text:p>
          </table:table-cell>
          <table:table-cell table:formula="of:=[.B54]+1" office:value-type="float" office:value="34" calcext:value-type="float">
            <text:p>34</text:p>
          </table:table-cell>
          <table:table-cell table:formula="of:=[.F54]" office:value-type="currency" office:currency="GBP" office:value="191236.373876322" calcext:value-type="currency">
            <text:p>£191,236.37</text:p>
          </table:table-cell>
          <table:table-cell table:formula="of:=[.$C$5]/12*[.C55]" office:value-type="float" office:value="301.197288855207" calcext:value-type="float">
            <text:p>301.20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55:.E55])" office:value-type="currency" office:currency="GBP" office:value="190669.15991053" calcext:value-type="currency">
            <text:p>£190,669.16</text:p>
          </table:table-cell>
          <table:table-cell table:number-columns-repeated="1018"/>
        </table:table-row>
        <table:table-row table:style-name="ro1">
          <table:table-cell table:formula="of:=IF([.B56]&lt;[.$D$14];1;0)" office:value-type="float" office:value="1" calcext:value-type="float">
            <text:p>1</text:p>
          </table:table-cell>
          <table:table-cell table:formula="of:=[.B55]+1" office:value-type="float" office:value="35" calcext:value-type="float">
            <text:p>35</text:p>
          </table:table-cell>
          <table:table-cell table:formula="of:=[.F55]" office:value-type="currency" office:currency="GBP" office:value="190669.15991053" calcext:value-type="currency">
            <text:p>£190,669.16</text:p>
          </table:table-cell>
          <table:table-cell table:formula="of:=[.$C$5]/12*[.C56]" office:value-type="float" office:value="300.303926859084" calcext:value-type="float">
            <text:p>300.30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56:.E56])" office:value-type="currency" office:currency="GBP" office:value="190101.052582742" calcext:value-type="currency">
            <text:p>£190,101.05</text:p>
          </table:table-cell>
          <table:table-cell table:number-columns-repeated="1018"/>
        </table:table-row>
        <table:table-row table:style-name="ro1">
          <table:table-cell table:formula="of:=IF([.B57]&lt;[.$D$14];1;0)" office:value-type="float" office:value="1" calcext:value-type="float">
            <text:p>1</text:p>
          </table:table-cell>
          <table:table-cell table:formula="of:=[.B56]+1" office:value-type="float" office:value="36" calcext:value-type="float">
            <text:p>36</text:p>
          </table:table-cell>
          <table:table-cell table:formula="of:=[.F56]" office:value-type="currency" office:currency="GBP" office:value="190101.052582742" calcext:value-type="currency">
            <text:p>£190,101.05</text:p>
          </table:table-cell>
          <table:table-cell table:formula="of:=[.$C$5]/12*[.C57]" office:value-type="float" office:value="299.409157817818" calcext:value-type="float">
            <text:p>299.41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57:.E57])" office:value-type="currency" office:currency="GBP" office:value="189532.050485912" calcext:value-type="currency">
            <text:p>£189,532.05</text:p>
          </table:table-cell>
          <table:table-cell table:number-columns-repeated="1018"/>
        </table:table-row>
        <table:table-row table:style-name="ro1">
          <table:table-cell table:formula="of:=IF([.B58]&lt;[.$D$14];1;0)" office:value-type="float" office:value="1" calcext:value-type="float">
            <text:p>1</text:p>
          </table:table-cell>
          <table:table-cell table:formula="of:=[.B57]+1" office:value-type="float" office:value="37" calcext:value-type="float">
            <text:p>37</text:p>
          </table:table-cell>
          <table:table-cell table:formula="of:=[.F57]" office:value-type="currency" office:currency="GBP" office:value="189532.050485912" calcext:value-type="currency">
            <text:p>£189,532.05</text:p>
          </table:table-cell>
          <table:table-cell table:formula="of:=[.$C$5]/12*[.C58]" office:value-type="float" office:value="298.512979515311" calcext:value-type="float">
            <text:p>298.51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58:.E58])" office:value-type="currency" office:currency="GBP" office:value="188962.15221078" calcext:value-type="currency">
            <text:p>£188,962.15</text:p>
          </table:table-cell>
          <table:table-cell table:number-columns-repeated="1018"/>
        </table:table-row>
        <table:table-row table:style-name="ro1">
          <table:table-cell table:formula="of:=IF([.B59]&lt;[.$D$14];1;0)" office:value-type="float" office:value="1" calcext:value-type="float">
            <text:p>1</text:p>
          </table:table-cell>
          <table:table-cell table:formula="of:=[.B58]+1" office:value-type="float" office:value="38" calcext:value-type="float">
            <text:p>38</text:p>
          </table:table-cell>
          <table:table-cell table:formula="of:=[.F58]" office:value-type="currency" office:currency="GBP" office:value="188962.15221078" calcext:value-type="currency">
            <text:p>£188,962.15</text:p>
          </table:table-cell>
          <table:table-cell table:formula="of:=[.$C$5]/12*[.C59]" office:value-type="float" office:value="297.615389731979" calcext:value-type="float">
            <text:p>297.62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59:.E59])" office:value-type="currency" office:currency="GBP" office:value="188391.356345865" calcext:value-type="currency">
            <text:p>£188,391.36</text:p>
          </table:table-cell>
          <table:table-cell table:number-columns-repeated="1018"/>
        </table:table-row>
        <table:table-row table:style-name="ro1">
          <table:table-cell table:formula="of:=IF([.B60]&lt;[.$D$14];1;0)" office:value-type="float" office:value="1" calcext:value-type="float">
            <text:p>1</text:p>
          </table:table-cell>
          <table:table-cell table:formula="of:=[.B59]+1" office:value-type="float" office:value="39" calcext:value-type="float">
            <text:p>39</text:p>
          </table:table-cell>
          <table:table-cell table:formula="of:=[.F59]" office:value-type="currency" office:currency="GBP" office:value="188391.356345865" calcext:value-type="currency">
            <text:p>£188,391.36</text:p>
          </table:table-cell>
          <table:table-cell table:formula="of:=[.$C$5]/12*[.C60]" office:value-type="float" office:value="296.716386244737" calcext:value-type="float">
            <text:p>296.72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60:.E60])" office:value-type="currency" office:currency="GBP" office:value="187819.661477462" calcext:value-type="currency">
            <text:p>£187,819.66</text:p>
          </table:table-cell>
          <table:table-cell table:number-columns-repeated="1018"/>
        </table:table-row>
        <table:table-row table:style-name="ro1">
          <table:table-cell table:formula="of:=IF([.B61]&lt;[.$D$14];1;0)" office:value-type="float" office:value="1" calcext:value-type="float">
            <text:p>1</text:p>
          </table:table-cell>
          <table:table-cell table:formula="of:=[.B60]+1" office:value-type="float" office:value="40" calcext:value-type="float">
            <text:p>40</text:p>
          </table:table-cell>
          <table:table-cell table:formula="of:=[.F60]" office:value-type="currency" office:currency="GBP" office:value="187819.661477462" calcext:value-type="currency">
            <text:p>£187,819.66</text:p>
          </table:table-cell>
          <table:table-cell table:formula="of:=[.$C$5]/12*[.C61]" office:value-type="float" office:value="295.815966827003" calcext:value-type="float">
            <text:p>295.82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61:.E61])" office:value-type="currency" office:currency="GBP" office:value="187247.066189642" calcext:value-type="currency">
            <text:p>£187,247.07</text:p>
          </table:table-cell>
          <table:table-cell table:number-columns-repeated="1018"/>
        </table:table-row>
        <table:table-row table:style-name="ro1">
          <table:table-cell table:formula="of:=IF([.B62]&lt;[.$D$14];1;0)" office:value-type="float" office:value="1" calcext:value-type="float">
            <text:p>1</text:p>
          </table:table-cell>
          <table:table-cell table:formula="of:=[.B61]+1" office:value-type="float" office:value="41" calcext:value-type="float">
            <text:p>41</text:p>
          </table:table-cell>
          <table:table-cell table:formula="of:=[.F61]" office:value-type="currency" office:currency="GBP" office:value="187247.066189642" calcext:value-type="currency">
            <text:p>£187,247.07</text:p>
          </table:table-cell>
          <table:table-cell table:formula="of:=[.$C$5]/12*[.C62]" office:value-type="float" office:value="294.914129248686" calcext:value-type="float">
            <text:p>294.91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62:.E62])" office:value-type="currency" office:currency="GBP" office:value="186673.569064243" calcext:value-type="currency">
            <text:p>£186,673.57</text:p>
          </table:table-cell>
          <table:table-cell table:number-columns-repeated="1018"/>
        </table:table-row>
        <table:table-row table:style-name="ro1">
          <table:table-cell table:formula="of:=IF([.B63]&lt;[.$D$14];1;0)" office:value-type="float" office:value="1" calcext:value-type="float">
            <text:p>1</text:p>
          </table:table-cell>
          <table:table-cell table:formula="of:=[.B62]+1" office:value-type="float" office:value="42" calcext:value-type="float">
            <text:p>42</text:p>
          </table:table-cell>
          <table:table-cell table:formula="of:=[.F62]" office:value-type="currency" office:currency="GBP" office:value="186673.569064243" calcext:value-type="currency">
            <text:p>£186,673.57</text:p>
          </table:table-cell>
          <table:table-cell table:formula="of:=[.$C$5]/12*[.C63]" office:value-type="float" office:value="294.010871276183" calcext:value-type="float">
            <text:p>294.01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63:.E63])" office:value-type="currency" office:currency="GBP" office:value="186099.168680872" calcext:value-type="currency">
            <text:p>£186,099.17</text:p>
          </table:table-cell>
          <table:table-cell table:number-columns-repeated="1018"/>
        </table:table-row>
        <table:table-row table:style-name="ro1">
          <table:table-cell table:formula="of:=IF([.B64]&lt;[.$D$14];1;0)" office:value-type="float" office:value="1" calcext:value-type="float">
            <text:p>1</text:p>
          </table:table-cell>
          <table:table-cell table:formula="of:=[.B63]+1" office:value-type="float" office:value="43" calcext:value-type="float">
            <text:p>43</text:p>
          </table:table-cell>
          <table:table-cell table:formula="of:=[.F63]" office:value-type="currency" office:currency="GBP" office:value="186099.168680872" calcext:value-type="currency">
            <text:p>£186,099.17</text:p>
          </table:table-cell>
          <table:table-cell table:formula="of:=[.$C$5]/12*[.C64]" office:value-type="float" office:value="293.106190672373" calcext:value-type="float">
            <text:p>293.11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64:.E64])" office:value-type="currency" office:currency="GBP" office:value="185523.863616897" calcext:value-type="currency">
            <text:p>£185,523.86</text:p>
          </table:table-cell>
          <table:table-cell table:number-columns-repeated="1018"/>
        </table:table-row>
        <table:table-row table:style-name="ro1">
          <table:table-cell table:formula="of:=IF([.B65]&lt;[.$D$14];1;0)" office:value-type="float" office:value="1" calcext:value-type="float">
            <text:p>1</text:p>
          </table:table-cell>
          <table:table-cell table:formula="of:=[.B64]+1" office:value-type="float" office:value="44" calcext:value-type="float">
            <text:p>44</text:p>
          </table:table-cell>
          <table:table-cell table:formula="of:=[.F64]" office:value-type="currency" office:currency="GBP" office:value="185523.863616897" calcext:value-type="currency">
            <text:p>£185,523.86</text:p>
          </table:table-cell>
          <table:table-cell table:formula="of:=[.$C$5]/12*[.C65]" office:value-type="float" office:value="292.200085196613" calcext:value-type="float">
            <text:p>292.20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65:.E65])" office:value-type="currency" office:currency="GBP" office:value="184947.652447446" calcext:value-type="currency">
            <text:p>£184,947.65</text:p>
          </table:table-cell>
          <table:table-cell table:number-columns-repeated="1018"/>
        </table:table-row>
        <table:table-row table:style-name="ro1">
          <table:table-cell table:formula="of:=IF([.B66]&lt;[.$D$14];1;0)" office:value-type="float" office:value="1" calcext:value-type="float">
            <text:p>1</text:p>
          </table:table-cell>
          <table:table-cell table:formula="of:=[.B65]+1" office:value-type="float" office:value="45" calcext:value-type="float">
            <text:p>45</text:p>
          </table:table-cell>
          <table:table-cell table:formula="of:=[.F65]" office:value-type="currency" office:currency="GBP" office:value="184947.652447446" calcext:value-type="currency">
            <text:p>£184,947.65</text:p>
          </table:table-cell>
          <table:table-cell table:formula="of:=[.$C$5]/12*[.C66]" office:value-type="float" office:value="291.292552604728" calcext:value-type="float">
            <text:p>291.29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66:.E66])" office:value-type="currency" office:currency="GBP" office:value="184370.533745404" calcext:value-type="currency">
            <text:p>£184,370.53</text:p>
          </table:table-cell>
          <table:table-cell table:number-columns-repeated="1018"/>
        </table:table-row>
        <table:table-row table:style-name="ro1">
          <table:table-cell table:formula="of:=IF([.B67]&lt;[.$D$14];1;0)" office:value-type="float" office:value="1" calcext:value-type="float">
            <text:p>1</text:p>
          </table:table-cell>
          <table:table-cell table:formula="of:=[.B66]+1" office:value-type="float" office:value="46" calcext:value-type="float">
            <text:p>46</text:p>
          </table:table-cell>
          <table:table-cell table:formula="of:=[.F66]" office:value-type="currency" office:currency="GBP" office:value="184370.533745404" calcext:value-type="currency">
            <text:p>£184,370.53</text:p>
          </table:table-cell>
          <table:table-cell table:formula="of:=[.$C$5]/12*[.C67]" office:value-type="float" office:value="290.383590649011" calcext:value-type="float">
            <text:p>290.38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67:.E67])" office:value-type="currency" office:currency="GBP" office:value="183792.506081405" calcext:value-type="currency">
            <text:p>£183,792.51</text:p>
          </table:table-cell>
          <table:table-cell table:number-columns-repeated="1018"/>
        </table:table-row>
        <table:table-row table:style-name="ro1">
          <table:table-cell table:formula="of:=IF([.B68]&lt;[.$D$14];1;0)" office:value-type="float" office:value="1" calcext:value-type="float">
            <text:p>1</text:p>
          </table:table-cell>
          <table:table-cell table:formula="of:=[.B67]+1" office:value-type="float" office:value="47" calcext:value-type="float">
            <text:p>47</text:p>
          </table:table-cell>
          <table:table-cell table:formula="of:=[.F67]" office:value-type="currency" office:currency="GBP" office:value="183792.506081405" calcext:value-type="currency">
            <text:p>£183,792.51</text:p>
          </table:table-cell>
          <table:table-cell table:formula="of:=[.$C$5]/12*[.C68]" office:value-type="float" office:value="289.473197078213" calcext:value-type="float">
            <text:p>289.47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68:.E68])" office:value-type="currency" office:currency="GBP" office:value="183213.568023836" calcext:value-type="currency">
            <text:p>£183,213.57</text:p>
          </table:table-cell>
          <table:table-cell table:number-columns-repeated="1018"/>
        </table:table-row>
        <table:table-row table:style-name="ro1">
          <table:table-cell table:formula="of:=IF([.B69]&lt;[.$D$14];1;0)" office:value-type="float" office:value="1" calcext:value-type="float">
            <text:p>1</text:p>
          </table:table-cell>
          <table:table-cell table:formula="of:=[.B68]+1" office:value-type="float" office:value="48" calcext:value-type="float">
            <text:p>48</text:p>
          </table:table-cell>
          <table:table-cell table:formula="of:=[.F68]" office:value-type="currency" office:currency="GBP" office:value="183213.568023836" calcext:value-type="currency">
            <text:p>£183,213.57</text:p>
          </table:table-cell>
          <table:table-cell table:formula="of:=[.$C$5]/12*[.C69]" office:value-type="float" office:value="288.561369637542" calcext:value-type="float">
            <text:p>288.56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69:.E69])" office:value-type="currency" office:currency="GBP" office:value="182633.718138826" calcext:value-type="currency">
            <text:p>£182,633.72</text:p>
          </table:table-cell>
          <table:table-cell table:number-columns-repeated="1018"/>
        </table:table-row>
        <table:table-row table:style-name="ro1">
          <table:table-cell table:formula="of:=IF([.B70]&lt;[.$D$14];1;0)" office:value-type="float" office:value="1" calcext:value-type="float">
            <text:p>1</text:p>
          </table:table-cell>
          <table:table-cell table:formula="of:=[.B69]+1" office:value-type="float" office:value="49" calcext:value-type="float">
            <text:p>49</text:p>
          </table:table-cell>
          <table:table-cell table:formula="of:=[.F69]" office:value-type="currency" office:currency="GBP" office:value="182633.718138826" calcext:value-type="currency">
            <text:p>£182,633.72</text:p>
          </table:table-cell>
          <table:table-cell table:formula="of:=[.$C$5]/12*[.C70]" office:value-type="float" office:value="287.648106068652" calcext:value-type="float">
            <text:p>287.65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70:.E70])" office:value-type="currency" office:currency="GBP" office:value="182052.954990248" calcext:value-type="currency">
            <text:p>£182,052.95</text:p>
          </table:table-cell>
          <table:table-cell table:number-columns-repeated="1018"/>
        </table:table-row>
        <table:table-row table:style-name="ro1">
          <table:table-cell table:formula="of:=IF([.B71]&lt;[.$D$14];1;0)" office:value-type="float" office:value="1" calcext:value-type="float">
            <text:p>1</text:p>
          </table:table-cell>
          <table:table-cell table:formula="of:=[.B70]+1" office:value-type="float" office:value="50" calcext:value-type="float">
            <text:p>50</text:p>
          </table:table-cell>
          <table:table-cell table:formula="of:=[.F70]" office:value-type="currency" office:currency="GBP" office:value="182052.954990248" calcext:value-type="currency">
            <text:p>£182,052.95</text:p>
          </table:table-cell>
          <table:table-cell table:formula="of:=[.$C$5]/12*[.C71]" office:value-type="float" office:value="286.73340410964" calcext:value-type="float">
            <text:p>286.73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71:.E71])" office:value-type="currency" office:currency="GBP" office:value="181471.27713971" calcext:value-type="currency">
            <text:p>£181,471.28</text:p>
          </table:table-cell>
          <table:table-cell table:number-columns-repeated="1018"/>
        </table:table-row>
        <table:table-row table:style-name="ro1">
          <table:table-cell table:formula="of:=IF([.B72]&lt;[.$D$14];1;0)" office:value-type="float" office:value="1" calcext:value-type="float">
            <text:p>1</text:p>
          </table:table-cell>
          <table:table-cell table:formula="of:=[.B71]+1" office:value-type="float" office:value="51" calcext:value-type="float">
            <text:p>51</text:p>
          </table:table-cell>
          <table:table-cell table:formula="of:=[.F71]" office:value-type="currency" office:currency="GBP" office:value="181471.27713971" calcext:value-type="currency">
            <text:p>£181,471.28</text:p>
          </table:table-cell>
          <table:table-cell table:formula="of:=[.$C$5]/12*[.C72]" office:value-type="float" office:value="285.817261495043" calcext:value-type="float">
            <text:p>285.82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72:.E72])" office:value-type="currency" office:currency="GBP" office:value="180888.683146558" calcext:value-type="currency">
            <text:p>£180,888.68</text:p>
          </table:table-cell>
          <table:table-cell table:number-columns-repeated="1018"/>
        </table:table-row>
        <table:table-row table:style-name="ro1">
          <table:table-cell table:formula="of:=IF([.B73]&lt;[.$D$14];1;0)" office:value-type="float" office:value="1" calcext:value-type="float">
            <text:p>1</text:p>
          </table:table-cell>
          <table:table-cell table:formula="of:=[.B72]+1" office:value-type="float" office:value="52" calcext:value-type="float">
            <text:p>52</text:p>
          </table:table-cell>
          <table:table-cell table:formula="of:=[.F72]" office:value-type="currency" office:currency="GBP" office:value="180888.683146558" calcext:value-type="currency">
            <text:p>£180,888.68</text:p>
          </table:table-cell>
          <table:table-cell table:formula="of:=[.$C$5]/12*[.C73]" office:value-type="float" office:value="284.899675955829" calcext:value-type="float">
            <text:p>284.90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73:.E73])" office:value-type="currency" office:currency="GBP" office:value="180305.171567866" calcext:value-type="currency">
            <text:p>£180,305.17</text:p>
          </table:table-cell>
          <table:table-cell table:number-columns-repeated="1018"/>
        </table:table-row>
        <table:table-row table:style-name="ro1">
          <table:table-cell table:formula="of:=IF([.B74]&lt;[.$D$14];1;0)" office:value-type="float" office:value="1" calcext:value-type="float">
            <text:p>1</text:p>
          </table:table-cell>
          <table:table-cell table:formula="of:=[.B73]+1" office:value-type="float" office:value="53" calcext:value-type="float">
            <text:p>53</text:p>
          </table:table-cell>
          <table:table-cell table:formula="of:=[.F73]" office:value-type="currency" office:currency="GBP" office:value="180305.171567866" calcext:value-type="currency">
            <text:p>£180,305.17</text:p>
          </table:table-cell>
          <table:table-cell table:formula="of:=[.$C$5]/12*[.C74]" office:value-type="float" office:value="283.980645219389" calcext:value-type="float">
            <text:p>283.98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74:.E74])" office:value-type="currency" office:currency="GBP" office:value="179720.740958438" calcext:value-type="currency">
            <text:p>£179,720.74</text:p>
          </table:table-cell>
          <table:table-cell table:number-columns-repeated="1018"/>
        </table:table-row>
        <table:table-row table:style-name="ro1">
          <table:table-cell table:formula="of:=IF([.B75]&lt;[.$D$14];1;0)" office:value-type="float" office:value="1" calcext:value-type="float">
            <text:p>1</text:p>
          </table:table-cell>
          <table:table-cell table:formula="of:=[.B74]+1" office:value-type="float" office:value="54" calcext:value-type="float">
            <text:p>54</text:p>
          </table:table-cell>
          <table:table-cell table:formula="of:=[.F74]" office:value-type="currency" office:currency="GBP" office:value="179720.740958438" calcext:value-type="currency">
            <text:p>£179,720.74</text:p>
          </table:table-cell>
          <table:table-cell table:formula="of:=[.$C$5]/12*[.C75]" office:value-type="float" office:value="283.06016700954" calcext:value-type="float">
            <text:p>283.06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75:.E75])" office:value-type="currency" office:currency="GBP" office:value="179135.389870801" calcext:value-type="currency">
            <text:p>£179,135.39</text:p>
          </table:table-cell>
          <table:table-cell table:number-columns-repeated="1018"/>
        </table:table-row>
        <table:table-row table:style-name="ro1">
          <table:table-cell table:formula="of:=IF([.B76]&lt;[.$D$14];1;0)" office:value-type="float" office:value="1" calcext:value-type="float">
            <text:p>1</text:p>
          </table:table-cell>
          <table:table-cell table:formula="of:=[.B75]+1" office:value-type="float" office:value="55" calcext:value-type="float">
            <text:p>55</text:p>
          </table:table-cell>
          <table:table-cell table:formula="of:=[.F75]" office:value-type="currency" office:currency="GBP" office:value="179135.389870801" calcext:value-type="currency">
            <text:p>£179,135.39</text:p>
          </table:table-cell>
          <table:table-cell table:formula="of:=[.$C$5]/12*[.C76]" office:value-type="float" office:value="282.138239046511" calcext:value-type="float">
            <text:p>282.14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76:.E76])" office:value-type="currency" office:currency="GBP" office:value="178549.1168552" calcext:value-type="currency">
            <text:p>£178,549.12</text:p>
          </table:table-cell>
          <table:table-cell table:number-columns-repeated="1018"/>
        </table:table-row>
        <table:table-row table:style-name="ro1">
          <table:table-cell table:formula="of:=IF([.B77]&lt;[.$D$14];1;0)" office:value-type="float" office:value="1" calcext:value-type="float">
            <text:p>1</text:p>
          </table:table-cell>
          <table:table-cell table:formula="of:=[.B76]+1" office:value-type="float" office:value="56" calcext:value-type="float">
            <text:p>56</text:p>
          </table:table-cell>
          <table:table-cell table:formula="of:=[.F76]" office:value-type="currency" office:currency="GBP" office:value="178549.1168552" calcext:value-type="currency">
            <text:p>£178,549.12</text:p>
          </table:table-cell>
          <table:table-cell table:formula="of:=[.$C$5]/12*[.C77]" office:value-type="float" office:value="281.21485904694" calcext:value-type="float">
            <text:p>281.21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77:.E77])" office:value-type="currency" office:currency="GBP" office:value="177961.920459599" calcext:value-type="currency">
            <text:p>£177,961.92</text:p>
          </table:table-cell>
          <table:table-cell table:number-columns-repeated="1018"/>
        </table:table-row>
        <table:table-row table:style-name="ro1">
          <table:table-cell table:formula="of:=IF([.B78]&lt;[.$D$14];1;0)" office:value-type="float" office:value="1" calcext:value-type="float">
            <text:p>1</text:p>
          </table:table-cell>
          <table:table-cell table:formula="of:=[.B77]+1" office:value-type="float" office:value="57" calcext:value-type="float">
            <text:p>57</text:p>
          </table:table-cell>
          <table:table-cell table:formula="of:=[.F77]" office:value-type="currency" office:currency="GBP" office:value="177961.920459599" calcext:value-type="currency">
            <text:p>£177,961.92</text:p>
          </table:table-cell>
          <table:table-cell table:formula="of:=[.$C$5]/12*[.C78]" office:value-type="float" office:value="280.290024723869" calcext:value-type="float">
            <text:p>280.29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78:.E78])" office:value-type="currency" office:currency="GBP" office:value="177373.799229676" calcext:value-type="currency">
            <text:p>£177,373.80</text:p>
          </table:table-cell>
          <table:table-cell table:number-columns-repeated="1018"/>
        </table:table-row>
        <table:table-row table:style-name="ro1">
          <table:table-cell table:formula="of:=IF([.B79]&lt;[.$D$14];1;0)" office:value-type="float" office:value="1" calcext:value-type="float">
            <text:p>1</text:p>
          </table:table-cell>
          <table:table-cell table:formula="of:=[.B78]+1" office:value-type="float" office:value="58" calcext:value-type="float">
            <text:p>58</text:p>
          </table:table-cell>
          <table:table-cell table:formula="of:=[.F78]" office:value-type="currency" office:currency="GBP" office:value="177373.799229676" calcext:value-type="currency">
            <text:p>£177,373.80</text:p>
          </table:table-cell>
          <table:table-cell table:formula="of:=[.$C$5]/12*[.C79]" office:value-type="float" office:value="279.363733786739" calcext:value-type="float">
            <text:p>279.36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79:.E79])" office:value-type="currency" office:currency="GBP" office:value="176784.751708815" calcext:value-type="currency">
            <text:p>£176,784.75</text:p>
          </table:table-cell>
          <table:table-cell table:number-columns-repeated="1018"/>
        </table:table-row>
        <table:table-row table:style-name="ro1">
          <table:table-cell table:formula="of:=IF([.B80]&lt;[.$D$14];1;0)" office:value-type="float" office:value="1" calcext:value-type="float">
            <text:p>1</text:p>
          </table:table-cell>
          <table:table-cell table:formula="of:=[.B79]+1" office:value-type="float" office:value="59" calcext:value-type="float">
            <text:p>59</text:p>
          </table:table-cell>
          <table:table-cell table:formula="of:=[.F79]" office:value-type="currency" office:currency="GBP" office:value="176784.751708815" calcext:value-type="currency">
            <text:p>£176,784.75</text:p>
          </table:table-cell>
          <table:table-cell table:formula="of:=[.$C$5]/12*[.C80]" office:value-type="float" office:value="278.435983941384" calcext:value-type="float">
            <text:p>278.44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80:.E80])" office:value-type="currency" office:currency="GBP" office:value="176194.776438109" calcext:value-type="currency">
            <text:p>£176,194.78</text:p>
          </table:table-cell>
          <table:table-cell table:number-columns-repeated="1018"/>
        </table:table-row>
        <table:table-row table:style-name="ro1">
          <table:table-cell table:formula="of:=IF([.B81]&lt;[.$D$14];1;0)" office:value-type="float" office:value="0" calcext:value-type="float">
            <text:p>0</text:p>
          </table:table-cell>
          <table:table-cell table:formula="of:=[.B80]+1" office:value-type="float" office:value="60" calcext:value-type="float">
            <text:p>60</text:p>
          </table:table-cell>
          <table:table-cell table:formula="of:=[.F80]" office:value-type="currency" office:currency="GBP" office:value="176194.776438109" calcext:value-type="currency">
            <text:p>£176,194.78</text:p>
          </table:table-cell>
          <table:table-cell table:formula="of:=[.$C$5]/12*[.C81]" office:value-type="float" office:value="277.506772890022" calcext:value-type="float">
            <text:p>277.51</text:p>
          </table:table-cell>
          <table:table-cell table:formula="of:=[.$C$17]" office:value-type="currency" office:currency="GBP" office:value="-868.41125464733" calcext:value-type="currency">
            <text:p>-£868.41</text:p>
          </table:table-cell>
          <table:table-cell table:formula="of:=SUM([.C81:.E81])" office:value-type="currency" office:currency="GBP" office:value="175603.871956352" calcext:value-type="currency">
            <text:p>£175,603.87</text:p>
          </table:table-cell>
          <table:table-cell table:number-columns-repeated="1018"/>
        </table:table-row>
      </table:table>
      <table:table table:name="5yr_260618_2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office:value-type="string" calcext:value-type="string">
            <text:p>Loan size</text:p>
          </table:table-cell>
          <table:table-cell table:style-name="ce2" office:value-type="float" office:value="210000" calcext:value-type="float">
            <text:p>2100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use value</text:p>
          </table:table-cell>
          <table:table-cell table:style-name="ce2" office:value-type="float" office:value="350000" calcext:value-type="float">
            <text:p>3500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TV</text:p>
          </table:table-cell>
          <table:table-cell table:style-name="ce3" table:formula="of:=[.C1]/[.C2]" office:value-type="percentage" office:value="0.6" calcext:value-type="percentage">
            <text:p>60.0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terest Rate</text:p>
          </table:table-cell>
          <table:table-cell table:style-name="ce4" office:value-type="percentage" office:value="0.0183" calcext:value-type="percentage">
            <text:p>1.83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plication fee</text:p>
          </table:table-cell>
          <table:table-cell table:style-name="ce2" office:value-type="float" office:value="1995" calcext:value-type="float">
            <text:p>199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gal fees</text:p>
          </table:table-cell>
          <table:table-cell table:style-name="ce2" office:value-type="float" office:value="300" calcext:value-type="float">
            <text:p>3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luation fees</text:p>
          </table:table-cell>
          <table:table-cell table:style-name="ce2" office:value-type="float" office:value="250" calcext:value-type="float">
            <text:p>25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it fee</text:p>
          </table:table-cell>
          <table:table-cell table:style-name="ce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Fees</text:p>
          </table:table-cell>
          <table:table-cell table:style-name="ce5" table:formula="of:=SUM([.C6:.C9])" office:value-type="float" office:value="2545" calcext:value-type="float">
            <text:p>2,545.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interest paid in product term</text:p>
          </table:table-cell>
          <table:table-cell table:style-name="ce5" table:formula="of:=SUMIFS([.D21:.D82];[.A21:.A82];1)" office:value-type="float" office:value="17706.4461434885" calcext:value-type="float">
            <text:p>17,706.4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cost</text:p>
          </table:table-cell>
          <table:table-cell table:style-name="ce5" table:formula="of:=SUM([.C10:.C11])" office:value-type="float" office:value="20251.4461434885" calcext:value-type="float">
            <text:p>20,251.45</text:p>
          </table:table-cell>
          <table:table-cell table:style-name="Default" table:number-columns-repeated="2"/>
          <table:table-cell table:style-name="ce5" office:value-type="float" office:value="6696.38127004324" calcext:value-type="float">
            <text:p>6,696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annualised</text:p>
          </table:table-cell>
          <table:table-cell table:style-name="ce5" table:formula="of:=[.C12]/[.C14]" office:value-type="float" office:value="4050.28922869771" calcext:value-type="float">
            <text:p>4,050.29</text:p>
          </table:table-cell>
          <table:table-cell table:style-name="Default" table:number-columns-repeated="2"/>
          <table:table-cell table:style-name="ce5" office:value-type="float" office:value="3348.19063502162" calcext:value-type="float">
            <text:p>3,348.1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roduct term</text:p>
          </table:table-cell>
          <table:table-cell table:style-name="ce6" office:value-type="float" office:value="5" calcext:value-type="float">
            <text:p>5</text:p>
          </table:table-cell>
          <table:table-cell table:style-name="ce1" table:formula="of:=[.C14]*12" office:value-type="float" office:value="60" calcext:value-type="float">
            <text:p>60</text:p>
          </table:table-cell>
          <table:table-cell table:style-name="ce1" table:number-columns-repeated="3"/>
          <table:table-cell table:style-name="ce8" table:formula="of:=(1+[.C5]/12)^12" office:value-type="percentage" office:value="1.01845427418095" calcext:value-type="percentage">
            <text:p>101.8454%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Contract term</text:p>
          </table:table-cell>
          <table:table-cell table:style-name="ce2" office:value-type="float" office:value="25" calcext:value-type="float">
            <text:p>25</text:p>
          </table:table-cell>
          <table:table-cell table:style-name="Default" table:number-columns-repeated="3"/>
          <table:table-cell/>
          <table:table-cell table:style-name="ce8" table:formula="of:=(1+[.C5]/365)^365" office:value-type="percentage" office:value="1.01846800389442" calcext:value-type="percentage">
            <text:p>101.8468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arly payment</text:p>
          </table:table-cell>
          <table:table-cell table:formula="of:=PMT([.C5];[.C15];[.C1];0;1)" office:value-type="currency" office:currency="GBP" office:value="-10353.356232438" calcext:value-type="currency">
            <text:p>-£10,353.36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nthly payment</text:p>
          </table:table-cell>
          <table:table-cell table:formula="of:=[.C16]/12" office:value-type="currency" office:currency="GBP" office:value="-862.779686036497" calcext:value-type="currency">
            <text:p>-£862.78</text:p>
          </table:table-cell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Indicator</text:p>
          </table:table-cell>
          <table:table-cell office:value-type="string" calcext:value-type="string">
            <text:p>Time </text:p>
          </table:table-cell>
          <table:table-cell table:style-name="Default" office:value-type="string" calcext:value-type="string">
            <text:p>Opening balance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Clsoing balance</text:p>
          </table:table-cell>
          <table:table-cell table:number-columns-repeated="1018"/>
        </table:table-row>
        <table:table-row table:style-name="ro1">
          <table:table-cell table:formula="of:=IF([.B21]&lt;[.$D$14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[.C1]" office:value-type="float" office:value="210000" calcext:value-type="float">
            <text:p>210000</text:p>
          </table:table-cell>
          <table:table-cell table:formula="of:=[.C$5]/12*[.$C$21]" office:value-type="float" office:value="320.25" calcext:value-type="float">
            <text:p>320.25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21:.E21])" office:value-type="currency" office:currency="GBP" office:value="209457.470313964" calcext:value-type="currency">
            <text:p>£209,457.47</text:p>
          </table:table-cell>
          <table:table-cell table:number-columns-repeated="1018"/>
        </table:table-row>
        <table:table-row table:style-name="ro1">
          <table:table-cell table:formula="of:=IF([.B22]&lt;[.$D$14];1;0)" office:value-type="float" office:value="1" calcext:value-type="float">
            <text:p>1</text:p>
          </table:table-cell>
          <table:table-cell table:formula="of:=[.B21]+1" office:value-type="float" office:value="1" calcext:value-type="float">
            <text:p>1</text:p>
          </table:table-cell>
          <table:table-cell table:formula="of:=[.F21]" office:value-type="currency" office:currency="GBP" office:value="209457.470313964" calcext:value-type="currency">
            <text:p>£209,457.47</text:p>
          </table:table-cell>
          <table:table-cell table:formula="of:=[.$C$5]/12*[.C22]" office:value-type="float" office:value="319.422642228794" calcext:value-type="float">
            <text:p>319.42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22:.E22])" office:value-type="currency" office:currency="GBP" office:value="208914.113270156" calcext:value-type="currency">
            <text:p>£208,914.11</text:p>
          </table:table-cell>
          <table:table-cell table:number-columns-repeated="1018"/>
        </table:table-row>
        <table:table-row table:style-name="ro1">
          <table:table-cell table:formula="of:=IF([.B23]&lt;[.$D$14];1;0)" office:value-type="float" office:value="1" calcext:value-type="float">
            <text:p>1</text:p>
          </table:table-cell>
          <table:table-cell table:formula="of:=[.B22]+1" office:value-type="float" office:value="2" calcext:value-type="float">
            <text:p>2</text:p>
          </table:table-cell>
          <table:table-cell table:formula="of:=[.F22]" office:value-type="currency" office:currency="GBP" office:value="208914.113270156" calcext:value-type="currency">
            <text:p>£208,914.11</text:p>
          </table:table-cell>
          <table:table-cell table:formula="of:=[.$C$5]/12*[.C23]" office:value-type="float" office:value="318.594022736988" calcext:value-type="float">
            <text:p>318.59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23:.E23])" office:value-type="currency" office:currency="GBP" office:value="208369.927606856" calcext:value-type="currency">
            <text:p>£208,369.93</text:p>
          </table:table-cell>
          <table:table-cell table:number-columns-repeated="1018"/>
        </table:table-row>
        <table:table-row table:style-name="ro1">
          <table:table-cell table:formula="of:=IF([.B24]&lt;[.$D$14];1;0)" office:value-type="float" office:value="1" calcext:value-type="float">
            <text:p>1</text:p>
          </table:table-cell>
          <table:table-cell table:formula="of:=[.B23]+1" office:value-type="float" office:value="3" calcext:value-type="float">
            <text:p>3</text:p>
          </table:table-cell>
          <table:table-cell table:formula="of:=[.F23]" office:value-type="currency" office:currency="GBP" office:value="208369.927606856" calcext:value-type="currency">
            <text:p>£208,369.93</text:p>
          </table:table-cell>
          <table:table-cell table:formula="of:=[.$C$5]/12*[.C24]" office:value-type="float" office:value="317.764139600456" calcext:value-type="float">
            <text:p>317.76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24:.E24])" office:value-type="currency" office:currency="GBP" office:value="207824.91206042" calcext:value-type="currency">
            <text:p>£207,824.91</text:p>
          </table:table-cell>
          <table:table-cell table:number-columns-repeated="1018"/>
        </table:table-row>
        <table:table-row table:style-name="ro1">
          <table:table-cell table:formula="of:=IF([.B25]&lt;[.$D$14];1;0)" office:value-type="float" office:value="1" calcext:value-type="float">
            <text:p>1</text:p>
          </table:table-cell>
          <table:table-cell table:formula="of:=[.B24]+1" office:value-type="float" office:value="4" calcext:value-type="float">
            <text:p>4</text:p>
          </table:table-cell>
          <table:table-cell table:formula="of:=[.F24]" office:value-type="currency" office:currency="GBP" office:value="207824.91206042" calcext:value-type="currency">
            <text:p>£207,824.91</text:p>
          </table:table-cell>
          <table:table-cell table:formula="of:=[.$C$5]/12*[.C25]" office:value-type="float" office:value="316.932990892141" calcext:value-type="float">
            <text:p>316.93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25:.E25])" office:value-type="currency" office:currency="GBP" office:value="207279.065365276" calcext:value-type="currency">
            <text:p>£207,279.07</text:p>
          </table:table-cell>
          <table:table-cell table:number-columns-repeated="1018"/>
        </table:table-row>
        <table:table-row table:style-name="ro1">
          <table:table-cell table:formula="of:=IF([.B26]&lt;[.$D$14];1;0)" office:value-type="float" office:value="1" calcext:value-type="float">
            <text:p>1</text:p>
          </table:table-cell>
          <table:table-cell table:formula="of:=[.B25]+1" office:value-type="float" office:value="5" calcext:value-type="float">
            <text:p>5</text:p>
          </table:table-cell>
          <table:table-cell table:formula="of:=[.F25]" office:value-type="currency" office:currency="GBP" office:value="207279.065365276" calcext:value-type="currency">
            <text:p>£207,279.07</text:p>
          </table:table-cell>
          <table:table-cell table:formula="of:=[.$C$5]/12*[.C26]" office:value-type="float" office:value="316.100574682046" calcext:value-type="float">
            <text:p>316.10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26:.E26])" office:value-type="currency" office:currency="GBP" office:value="206732.386253921" calcext:value-type="currency">
            <text:p>£206,732.39</text:p>
          </table:table-cell>
          <table:table-cell table:number-columns-repeated="1018"/>
        </table:table-row>
        <table:table-row table:style-name="ro1">
          <table:table-cell table:formula="of:=IF([.B27]&lt;[.$D$14];1;0)" office:value-type="float" office:value="1" calcext:value-type="float">
            <text:p>1</text:p>
          </table:table-cell>
          <table:table-cell table:formula="of:=[.B26]+1" office:value-type="float" office:value="6" calcext:value-type="float">
            <text:p>6</text:p>
          </table:table-cell>
          <table:table-cell table:formula="of:=[.F26]" office:value-type="currency" office:currency="GBP" office:value="206732.386253921" calcext:value-type="currency">
            <text:p>£206,732.39</text:p>
          </table:table-cell>
          <table:table-cell table:formula="of:=[.$C$5]/12*[.C27]" office:value-type="float" office:value="315.26688903723" calcext:value-type="float">
            <text:p>315.27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27:.E27])" office:value-type="currency" office:currency="GBP" office:value="206184.873456922" calcext:value-type="currency">
            <text:p>£206,184.87</text:p>
          </table:table-cell>
          <table:table-cell table:number-columns-repeated="1018"/>
        </table:table-row>
        <table:table-row table:style-name="ro1">
          <table:table-cell table:formula="of:=IF([.B28]&lt;[.$D$14];1;0)" office:value-type="float" office:value="1" calcext:value-type="float">
            <text:p>1</text:p>
          </table:table-cell>
          <table:table-cell table:formula="of:=[.B27]+1" office:value-type="float" office:value="7" calcext:value-type="float">
            <text:p>7</text:p>
          </table:table-cell>
          <table:table-cell table:formula="of:=[.F27]" office:value-type="currency" office:currency="GBP" office:value="206184.873456922" calcext:value-type="currency">
            <text:p>£206,184.87</text:p>
          </table:table-cell>
          <table:table-cell table:formula="of:=[.$C$5]/12*[.C28]" office:value-type="float" office:value="314.431932021806" calcext:value-type="float">
            <text:p>314.43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28:.E28])" office:value-type="currency" office:currency="GBP" office:value="205636.525702907" calcext:value-type="currency">
            <text:p>£205,636.53</text:p>
          </table:table-cell>
          <table:table-cell table:number-columns-repeated="1018"/>
        </table:table-row>
        <table:table-row table:style-name="ro1">
          <table:table-cell table:formula="of:=IF([.B29]&lt;[.$D$14];1;0)" office:value-type="float" office:value="1" calcext:value-type="float">
            <text:p>1</text:p>
          </table:table-cell>
          <table:table-cell table:formula="of:=[.B28]+1" office:value-type="float" office:value="8" calcext:value-type="float">
            <text:p>8</text:p>
          </table:table-cell>
          <table:table-cell table:formula="of:=[.F28]" office:value-type="currency" office:currency="GBP" office:value="205636.525702907" calcext:value-type="currency">
            <text:p>£205,636.53</text:p>
          </table:table-cell>
          <table:table-cell table:formula="of:=[.$C$5]/12*[.C29]" office:value-type="float" office:value="313.595701696934" calcext:value-type="float">
            <text:p>313.60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29:.E29])" office:value-type="currency" office:currency="GBP" office:value="205087.341718568" calcext:value-type="currency">
            <text:p>£205,087.34</text:p>
          </table:table-cell>
          <table:table-cell table:number-columns-repeated="1018"/>
        </table:table-row>
        <table:table-row table:style-name="ro1">
          <table:table-cell table:formula="of:=IF([.B30]&lt;[.$D$14];1;0)" office:value-type="float" office:value="1" calcext:value-type="float">
            <text:p>1</text:p>
          </table:table-cell>
          <table:table-cell table:formula="of:=[.B29]+1" office:value-type="float" office:value="9" calcext:value-type="float">
            <text:p>9</text:p>
          </table:table-cell>
          <table:table-cell table:formula="of:=[.F29]" office:value-type="currency" office:currency="GBP" office:value="205087.341718568" calcext:value-type="currency">
            <text:p>£205,087.34</text:p>
          </table:table-cell>
          <table:table-cell table:formula="of:=[.$C$5]/12*[.C30]" office:value-type="float" office:value="312.758196120816" calcext:value-type="float">
            <text:p>312.76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30:.E30])" office:value-type="currency" office:currency="GBP" office:value="204537.320228652" calcext:value-type="currency">
            <text:p>£204,537.32</text:p>
          </table:table-cell>
          <table:table-cell table:number-columns-repeated="1018"/>
        </table:table-row>
        <table:table-row table:style-name="ro1">
          <table:table-cell table:formula="of:=IF([.B31]&lt;[.$D$14];1;0)" office:value-type="float" office:value="1" calcext:value-type="float">
            <text:p>1</text:p>
          </table:table-cell>
          <table:table-cell table:formula="of:=[.B30]+1" office:value-type="float" office:value="10" calcext:value-type="float">
            <text:p>10</text:p>
          </table:table-cell>
          <table:table-cell table:formula="of:=[.F30]" office:value-type="currency" office:currency="GBP" office:value="204537.320228652" calcext:value-type="currency">
            <text:p>£204,537.32</text:p>
          </table:table-cell>
          <table:table-cell table:formula="of:=[.$C$5]/12*[.C31]" office:value-type="float" office:value="311.919413348695" calcext:value-type="float">
            <text:p>311.92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31:.E31])" office:value-type="currency" office:currency="GBP" office:value="203986.459955964" calcext:value-type="currency">
            <text:p>£203,986.46</text:p>
          </table:table-cell>
          <table:table-cell table:number-columns-repeated="1018"/>
        </table:table-row>
        <table:table-row table:style-name="ro1">
          <table:table-cell table:formula="of:=IF([.B32]&lt;[.$D$14];1;0)" office:value-type="float" office:value="1" calcext:value-type="float">
            <text:p>1</text:p>
          </table:table-cell>
          <table:table-cell table:formula="of:=[.B31]+1" office:value-type="float" office:value="11" calcext:value-type="float">
            <text:p>11</text:p>
          </table:table-cell>
          <table:table-cell table:formula="of:=[.F31]" office:value-type="currency" office:currency="GBP" office:value="203986.459955964" calcext:value-type="currency">
            <text:p>£203,986.46</text:p>
          </table:table-cell>
          <table:table-cell table:formula="of:=[.$C$5]/12*[.C32]" office:value-type="float" office:value="311.079351432846" calcext:value-type="float">
            <text:p>311.08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32:.E32])" office:value-type="currency" office:currency="GBP" office:value="203434.759621361" calcext:value-type="currency">
            <text:p>£203,434.76</text:p>
          </table:table-cell>
          <table:table-cell table:number-columns-repeated="1018"/>
        </table:table-row>
        <table:table-row table:style-name="ro1">
          <table:table-cell table:formula="of:=IF([.B33]&lt;[.$D$14];1;0)" office:value-type="float" office:value="1" calcext:value-type="float">
            <text:p>1</text:p>
          </table:table-cell>
          <table:table-cell table:formula="of:=[.B32]+1" office:value-type="float" office:value="12" calcext:value-type="float">
            <text:p>12</text:p>
          </table:table-cell>
          <table:table-cell table:formula="of:=[.F32]" office:value-type="currency" office:currency="GBP" office:value="203434.759621361" calcext:value-type="currency">
            <text:p>£203,434.76</text:p>
          </table:table-cell>
          <table:table-cell table:formula="of:=[.$C$5]/12*[.C33]" office:value-type="float" office:value="310.238008422575" calcext:value-type="float">
            <text:p>310.24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33:.E33])" office:value-type="currency" office:currency="GBP" office:value="202882.217943747" calcext:value-type="currency">
            <text:p>£202,882.22</text:p>
          </table:table-cell>
          <table:table-cell table:number-columns-repeated="1018"/>
        </table:table-row>
        <table:table-row table:style-name="ro1">
          <table:table-cell table:formula="of:=IF([.B34]&lt;[.$D$14];1;0)" office:value-type="float" office:value="1" calcext:value-type="float">
            <text:p>1</text:p>
          </table:table-cell>
          <table:table-cell table:formula="of:=[.B33]+1" office:value-type="float" office:value="13" calcext:value-type="float">
            <text:p>13</text:p>
          </table:table-cell>
          <table:table-cell table:formula="of:=[.F33]" office:value-type="currency" office:currency="GBP" office:value="202882.217943747" calcext:value-type="currency">
            <text:p>£202,882.22</text:p>
          </table:table-cell>
          <table:table-cell table:formula="of:=[.$C$5]/12*[.C34]" office:value-type="float" office:value="309.395382364214" calcext:value-type="float">
            <text:p>309.40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34:.E34])" office:value-type="currency" office:currency="GBP" office:value="202328.833640075" calcext:value-type="currency">
            <text:p>£202,328.83</text:p>
          </table:table-cell>
          <table:table-cell table:number-columns-repeated="1018"/>
        </table:table-row>
        <table:table-row table:style-name="ro1">
          <table:table-cell table:formula="of:=IF([.B35]&lt;[.$D$14];1;0)" office:value-type="float" office:value="1" calcext:value-type="float">
            <text:p>1</text:p>
          </table:table-cell>
          <table:table-cell table:formula="of:=[.B34]+1" office:value-type="float" office:value="14" calcext:value-type="float">
            <text:p>14</text:p>
          </table:table-cell>
          <table:table-cell table:formula="of:=[.F34]" office:value-type="currency" office:currency="GBP" office:value="202328.833640075" calcext:value-type="currency">
            <text:p>£202,328.83</text:p>
          </table:table-cell>
          <table:table-cell table:formula="of:=[.$C$5]/12*[.C35]" office:value-type="float" office:value="308.551471301114" calcext:value-type="float">
            <text:p>308.55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35:.E35])" office:value-type="currency" office:currency="GBP" office:value="201774.605425339" calcext:value-type="currency">
            <text:p>£201,774.61</text:p>
          </table:table-cell>
          <table:table-cell table:number-columns-repeated="1018"/>
        </table:table-row>
        <table:table-row table:style-name="ro1">
          <table:table-cell table:formula="of:=IF([.B36]&lt;[.$D$14];1;0)" office:value-type="float" office:value="1" calcext:value-type="float">
            <text:p>1</text:p>
          </table:table-cell>
          <table:table-cell table:formula="of:=[.B35]+1" office:value-type="float" office:value="15" calcext:value-type="float">
            <text:p>15</text:p>
          </table:table-cell>
          <table:table-cell table:formula="of:=[.F35]" office:value-type="currency" office:currency="GBP" office:value="201774.605425339" calcext:value-type="currency">
            <text:p>£201,774.61</text:p>
          </table:table-cell>
          <table:table-cell table:formula="of:=[.$C$5]/12*[.C36]" office:value-type="float" office:value="307.706273273642" calcext:value-type="float">
            <text:p>307.71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36:.E36])" office:value-type="currency" office:currency="GBP" office:value="201219.532012576" calcext:value-type="currency">
            <text:p>£201,219.53</text:p>
          </table:table-cell>
          <table:table-cell table:number-columns-repeated="1018"/>
        </table:table-row>
        <table:table-row table:style-name="ro1">
          <table:table-cell table:formula="of:=IF([.B37]&lt;[.$D$14];1;0)" office:value-type="float" office:value="1" calcext:value-type="float">
            <text:p>1</text:p>
          </table:table-cell>
          <table:table-cell table:formula="of:=[.B36]+1" office:value-type="float" office:value="16" calcext:value-type="float">
            <text:p>16</text:p>
          </table:table-cell>
          <table:table-cell table:formula="of:=[.F36]" office:value-type="currency" office:currency="GBP" office:value="201219.532012576" calcext:value-type="currency">
            <text:p>£201,219.53</text:p>
          </table:table-cell>
          <table:table-cell table:formula="of:=[.$C$5]/12*[.C37]" office:value-type="float" office:value="306.859786319179" calcext:value-type="float">
            <text:p>306.86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37:.E37])" office:value-type="currency" office:currency="GBP" office:value="200663.612112859" calcext:value-type="currency">
            <text:p>£200,663.61</text:p>
          </table:table-cell>
          <table:table-cell table:number-columns-repeated="1018"/>
        </table:table-row>
        <table:table-row table:style-name="ro1">
          <table:table-cell table:formula="of:=IF([.B38]&lt;[.$D$14];1;0)" office:value-type="float" office:value="1" calcext:value-type="float">
            <text:p>1</text:p>
          </table:table-cell>
          <table:table-cell table:formula="of:=[.B37]+1" office:value-type="float" office:value="17" calcext:value-type="float">
            <text:p>17</text:p>
          </table:table-cell>
          <table:table-cell table:formula="of:=[.F37]" office:value-type="currency" office:currency="GBP" office:value="200663.612112859" calcext:value-type="currency">
            <text:p>£200,663.61</text:p>
          </table:table-cell>
          <table:table-cell table:formula="of:=[.$C$5]/12*[.C38]" office:value-type="float" office:value="306.01200847211" calcext:value-type="float">
            <text:p>306.01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38:.E38])" office:value-type="currency" office:currency="GBP" office:value="200106.844435295" calcext:value-type="currency">
            <text:p>£200,106.84</text:p>
          </table:table-cell>
          <table:table-cell table:number-columns-repeated="1018"/>
        </table:table-row>
        <table:table-row table:style-name="ro1">
          <table:table-cell table:formula="of:=IF([.B39]&lt;[.$D$14];1;0)" office:value-type="float" office:value="1" calcext:value-type="float">
            <text:p>1</text:p>
          </table:table-cell>
          <table:table-cell table:formula="of:=[.B38]+1" office:value-type="float" office:value="18" calcext:value-type="float">
            <text:p>18</text:p>
          </table:table-cell>
          <table:table-cell table:formula="of:=[.F38]" office:value-type="currency" office:currency="GBP" office:value="200106.844435295" calcext:value-type="currency">
            <text:p>£200,106.84</text:p>
          </table:table-cell>
          <table:table-cell table:formula="of:=[.$C$5]/12*[.C39]" office:value-type="float" office:value="305.162937763824" calcext:value-type="float">
            <text:p>305.16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39:.E39])" office:value-type="currency" office:currency="GBP" office:value="199549.227687022" calcext:value-type="currency">
            <text:p>£199,549.23</text:p>
          </table:table-cell>
          <table:table-cell table:number-columns-repeated="1018"/>
        </table:table-row>
        <table:table-row table:style-name="ro1">
          <table:table-cell table:formula="of:=IF([.B40]&lt;[.$D$14];1;0)" office:value-type="float" office:value="1" calcext:value-type="float">
            <text:p>1</text:p>
          </table:table-cell>
          <table:table-cell table:formula="of:=[.B39]+1" office:value-type="float" office:value="19" calcext:value-type="float">
            <text:p>19</text:p>
          </table:table-cell>
          <table:table-cell table:formula="of:=[.F39]" office:value-type="currency" office:currency="GBP" office:value="199549.227687022" calcext:value-type="currency">
            <text:p>£199,549.23</text:p>
          </table:table-cell>
          <table:table-cell table:formula="of:=[.$C$5]/12*[.C40]" office:value-type="float" office:value="304.312572222708" calcext:value-type="float">
            <text:p>304.31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40:.E40])" office:value-type="currency" office:currency="GBP" office:value="198990.760573208" calcext:value-type="currency">
            <text:p>£198,990.76</text:p>
          </table:table-cell>
          <table:table-cell table:number-columns-repeated="1018"/>
        </table:table-row>
        <table:table-row table:style-name="ro1">
          <table:table-cell table:formula="of:=IF([.B41]&lt;[.$D$14];1;0)" office:value-type="float" office:value="1" calcext:value-type="float">
            <text:p>1</text:p>
          </table:table-cell>
          <table:table-cell table:formula="of:=[.B40]+1" office:value-type="float" office:value="20" calcext:value-type="float">
            <text:p>20</text:p>
          </table:table-cell>
          <table:table-cell table:formula="of:=[.F40]" office:value-type="currency" office:currency="GBP" office:value="198990.760573208" calcext:value-type="currency">
            <text:p>£198,990.76</text:p>
          </table:table-cell>
          <table:table-cell table:formula="of:=[.$C$5]/12*[.C41]" office:value-type="float" office:value="303.460909874142" calcext:value-type="float">
            <text:p>303.46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41:.E41])" office:value-type="currency" office:currency="GBP" office:value="198431.441797046" calcext:value-type="currency">
            <text:p>£198,431.44</text:p>
          </table:table-cell>
          <table:table-cell table:number-columns-repeated="1018"/>
        </table:table-row>
        <table:table-row table:style-name="ro1">
          <table:table-cell table:formula="of:=IF([.B42]&lt;[.$D$14];1;0)" office:value-type="float" office:value="1" calcext:value-type="float">
            <text:p>1</text:p>
          </table:table-cell>
          <table:table-cell table:formula="of:=[.B41]+1" office:value-type="float" office:value="21" calcext:value-type="float">
            <text:p>21</text:p>
          </table:table-cell>
          <table:table-cell table:formula="of:=[.F41]" office:value-type="currency" office:currency="GBP" office:value="198431.441797046" calcext:value-type="currency">
            <text:p>£198,431.44</text:p>
          </table:table-cell>
          <table:table-cell table:formula="of:=[.$C$5]/12*[.C42]" office:value-type="float" office:value="302.607948740495" calcext:value-type="float">
            <text:p>302.61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42:.E42])" office:value-type="currency" office:currency="GBP" office:value="197871.27005975" calcext:value-type="currency">
            <text:p>£197,871.27</text:p>
          </table:table-cell>
          <table:table-cell table:number-columns-repeated="1018"/>
        </table:table-row>
        <table:table-row table:style-name="ro1">
          <table:table-cell table:formula="of:=IF([.B43]&lt;[.$D$14];1;0)" office:value-type="float" office:value="1" calcext:value-type="float">
            <text:p>1</text:p>
          </table:table-cell>
          <table:table-cell table:formula="of:=[.B42]+1" office:value-type="float" office:value="22" calcext:value-type="float">
            <text:p>22</text:p>
          </table:table-cell>
          <table:table-cell table:formula="of:=[.F42]" office:value-type="currency" office:currency="GBP" office:value="197871.27005975" calcext:value-type="currency">
            <text:p>£197,871.27</text:p>
          </table:table-cell>
          <table:table-cell table:formula="of:=[.$C$5]/12*[.C43]" office:value-type="float" office:value="301.753686841118" calcext:value-type="float">
            <text:p>301.75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43:.E43])" office:value-type="currency" office:currency="GBP" office:value="197310.244060554" calcext:value-type="currency">
            <text:p>£197,310.24</text:p>
          </table:table-cell>
          <table:table-cell table:number-columns-repeated="1018"/>
        </table:table-row>
        <table:table-row table:style-name="ro1">
          <table:table-cell table:formula="of:=IF([.B44]&lt;[.$D$14];1;0)" office:value-type="float" office:value="1" calcext:value-type="float">
            <text:p>1</text:p>
          </table:table-cell>
          <table:table-cell table:formula="of:=[.B43]+1" office:value-type="float" office:value="23" calcext:value-type="float">
            <text:p>23</text:p>
          </table:table-cell>
          <table:table-cell table:formula="of:=[.F43]" office:value-type="currency" office:currency="GBP" office:value="197310.244060554" calcext:value-type="currency">
            <text:p>£197,310.24</text:p>
          </table:table-cell>
          <table:table-cell table:formula="of:=[.$C$5]/12*[.C44]" office:value-type="float" office:value="300.898122192345" calcext:value-type="float">
            <text:p>300.90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44:.E44])" office:value-type="currency" office:currency="GBP" office:value="196748.36249671" calcext:value-type="currency">
            <text:p>£196,748.36</text:p>
          </table:table-cell>
          <table:table-cell table:number-columns-repeated="1018"/>
        </table:table-row>
        <table:table-row table:style-name="ro1">
          <table:table-cell table:formula="of:=IF([.B45]&lt;[.$D$14];1;0)" office:value-type="float" office:value="1" calcext:value-type="float">
            <text:p>1</text:p>
          </table:table-cell>
          <table:table-cell table:formula="of:=[.B44]+1" office:value-type="float" office:value="24" calcext:value-type="float">
            <text:p>24</text:p>
          </table:table-cell>
          <table:table-cell table:formula="of:=[.F44]" office:value-type="currency" office:currency="GBP" office:value="196748.36249671" calcext:value-type="currency">
            <text:p>£196,748.36</text:p>
          </table:table-cell>
          <table:table-cell table:formula="of:=[.$C$5]/12*[.C45]" office:value-type="float" office:value="300.041252807483" calcext:value-type="float">
            <text:p>300.04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45:.E45])" office:value-type="currency" office:currency="GBP" office:value="196185.624063481" calcext:value-type="currency">
            <text:p>£196,185.62</text:p>
          </table:table-cell>
          <table:table-cell table:number-columns-repeated="1018"/>
        </table:table-row>
        <table:table-row table:style-name="ro1">
          <table:table-cell table:formula="of:=IF([.B46]&lt;[.$D$14];1;0)" office:value-type="float" office:value="1" calcext:value-type="float">
            <text:p>1</text:p>
          </table:table-cell>
          <table:table-cell table:formula="of:=[.B45]+1" office:value-type="float" office:value="25" calcext:value-type="float">
            <text:p>25</text:p>
          </table:table-cell>
          <table:table-cell table:formula="of:=[.F45]" office:value-type="currency" office:currency="GBP" office:value="196185.624063481" calcext:value-type="currency">
            <text:p>£196,185.62</text:p>
          </table:table-cell>
          <table:table-cell table:formula="of:=[.$C$5]/12*[.C46]" office:value-type="float" office:value="299.183076696809" calcext:value-type="float">
            <text:p>299.18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46:.E46])" office:value-type="currency" office:currency="GBP" office:value="195622.027454142" calcext:value-type="currency">
            <text:p>£195,622.03</text:p>
          </table:table-cell>
          <table:table-cell table:number-columns-repeated="1018"/>
        </table:table-row>
        <table:table-row table:style-name="ro1">
          <table:table-cell table:formula="of:=IF([.B47]&lt;[.$D$14];1;0)" office:value-type="float" office:value="1" calcext:value-type="float">
            <text:p>1</text:p>
          </table:table-cell>
          <table:table-cell table:formula="of:=[.B46]+1" office:value-type="float" office:value="26" calcext:value-type="float">
            <text:p>26</text:p>
          </table:table-cell>
          <table:table-cell table:formula="of:=[.F46]" office:value-type="currency" office:currency="GBP" office:value="195622.027454142" calcext:value-type="currency">
            <text:p>£195,622.03</text:p>
          </table:table-cell>
          <table:table-cell table:formula="of:=[.$C$5]/12*[.C47]" office:value-type="float" office:value="298.323591867566" calcext:value-type="float">
            <text:p>298.32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47:.E47])" office:value-type="currency" office:currency="GBP" office:value="195057.571359973" calcext:value-type="currency">
            <text:p>£195,057.57</text:p>
          </table:table-cell>
          <table:table-cell table:number-columns-repeated="1018"/>
        </table:table-row>
        <table:table-row table:style-name="ro1">
          <table:table-cell table:formula="of:=IF([.B48]&lt;[.$D$14];1;0)" office:value-type="float" office:value="1" calcext:value-type="float">
            <text:p>1</text:p>
          </table:table-cell>
          <table:table-cell table:formula="of:=[.B47]+1" office:value-type="float" office:value="27" calcext:value-type="float">
            <text:p>27</text:p>
          </table:table-cell>
          <table:table-cell table:formula="of:=[.F47]" office:value-type="currency" office:currency="GBP" office:value="195057.571359973" calcext:value-type="currency">
            <text:p>£195,057.57</text:p>
          </table:table-cell>
          <table:table-cell table:formula="of:=[.$C$5]/12*[.C48]" office:value-type="float" office:value="297.462796323958" calcext:value-type="float">
            <text:p>297.46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48:.E48])" office:value-type="currency" office:currency="GBP" office:value="194492.25447026" calcext:value-type="currency">
            <text:p>£194,492.25</text:p>
          </table:table-cell>
          <table:table-cell table:number-columns-repeated="1018"/>
        </table:table-row>
        <table:table-row table:style-name="ro1">
          <table:table-cell table:formula="of:=IF([.B49]&lt;[.$D$14];1;0)" office:value-type="float" office:value="1" calcext:value-type="float">
            <text:p>1</text:p>
          </table:table-cell>
          <table:table-cell table:formula="of:=[.B48]+1" office:value-type="float" office:value="28" calcext:value-type="float">
            <text:p>28</text:p>
          </table:table-cell>
          <table:table-cell table:formula="of:=[.F48]" office:value-type="currency" office:currency="GBP" office:value="194492.25447026" calcext:value-type="currency">
            <text:p>£194,492.25</text:p>
          </table:table-cell>
          <table:table-cell table:formula="of:=[.$C$5]/12*[.C49]" office:value-type="float" office:value="296.600688067147" calcext:value-type="float">
            <text:p>296.60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49:.E49])" office:value-type="currency" office:currency="GBP" office:value="193926.075472291" calcext:value-type="currency">
            <text:p>£193,926.08</text:p>
          </table:table-cell>
          <table:table-cell table:number-columns-repeated="1018"/>
        </table:table-row>
        <table:table-row table:style-name="ro1">
          <table:table-cell table:formula="of:=IF([.B50]&lt;[.$D$14];1;0)" office:value-type="float" office:value="1" calcext:value-type="float">
            <text:p>1</text:p>
          </table:table-cell>
          <table:table-cell table:formula="of:=[.B49]+1" office:value-type="float" office:value="29" calcext:value-type="float">
            <text:p>29</text:p>
          </table:table-cell>
          <table:table-cell table:formula="of:=[.F49]" office:value-type="currency" office:currency="GBP" office:value="193926.075472291" calcext:value-type="currency">
            <text:p>£193,926.08</text:p>
          </table:table-cell>
          <table:table-cell table:formula="of:=[.$C$5]/12*[.C50]" office:value-type="float" office:value="295.737265095243" calcext:value-type="float">
            <text:p>295.74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50:.E50])" office:value-type="currency" office:currency="GBP" office:value="193359.033051349" calcext:value-type="currency">
            <text:p>£193,359.03</text:p>
          </table:table-cell>
          <table:table-cell table:number-columns-repeated="1018"/>
        </table:table-row>
        <table:table-row table:style-name="ro1">
          <table:table-cell table:formula="of:=IF([.B51]&lt;[.$D$14];1;0)" office:value-type="float" office:value="1" calcext:value-type="float">
            <text:p>1</text:p>
          </table:table-cell>
          <table:table-cell table:formula="of:=[.B50]+1" office:value-type="float" office:value="30" calcext:value-type="float">
            <text:p>30</text:p>
          </table:table-cell>
          <table:table-cell table:formula="of:=[.F50]" office:value-type="currency" office:currency="GBP" office:value="193359.033051349" calcext:value-type="currency">
            <text:p>£193,359.03</text:p>
          </table:table-cell>
          <table:table-cell table:formula="of:=[.$C$5]/12*[.C51]" office:value-type="float" office:value="294.872525403308" calcext:value-type="float">
            <text:p>294.87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51:.E51])" office:value-type="currency" office:currency="GBP" office:value="192791.125890716" calcext:value-type="currency">
            <text:p>£192,791.13</text:p>
          </table:table-cell>
          <table:table-cell table:number-columns-repeated="1018"/>
        </table:table-row>
        <table:table-row table:style-name="ro1">
          <table:table-cell table:formula="of:=IF([.B52]&lt;[.$D$14];1;0)" office:value-type="float" office:value="1" calcext:value-type="float">
            <text:p>1</text:p>
          </table:table-cell>
          <table:table-cell table:formula="of:=[.B51]+1" office:value-type="float" office:value="31" calcext:value-type="float">
            <text:p>31</text:p>
          </table:table-cell>
          <table:table-cell table:formula="of:=[.F51]" office:value-type="currency" office:currency="GBP" office:value="192791.125890716" calcext:value-type="currency">
            <text:p>£192,791.13</text:p>
          </table:table-cell>
          <table:table-cell table:formula="of:=[.$C$5]/12*[.C52]" office:value-type="float" office:value="294.006466983342" calcext:value-type="float">
            <text:p>294.01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52:.E52])" office:value-type="currency" office:currency="GBP" office:value="192222.352671663" calcext:value-type="currency">
            <text:p>£192,222.35</text:p>
          </table:table-cell>
          <table:table-cell table:number-columns-repeated="1018"/>
        </table:table-row>
        <table:table-row table:style-name="ro1">
          <table:table-cell table:formula="of:=IF([.B53]&lt;[.$D$14];1;0)" office:value-type="float" office:value="1" calcext:value-type="float">
            <text:p>1</text:p>
          </table:table-cell>
          <table:table-cell table:formula="of:=[.B52]+1" office:value-type="float" office:value="32" calcext:value-type="float">
            <text:p>32</text:p>
          </table:table-cell>
          <table:table-cell table:formula="of:=[.F52]" office:value-type="currency" office:currency="GBP" office:value="192222.352671663" calcext:value-type="currency">
            <text:p>£192,222.35</text:p>
          </table:table-cell>
          <table:table-cell table:formula="of:=[.$C$5]/12*[.C53]" office:value-type="float" office:value="293.139087824286" calcext:value-type="float">
            <text:p>293.14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53:.E53])" office:value-type="currency" office:currency="GBP" office:value="191652.712073451" calcext:value-type="currency">
            <text:p>£191,652.71</text:p>
          </table:table-cell>
          <table:table-cell table:number-columns-repeated="1018"/>
        </table:table-row>
        <table:table-row table:style-name="ro1">
          <table:table-cell table:formula="of:=IF([.B54]&lt;[.$D$14];1;0)" office:value-type="float" office:value="1" calcext:value-type="float">
            <text:p>1</text:p>
          </table:table-cell>
          <table:table-cell table:formula="of:=[.B53]+1" office:value-type="float" office:value="33" calcext:value-type="float">
            <text:p>33</text:p>
          </table:table-cell>
          <table:table-cell table:formula="of:=[.F53]" office:value-type="currency" office:currency="GBP" office:value="191652.712073451" calcext:value-type="currency">
            <text:p>£191,652.71</text:p>
          </table:table-cell>
          <table:table-cell table:formula="of:=[.$C$5]/12*[.C54]" office:value-type="float" office:value="292.270385912013" calcext:value-type="float">
            <text:p>292.27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54:.E54])" office:value-type="currency" office:currency="GBP" office:value="191082.202773326" calcext:value-type="currency">
            <text:p>£191,082.20</text:p>
          </table:table-cell>
          <table:table-cell table:number-columns-repeated="1018"/>
        </table:table-row>
        <table:table-row table:style-name="ro1">
          <table:table-cell table:formula="of:=IF([.B55]&lt;[.$D$14];1;0)" office:value-type="float" office:value="1" calcext:value-type="float">
            <text:p>1</text:p>
          </table:table-cell>
          <table:table-cell table:formula="of:=[.B54]+1" office:value-type="float" office:value="34" calcext:value-type="float">
            <text:p>34</text:p>
          </table:table-cell>
          <table:table-cell table:formula="of:=[.F54]" office:value-type="currency" office:currency="GBP" office:value="191082.202773326" calcext:value-type="currency">
            <text:p>£191,082.20</text:p>
          </table:table-cell>
          <table:table-cell table:formula="of:=[.$C$5]/12*[.C55]" office:value-type="float" office:value="291.400359229323" calcext:value-type="float">
            <text:p>291.40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55:.E55])" office:value-type="currency" office:currency="GBP" office:value="190510.823446519" calcext:value-type="currency">
            <text:p>£190,510.82</text:p>
          </table:table-cell>
          <table:table-cell table:number-columns-repeated="1018"/>
        </table:table-row>
        <table:table-row table:style-name="ro1">
          <table:table-cell table:formula="of:=IF([.B56]&lt;[.$D$14];1;0)" office:value-type="float" office:value="1" calcext:value-type="float">
            <text:p>1</text:p>
          </table:table-cell>
          <table:table-cell table:formula="of:=[.B55]+1" office:value-type="float" office:value="35" calcext:value-type="float">
            <text:p>35</text:p>
          </table:table-cell>
          <table:table-cell table:formula="of:=[.F55]" office:value-type="currency" office:currency="GBP" office:value="190510.823446519" calcext:value-type="currency">
            <text:p>£190,510.82</text:p>
          </table:table-cell>
          <table:table-cell table:formula="of:=[.$C$5]/12*[.C56]" office:value-type="float" office:value="290.529005755942" calcext:value-type="float">
            <text:p>290.53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56:.E56])" office:value-type="currency" office:currency="GBP" office:value="189938.572766239" calcext:value-type="currency">
            <text:p>£189,938.57</text:p>
          </table:table-cell>
          <table:table-cell table:number-columns-repeated="1018"/>
        </table:table-row>
        <table:table-row table:style-name="ro1">
          <table:table-cell table:formula="of:=IF([.B57]&lt;[.$D$14];1;0)" office:value-type="float" office:value="1" calcext:value-type="float">
            <text:p>1</text:p>
          </table:table-cell>
          <table:table-cell table:formula="of:=[.B56]+1" office:value-type="float" office:value="36" calcext:value-type="float">
            <text:p>36</text:p>
          </table:table-cell>
          <table:table-cell table:formula="of:=[.F56]" office:value-type="currency" office:currency="GBP" office:value="189938.572766239" calcext:value-type="currency">
            <text:p>£189,938.57</text:p>
          </table:table-cell>
          <table:table-cell table:formula="of:=[.$C$5]/12*[.C57]" office:value-type="float" office:value="289.656323468514" calcext:value-type="float">
            <text:p>289.66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57:.E57])" office:value-type="currency" office:currency="GBP" office:value="189365.449403671" calcext:value-type="currency">
            <text:p>£189,365.45</text:p>
          </table:table-cell>
          <table:table-cell table:number-columns-repeated="1018"/>
        </table:table-row>
        <table:table-row table:style-name="ro1">
          <table:table-cell table:formula="of:=IF([.B58]&lt;[.$D$14];1;0)" office:value-type="float" office:value="1" calcext:value-type="float">
            <text:p>1</text:p>
          </table:table-cell>
          <table:table-cell table:formula="of:=[.B57]+1" office:value-type="float" office:value="37" calcext:value-type="float">
            <text:p>37</text:p>
          </table:table-cell>
          <table:table-cell table:formula="of:=[.F57]" office:value-type="currency" office:currency="GBP" office:value="189365.449403671" calcext:value-type="currency">
            <text:p>£189,365.45</text:p>
          </table:table-cell>
          <table:table-cell table:formula="of:=[.$C$5]/12*[.C58]" office:value-type="float" office:value="288.782310340598" calcext:value-type="float">
            <text:p>288.78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58:.E58])" office:value-type="currency" office:currency="GBP" office:value="188791.452027975" calcext:value-type="currency">
            <text:p>£188,791.45</text:p>
          </table:table-cell>
          <table:table-cell table:number-columns-repeated="1018"/>
        </table:table-row>
        <table:table-row table:style-name="ro1">
          <table:table-cell table:formula="of:=IF([.B59]&lt;[.$D$14];1;0)" office:value-type="float" office:value="1" calcext:value-type="float">
            <text:p>1</text:p>
          </table:table-cell>
          <table:table-cell table:formula="of:=[.B58]+1" office:value-type="float" office:value="38" calcext:value-type="float">
            <text:p>38</text:p>
          </table:table-cell>
          <table:table-cell table:formula="of:=[.F58]" office:value-type="currency" office:currency="GBP" office:value="188791.452027975" calcext:value-type="currency">
            <text:p>£188,791.45</text:p>
          </table:table-cell>
          <table:table-cell table:formula="of:=[.$C$5]/12*[.C59]" office:value-type="float" office:value="287.906964342662" calcext:value-type="float">
            <text:p>287.91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59:.E59])" office:value-type="currency" office:currency="GBP" office:value="188216.579306281" calcext:value-type="currency">
            <text:p>£188,216.58</text:p>
          </table:table-cell>
          <table:table-cell table:number-columns-repeated="1018"/>
        </table:table-row>
        <table:table-row table:style-name="ro1">
          <table:table-cell table:formula="of:=IF([.B60]&lt;[.$D$14];1;0)" office:value-type="float" office:value="1" calcext:value-type="float">
            <text:p>1</text:p>
          </table:table-cell>
          <table:table-cell table:formula="of:=[.B59]+1" office:value-type="float" office:value="39" calcext:value-type="float">
            <text:p>39</text:p>
          </table:table-cell>
          <table:table-cell table:formula="of:=[.F59]" office:value-type="currency" office:currency="GBP" office:value="188216.579306281" calcext:value-type="currency">
            <text:p>£188,216.58</text:p>
          </table:table-cell>
          <table:table-cell table:formula="of:=[.$C$5]/12*[.C60]" office:value-type="float" office:value="287.030283442079" calcext:value-type="float">
            <text:p>287.03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60:.E60])" office:value-type="currency" office:currency="GBP" office:value="187640.829903687" calcext:value-type="currency">
            <text:p>£187,640.83</text:p>
          </table:table-cell>
          <table:table-cell table:number-columns-repeated="1018"/>
        </table:table-row>
        <table:table-row table:style-name="ro1">
          <table:table-cell table:formula="of:=IF([.B61]&lt;[.$D$14];1;0)" office:value-type="float" office:value="1" calcext:value-type="float">
            <text:p>1</text:p>
          </table:table-cell>
          <table:table-cell table:formula="of:=[.B60]+1" office:value-type="float" office:value="40" calcext:value-type="float">
            <text:p>40</text:p>
          </table:table-cell>
          <table:table-cell table:formula="of:=[.F60]" office:value-type="currency" office:currency="GBP" office:value="187640.829903687" calcext:value-type="currency">
            <text:p>£187,640.83</text:p>
          </table:table-cell>
          <table:table-cell table:formula="of:=[.$C$5]/12*[.C61]" office:value-type="float" office:value="286.152265603122" calcext:value-type="float">
            <text:p>286.15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61:.E61])" office:value-type="currency" office:currency="GBP" office:value="187064.202483253" calcext:value-type="currency">
            <text:p>£187,064.20</text:p>
          </table:table-cell>
          <table:table-cell table:number-columns-repeated="1018"/>
        </table:table-row>
        <table:table-row table:style-name="ro1">
          <table:table-cell table:formula="of:=IF([.B62]&lt;[.$D$14];1;0)" office:value-type="float" office:value="1" calcext:value-type="float">
            <text:p>1</text:p>
          </table:table-cell>
          <table:table-cell table:formula="of:=[.B61]+1" office:value-type="float" office:value="41" calcext:value-type="float">
            <text:p>41</text:p>
          </table:table-cell>
          <table:table-cell table:formula="of:=[.F61]" office:value-type="currency" office:currency="GBP" office:value="187064.202483253" calcext:value-type="currency">
            <text:p>£187,064.20</text:p>
          </table:table-cell>
          <table:table-cell table:formula="of:=[.$C$5]/12*[.C62]" office:value-type="float" office:value="285.272908786961" calcext:value-type="float">
            <text:p>285.27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62:.E62])" office:value-type="currency" office:currency="GBP" office:value="186486.695706004" calcext:value-type="currency">
            <text:p>£186,486.70</text:p>
          </table:table-cell>
          <table:table-cell table:number-columns-repeated="1018"/>
        </table:table-row>
        <table:table-row table:style-name="ro1">
          <table:table-cell table:formula="of:=IF([.B63]&lt;[.$D$14];1;0)" office:value-type="float" office:value="1" calcext:value-type="float">
            <text:p>1</text:p>
          </table:table-cell>
          <table:table-cell table:formula="of:=[.B62]+1" office:value-type="float" office:value="42" calcext:value-type="float">
            <text:p>42</text:p>
          </table:table-cell>
          <table:table-cell table:formula="of:=[.F62]" office:value-type="currency" office:currency="GBP" office:value="186486.695706004" calcext:value-type="currency">
            <text:p>£186,486.70</text:p>
          </table:table-cell>
          <table:table-cell table:formula="of:=[.$C$5]/12*[.C63]" office:value-type="float" office:value="284.392210951656" calcext:value-type="float">
            <text:p>284.39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63:.E63])" office:value-type="currency" office:currency="GBP" office:value="185908.308230919" calcext:value-type="currency">
            <text:p>£185,908.31</text:p>
          </table:table-cell>
          <table:table-cell table:number-columns-repeated="1018"/>
        </table:table-row>
        <table:table-row table:style-name="ro1">
          <table:table-cell table:formula="of:=IF([.B64]&lt;[.$D$14];1;0)" office:value-type="float" office:value="1" calcext:value-type="float">
            <text:p>1</text:p>
          </table:table-cell>
          <table:table-cell table:formula="of:=[.B63]+1" office:value-type="float" office:value="43" calcext:value-type="float">
            <text:p>43</text:p>
          </table:table-cell>
          <table:table-cell table:formula="of:=[.F63]" office:value-type="currency" office:currency="GBP" office:value="185908.308230919" calcext:value-type="currency">
            <text:p>£185,908.31</text:p>
          </table:table-cell>
          <table:table-cell table:formula="of:=[.$C$5]/12*[.C64]" office:value-type="float" office:value="283.510170052151" calcext:value-type="float">
            <text:p>283.51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64:.E64])" office:value-type="currency" office:currency="GBP" office:value="185329.038714935" calcext:value-type="currency">
            <text:p>£185,329.04</text:p>
          </table:table-cell>
          <table:table-cell table:number-columns-repeated="1018"/>
        </table:table-row>
        <table:table-row table:style-name="ro1">
          <table:table-cell table:formula="of:=IF([.B65]&lt;[.$D$14];1;0)" office:value-type="float" office:value="1" calcext:value-type="float">
            <text:p>1</text:p>
          </table:table-cell>
          <table:table-cell table:formula="of:=[.B64]+1" office:value-type="float" office:value="44" calcext:value-type="float">
            <text:p>44</text:p>
          </table:table-cell>
          <table:table-cell table:formula="of:=[.F64]" office:value-type="currency" office:currency="GBP" office:value="185329.038714935" calcext:value-type="currency">
            <text:p>£185,329.04</text:p>
          </table:table-cell>
          <table:table-cell table:formula="of:=[.$C$5]/12*[.C65]" office:value-type="float" office:value="282.626784040275" calcext:value-type="float">
            <text:p>282.63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65:.E65])" office:value-type="currency" office:currency="GBP" office:value="184748.885812938" calcext:value-type="currency">
            <text:p>£184,748.89</text:p>
          </table:table-cell>
          <table:table-cell table:number-columns-repeated="1018"/>
        </table:table-row>
        <table:table-row table:style-name="ro1">
          <table:table-cell table:formula="of:=IF([.B66]&lt;[.$D$14];1;0)" office:value-type="float" office:value="1" calcext:value-type="float">
            <text:p>1</text:p>
          </table:table-cell>
          <table:table-cell table:formula="of:=[.B65]+1" office:value-type="float" office:value="45" calcext:value-type="float">
            <text:p>45</text:p>
          </table:table-cell>
          <table:table-cell table:formula="of:=[.F65]" office:value-type="currency" office:currency="GBP" office:value="184748.885812938" calcext:value-type="currency">
            <text:p>£184,748.89</text:p>
          </table:table-cell>
          <table:table-cell table:formula="of:=[.$C$5]/12*[.C66]" office:value-type="float" office:value="281.742050864731" calcext:value-type="float">
            <text:p>281.74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66:.E66])" office:value-type="currency" office:currency="GBP" office:value="184167.848177767" calcext:value-type="currency">
            <text:p>£184,167.85</text:p>
          </table:table-cell>
          <table:table-cell table:number-columns-repeated="1018"/>
        </table:table-row>
        <table:table-row table:style-name="ro1">
          <table:table-cell table:formula="of:=IF([.B67]&lt;[.$D$14];1;0)" office:value-type="float" office:value="1" calcext:value-type="float">
            <text:p>1</text:p>
          </table:table-cell>
          <table:table-cell table:formula="of:=[.B66]+1" office:value-type="float" office:value="46" calcext:value-type="float">
            <text:p>46</text:p>
          </table:table-cell>
          <table:table-cell table:formula="of:=[.F66]" office:value-type="currency" office:currency="GBP" office:value="184167.848177767" calcext:value-type="currency">
            <text:p>£184,167.85</text:p>
          </table:table-cell>
          <table:table-cell table:formula="of:=[.$C$5]/12*[.C67]" office:value-type="float" office:value="280.855968471094" calcext:value-type="float">
            <text:p>280.86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67:.E67])" office:value-type="currency" office:currency="GBP" office:value="183585.924460201" calcext:value-type="currency">
            <text:p>£183,585.92</text:p>
          </table:table-cell>
          <table:table-cell table:number-columns-repeated="1018"/>
        </table:table-row>
        <table:table-row table:style-name="ro1">
          <table:table-cell table:formula="of:=IF([.B68]&lt;[.$D$14];1;0)" office:value-type="float" office:value="1" calcext:value-type="float">
            <text:p>1</text:p>
          </table:table-cell>
          <table:table-cell table:formula="of:=[.B67]+1" office:value-type="float" office:value="47" calcext:value-type="float">
            <text:p>47</text:p>
          </table:table-cell>
          <table:table-cell table:formula="of:=[.F67]" office:value-type="currency" office:currency="GBP" office:value="183585.924460201" calcext:value-type="currency">
            <text:p>£183,585.92</text:p>
          </table:table-cell>
          <table:table-cell table:formula="of:=[.$C$5]/12*[.C68]" office:value-type="float" office:value="279.968534801807" calcext:value-type="float">
            <text:p>279.97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68:.E68])" office:value-type="currency" office:currency="GBP" office:value="183003.113308966" calcext:value-type="currency">
            <text:p>£183,003.11</text:p>
          </table:table-cell>
          <table:table-cell table:number-columns-repeated="1018"/>
        </table:table-row>
        <table:table-row table:style-name="ro1">
          <table:table-cell table:formula="of:=IF([.B69]&lt;[.$D$14];1;0)" office:value-type="float" office:value="1" calcext:value-type="float">
            <text:p>1</text:p>
          </table:table-cell>
          <table:table-cell table:formula="of:=[.B68]+1" office:value-type="float" office:value="48" calcext:value-type="float">
            <text:p>48</text:p>
          </table:table-cell>
          <table:table-cell table:formula="of:=[.F68]" office:value-type="currency" office:currency="GBP" office:value="183003.113308966" calcext:value-type="currency">
            <text:p>£183,003.11</text:p>
          </table:table-cell>
          <table:table-cell table:formula="of:=[.$C$5]/12*[.C69]" office:value-type="float" office:value="279.079747796174" calcext:value-type="float">
            <text:p>279.08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69:.E69])" office:value-type="currency" office:currency="GBP" office:value="182419.413370726" calcext:value-type="currency">
            <text:p>£182,419.41</text:p>
          </table:table-cell>
          <table:table-cell table:number-columns-repeated="1018"/>
        </table:table-row>
        <table:table-row table:style-name="ro1">
          <table:table-cell table:formula="of:=IF([.B70]&lt;[.$D$14];1;0)" office:value-type="float" office:value="1" calcext:value-type="float">
            <text:p>1</text:p>
          </table:table-cell>
          <table:table-cell table:formula="of:=[.B69]+1" office:value-type="float" office:value="49" calcext:value-type="float">
            <text:p>49</text:p>
          </table:table-cell>
          <table:table-cell table:formula="of:=[.F69]" office:value-type="currency" office:currency="GBP" office:value="182419.413370726" calcext:value-type="currency">
            <text:p>£182,419.41</text:p>
          </table:table-cell>
          <table:table-cell table:formula="of:=[.$C$5]/12*[.C70]" office:value-type="float" office:value="278.189605390357" calcext:value-type="float">
            <text:p>278.19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70:.E70])" office:value-type="currency" office:currency="GBP" office:value="181834.82329008" calcext:value-type="currency">
            <text:p>£181,834.82</text:p>
          </table:table-cell>
          <table:table-cell table:number-columns-repeated="1018"/>
        </table:table-row>
        <table:table-row table:style-name="ro1">
          <table:table-cell table:formula="of:=IF([.B71]&lt;[.$D$14];1;0)" office:value-type="float" office:value="1" calcext:value-type="float">
            <text:p>1</text:p>
          </table:table-cell>
          <table:table-cell table:formula="of:=[.B70]+1" office:value-type="float" office:value="50" calcext:value-type="float">
            <text:p>50</text:p>
          </table:table-cell>
          <table:table-cell table:formula="of:=[.F70]" office:value-type="currency" office:currency="GBP" office:value="181834.82329008" calcext:value-type="currency">
            <text:p>£181,834.82</text:p>
          </table:table-cell>
          <table:table-cell table:formula="of:=[.$C$5]/12*[.C71]" office:value-type="float" office:value="277.298105517372" calcext:value-type="float">
            <text:p>277.30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71:.E71])" office:value-type="currency" office:currency="GBP" office:value="181249.341709561" calcext:value-type="currency">
            <text:p>£181,249.34</text:p>
          </table:table-cell>
          <table:table-cell table:number-columns-repeated="1018"/>
        </table:table-row>
        <table:table-row table:style-name="ro1">
          <table:table-cell table:formula="of:=IF([.B72]&lt;[.$D$14];1;0)" office:value-type="float" office:value="1" calcext:value-type="float">
            <text:p>1</text:p>
          </table:table-cell>
          <table:table-cell table:formula="of:=[.B71]+1" office:value-type="float" office:value="51" calcext:value-type="float">
            <text:p>51</text:p>
          </table:table-cell>
          <table:table-cell table:formula="of:=[.F71]" office:value-type="currency" office:currency="GBP" office:value="181249.341709561" calcext:value-type="currency">
            <text:p>£181,249.34</text:p>
          </table:table-cell>
          <table:table-cell table:formula="of:=[.$C$5]/12*[.C72]" office:value-type="float" office:value="276.40524610708" calcext:value-type="float">
            <text:p>276.41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72:.E72])" office:value-type="currency" office:currency="GBP" office:value="180662.967269631" calcext:value-type="currency">
            <text:p>£180,662.97</text:p>
          </table:table-cell>
          <table:table-cell table:number-columns-repeated="1018"/>
        </table:table-row>
        <table:table-row table:style-name="ro1">
          <table:table-cell table:formula="of:=IF([.B73]&lt;[.$D$14];1;0)" office:value-type="float" office:value="1" calcext:value-type="float">
            <text:p>1</text:p>
          </table:table-cell>
          <table:table-cell table:formula="of:=[.B72]+1" office:value-type="float" office:value="52" calcext:value-type="float">
            <text:p>52</text:p>
          </table:table-cell>
          <table:table-cell table:formula="of:=[.F72]" office:value-type="currency" office:currency="GBP" office:value="180662.967269631" calcext:value-type="currency">
            <text:p>£180,662.97</text:p>
          </table:table-cell>
          <table:table-cell table:formula="of:=[.$C$5]/12*[.C73]" office:value-type="float" office:value="275.511025086188" calcext:value-type="float">
            <text:p>275.51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73:.E73])" office:value-type="currency" office:currency="GBP" office:value="180075.698608681" calcext:value-type="currency">
            <text:p>£180,075.70</text:p>
          </table:table-cell>
          <table:table-cell table:number-columns-repeated="1018"/>
        </table:table-row>
        <table:table-row table:style-name="ro1">
          <table:table-cell table:formula="of:=IF([.B74]&lt;[.$D$14];1;0)" office:value-type="float" office:value="1" calcext:value-type="float">
            <text:p>1</text:p>
          </table:table-cell>
          <table:table-cell table:formula="of:=[.B73]+1" office:value-type="float" office:value="53" calcext:value-type="float">
            <text:p>53</text:p>
          </table:table-cell>
          <table:table-cell table:formula="of:=[.F73]" office:value-type="currency" office:currency="GBP" office:value="180075.698608681" calcext:value-type="currency">
            <text:p>£180,075.70</text:p>
          </table:table-cell>
          <table:table-cell table:formula="of:=[.$C$5]/12*[.C74]" office:value-type="float" office:value="274.615440378239" calcext:value-type="float">
            <text:p>274.62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74:.E74])" office:value-type="currency" office:currency="GBP" office:value="179487.534363023" calcext:value-type="currency">
            <text:p>£179,487.53</text:p>
          </table:table-cell>
          <table:table-cell table:number-columns-repeated="1018"/>
        </table:table-row>
        <table:table-row table:style-name="ro1">
          <table:table-cell table:formula="of:=IF([.B75]&lt;[.$D$14];1;0)" office:value-type="float" office:value="1" calcext:value-type="float">
            <text:p>1</text:p>
          </table:table-cell>
          <table:table-cell table:formula="of:=[.B74]+1" office:value-type="float" office:value="54" calcext:value-type="float">
            <text:p>54</text:p>
          </table:table-cell>
          <table:table-cell table:formula="of:=[.F74]" office:value-type="currency" office:currency="GBP" office:value="179487.534363023" calcext:value-type="currency">
            <text:p>£179,487.53</text:p>
          </table:table-cell>
          <table:table-cell table:formula="of:=[.$C$5]/12*[.C75]" office:value-type="float" office:value="273.71848990361" calcext:value-type="float">
            <text:p>273.72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75:.E75])" office:value-type="currency" office:currency="GBP" office:value="178898.47316689" calcext:value-type="currency">
            <text:p>£178,898.47</text:p>
          </table:table-cell>
          <table:table-cell table:number-columns-repeated="1018"/>
        </table:table-row>
        <table:table-row table:style-name="ro1">
          <table:table-cell table:formula="of:=IF([.B76]&lt;[.$D$14];1;0)" office:value-type="float" office:value="1" calcext:value-type="float">
            <text:p>1</text:p>
          </table:table-cell>
          <table:table-cell table:formula="of:=[.B75]+1" office:value-type="float" office:value="55" calcext:value-type="float">
            <text:p>55</text:p>
          </table:table-cell>
          <table:table-cell table:formula="of:=[.F75]" office:value-type="currency" office:currency="GBP" office:value="178898.47316689" calcext:value-type="currency">
            <text:p>£178,898.47</text:p>
          </table:table-cell>
          <table:table-cell table:formula="of:=[.$C$5]/12*[.C76]" office:value-type="float" office:value="272.820171579507" calcext:value-type="float">
            <text:p>272.82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76:.E76])" office:value-type="currency" office:currency="GBP" office:value="178308.513652433" calcext:value-type="currency">
            <text:p>£178,308.51</text:p>
          </table:table-cell>
          <table:table-cell table:number-columns-repeated="1018"/>
        </table:table-row>
        <table:table-row table:style-name="ro1">
          <table:table-cell table:formula="of:=IF([.B77]&lt;[.$D$14];1;0)" office:value-type="float" office:value="1" calcext:value-type="float">
            <text:p>1</text:p>
          </table:table-cell>
          <table:table-cell table:formula="of:=[.B76]+1" office:value-type="float" office:value="56" calcext:value-type="float">
            <text:p>56</text:p>
          </table:table-cell>
          <table:table-cell table:formula="of:=[.F76]" office:value-type="currency" office:currency="GBP" office:value="178308.513652433" calcext:value-type="currency">
            <text:p>£178,308.51</text:p>
          </table:table-cell>
          <table:table-cell table:formula="of:=[.$C$5]/12*[.C77]" office:value-type="float" office:value="271.92048331996" calcext:value-type="float">
            <text:p>271.92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77:.E77])" office:value-type="currency" office:currency="GBP" office:value="177717.654449717" calcext:value-type="currency">
            <text:p>£177,717.65</text:p>
          </table:table-cell>
          <table:table-cell table:number-columns-repeated="1018"/>
        </table:table-row>
        <table:table-row table:style-name="ro1">
          <table:table-cell table:formula="of:=IF([.B78]&lt;[.$D$14];1;0)" office:value-type="float" office:value="1" calcext:value-type="float">
            <text:p>1</text:p>
          </table:table-cell>
          <table:table-cell table:formula="of:=[.B77]+1" office:value-type="float" office:value="57" calcext:value-type="float">
            <text:p>57</text:p>
          </table:table-cell>
          <table:table-cell table:formula="of:=[.F77]" office:value-type="currency" office:currency="GBP" office:value="177717.654449717" calcext:value-type="currency">
            <text:p>£177,717.65</text:p>
          </table:table-cell>
          <table:table-cell table:formula="of:=[.$C$5]/12*[.C78]" office:value-type="float" office:value="271.019423035818" calcext:value-type="float">
            <text:p>271.02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78:.E78])" office:value-type="currency" office:currency="GBP" office:value="177125.894186716" calcext:value-type="currency">
            <text:p>£177,125.89</text:p>
          </table:table-cell>
          <table:table-cell table:number-columns-repeated="1018"/>
        </table:table-row>
        <table:table-row table:style-name="ro1">
          <table:table-cell table:formula="of:=IF([.B79]&lt;[.$D$14];1;0)" office:value-type="float" office:value="1" calcext:value-type="float">
            <text:p>1</text:p>
          </table:table-cell>
          <table:table-cell table:formula="of:=[.B78]+1" office:value-type="float" office:value="58" calcext:value-type="float">
            <text:p>58</text:p>
          </table:table-cell>
          <table:table-cell table:formula="of:=[.F78]" office:value-type="currency" office:currency="GBP" office:value="177125.894186716" calcext:value-type="currency">
            <text:p>£177,125.89</text:p>
          </table:table-cell>
          <table:table-cell table:formula="of:=[.$C$5]/12*[.C79]" office:value-type="float" office:value="270.116988634742" calcext:value-type="float">
            <text:p>270.12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79:.E79])" office:value-type="currency" office:currency="GBP" office:value="176533.231489314" calcext:value-type="currency">
            <text:p>£176,533.23</text:p>
          </table:table-cell>
          <table:table-cell table:number-columns-repeated="1018"/>
        </table:table-row>
        <table:table-row table:style-name="ro1">
          <table:table-cell table:formula="of:=IF([.B80]&lt;[.$D$14];1;0)" office:value-type="float" office:value="1" calcext:value-type="float">
            <text:p>1</text:p>
          </table:table-cell>
          <table:table-cell table:formula="of:=[.B79]+1" office:value-type="float" office:value="59" calcext:value-type="float">
            <text:p>59</text:p>
          </table:table-cell>
          <table:table-cell table:formula="of:=[.F79]" office:value-type="currency" office:currency="GBP" office:value="176533.231489314" calcext:value-type="currency">
            <text:p>£176,533.23</text:p>
          </table:table-cell>
          <table:table-cell table:formula="of:=[.$C$5]/12*[.C80]" office:value-type="float" office:value="269.213178021204" calcext:value-type="float">
            <text:p>269.21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80:.E80])" office:value-type="currency" office:currency="GBP" office:value="175939.664981299" calcext:value-type="currency">
            <text:p>£175,939.66</text:p>
          </table:table-cell>
          <table:table-cell table:number-columns-repeated="1018"/>
        </table:table-row>
        <table:table-row table:style-name="ro1">
          <table:table-cell table:formula="of:=IF([.B81]&lt;[.$D$14];1;0)" office:value-type="float" office:value="0" calcext:value-type="float">
            <text:p>0</text:p>
          </table:table-cell>
          <table:table-cell table:formula="of:=[.B80]+1" office:value-type="float" office:value="60" calcext:value-type="float">
            <text:p>60</text:p>
          </table:table-cell>
          <table:table-cell table:formula="of:=[.F80]" office:value-type="currency" office:currency="GBP" office:value="175939.664981299" calcext:value-type="currency">
            <text:p>£175,939.66</text:p>
          </table:table-cell>
          <table:table-cell table:formula="of:=[.$C$5]/12*[.C81]" office:value-type="float" office:value="268.307989096481" calcext:value-type="float">
            <text:p>268.31</text:p>
          </table:table-cell>
          <table:table-cell table:formula="of:=[.$C$17]" office:value-type="currency" office:currency="GBP" office:value="-862.779686036497" calcext:value-type="currency">
            <text:p>-£862.78</text:p>
          </table:table-cell>
          <table:table-cell table:formula="of:=SUM([.C81:.E81])" office:value-type="currency" office:currency="GBP" office:value="175345.193284359" calcext:value-type="currency">
            <text:p>£175,345.19</text:p>
          </table:table-cell>
          <table:table-cell table:number-columns-repeated="1018"/>
        </table:table-row>
      </table:table>
      <table:table table:name="YBS2yr_260618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office:value-type="string" calcext:value-type="string">
            <text:p>Loan size</text:p>
          </table:table-cell>
          <table:table-cell table:style-name="ce2" office:value-type="float" office:value="220000" calcext:value-type="float">
            <text:p>2200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use value</text:p>
          </table:table-cell>
          <table:table-cell table:style-name="ce2" office:value-type="float" office:value="350000" calcext:value-type="float">
            <text:p>3500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TV</text:p>
          </table:table-cell>
          <table:table-cell table:style-name="ce3" table:formula="of:=[.C1]/[.C2]" office:value-type="percentage" office:value="0.628571428571429" calcext:value-type="percentage">
            <text:p>62.86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terest Rate</text:p>
          </table:table-cell>
          <table:table-cell table:style-name="ce4" office:value-type="percentage" office:value="0.0136" calcext:value-type="percentage">
            <text:p>1.36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plication fee</text:p>
          </table:table-cell>
          <table:table-cell table:style-name="ce2" office:value-type="float" office:value="1495" calcext:value-type="float">
            <text:p>149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gal fees</text:p>
          </table:table-cell>
          <table:table-cell table:style-name="ce2" office:value-type="float" office:value="300" calcext:value-type="float">
            <text:p>3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luation fees</text:p>
          </table:table-cell>
          <table:table-cell table:style-name="ce2" office:value-type="float" office:value="250" calcext:value-type="float">
            <text:p>25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it fee</text:p>
          </table:table-cell>
          <table:table-cell table:style-name="ce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Fees</text:p>
          </table:table-cell>
          <table:table-cell table:style-name="ce5" table:formula="of:=SUM([.C6:.C9])" office:value-type="float" office:value="2045" calcext:value-type="float">
            <text:p>2,045.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interest paid in product term</text:p>
          </table:table-cell>
          <table:table-cell table:style-name="ce5" table:formula="of:=SUMIFS([.D21:.D82];[.A21:.A82];1)" office:value-type="float" office:value="5791.92072711956" calcext:value-type="float">
            <text:p>5,791.9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cost</text:p>
          </table:table-cell>
          <table:table-cell table:style-name="ce5" table:formula="of:=SUM([.C10:.C11])" office:value-type="float" office:value="7836.92072711956" calcext:value-type="float">
            <text:p>7,836.92</text:p>
          </table:table-cell>
          <table:table-cell table:style-name="Default" table:number-columns-repeated="2"/>
          <table:table-cell table:style-name="ce5" office:value-type="float" office:value="6696.38127004324" calcext:value-type="float">
            <text:p>6,696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annualised</text:p>
          </table:table-cell>
          <table:table-cell table:style-name="ce5" table:formula="of:=[.C12]/[.C14]" office:value-type="float" office:value="3918.46036355978" calcext:value-type="float">
            <text:p>3,918.46</text:p>
          </table:table-cell>
          <table:table-cell table:style-name="Default" table:number-columns-repeated="2"/>
          <table:table-cell table:style-name="ce5" office:value-type="float" office:value="3348.19063502162" calcext:value-type="float">
            <text:p>3,348.1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roduct term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formula="of:=[.C14]*12" office:value-type="float" office:value="24" calcext:value-type="float">
            <text:p>24</text:p>
          </table:table-cell>
          <table:table-cell table:style-name="ce1" table:number-columns-repeated="3"/>
          <table:table-cell table:style-name="ce8" table:formula="of:=(1+[.C5]/12)^12" office:value-type="percentage" office:value="1.01368509440628" calcext:value-type="percentage">
            <text:p>101.3685%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Contract term</text:p>
          </table:table-cell>
          <table:table-cell table:style-name="ce2" office:value-type="float" office:value="25" calcext:value-type="float">
            <text:p>25</text:p>
          </table:table-cell>
          <table:table-cell table:style-name="Default" table:number-columns-repeated="3"/>
          <table:table-cell/>
          <table:table-cell table:style-name="ce8" table:formula="of:=(1+[.C5]/365)^365" office:value-type="percentage" office:value="1.01369264383918" calcext:value-type="percentage">
            <text:p>101.3693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arly payment</text:p>
          </table:table-cell>
          <table:table-cell table:formula="of:=PMT([.C5];[.C15];[.C1];0;1)" office:value-type="currency" office:currency="GBP" office:value="-10299.6721673783" calcext:value-type="currency">
            <text:p>-£10,299.67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nthly payment</text:p>
          </table:table-cell>
          <table:table-cell table:formula="of:=[.C16]/12" office:value-type="currency" office:currency="GBP" office:value="-858.306013948195" calcext:value-type="currency">
            <text:p>-£858.31</text:p>
          </table:table-cell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Indicator</text:p>
          </table:table-cell>
          <table:table-cell office:value-type="string" calcext:value-type="string">
            <text:p>Time </text:p>
          </table:table-cell>
          <table:table-cell table:style-name="Default" office:value-type="string" calcext:value-type="string">
            <text:p>Opening balance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Clsoing balance</text:p>
          </table:table-cell>
          <table:table-cell table:number-columns-repeated="1018"/>
        </table:table-row>
        <table:table-row table:style-name="ro1">
          <table:table-cell table:formula="of:=IF([.B21]&lt;[.$D$14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[.C1]" office:value-type="float" office:value="220000" calcext:value-type="float">
            <text:p>220000</text:p>
          </table:table-cell>
          <table:table-cell table:formula="of:=[.C$5]/12*[.$C$21]" office:value-type="float" office:value="249.333333333333" calcext:value-type="float">
            <text:p>249.33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21:.E21])" office:value-type="currency" office:currency="GBP" office:value="219391.027319385" calcext:value-type="currency">
            <text:p>£219,391.03</text:p>
          </table:table-cell>
          <table:table-cell table:number-columns-repeated="1018"/>
        </table:table-row>
        <table:table-row table:style-name="ro1">
          <table:table-cell table:formula="of:=IF([.B22]&lt;[.$D$14];1;0)" office:value-type="float" office:value="1" calcext:value-type="float">
            <text:p>1</text:p>
          </table:table-cell>
          <table:table-cell table:formula="of:=[.B21]+1" office:value-type="float" office:value="1" calcext:value-type="float">
            <text:p>1</text:p>
          </table:table-cell>
          <table:table-cell table:formula="of:=[.F21]" office:value-type="currency" office:currency="GBP" office:value="219391.027319385" calcext:value-type="currency">
            <text:p>£219,391.03</text:p>
          </table:table-cell>
          <table:table-cell table:formula="of:=[.$C$5]/12*[.C22]" office:value-type="float" office:value="248.643164295303" calcext:value-type="float">
            <text:p>248.64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22:.E22])" office:value-type="currency" office:currency="GBP" office:value="218781.364469732" calcext:value-type="currency">
            <text:p>£218,781.36</text:p>
          </table:table-cell>
          <table:table-cell table:number-columns-repeated="1018"/>
        </table:table-row>
        <table:table-row table:style-name="ro1">
          <table:table-cell table:formula="of:=IF([.B23]&lt;[.$D$14];1;0)" office:value-type="float" office:value="1" calcext:value-type="float">
            <text:p>1</text:p>
          </table:table-cell>
          <table:table-cell table:formula="of:=[.B22]+1" office:value-type="float" office:value="2" calcext:value-type="float">
            <text:p>2</text:p>
          </table:table-cell>
          <table:table-cell table:formula="of:=[.F22]" office:value-type="currency" office:currency="GBP" office:value="218781.364469732" calcext:value-type="currency">
            <text:p>£218,781.36</text:p>
          </table:table-cell>
          <table:table-cell table:formula="of:=[.$C$5]/12*[.C23]" office:value-type="float" office:value="247.952213065697" calcext:value-type="float">
            <text:p>247.95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23:.E23])" office:value-type="currency" office:currency="GBP" office:value="218171.01066885" calcext:value-type="currency">
            <text:p>£218,171.01</text:p>
          </table:table-cell>
          <table:table-cell table:number-columns-repeated="1018"/>
        </table:table-row>
        <table:table-row table:style-name="ro1">
          <table:table-cell table:formula="of:=IF([.B24]&lt;[.$D$14];1;0)" office:value-type="float" office:value="1" calcext:value-type="float">
            <text:p>1</text:p>
          </table:table-cell>
          <table:table-cell table:formula="of:=[.B23]+1" office:value-type="float" office:value="3" calcext:value-type="float">
            <text:p>3</text:p>
          </table:table-cell>
          <table:table-cell table:formula="of:=[.F23]" office:value-type="currency" office:currency="GBP" office:value="218171.01066885" calcext:value-type="currency">
            <text:p>£218,171.01</text:p>
          </table:table-cell>
          <table:table-cell table:formula="of:=[.$C$5]/12*[.C24]" office:value-type="float" office:value="247.26047875803" calcext:value-type="float">
            <text:p>247.26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24:.E24])" office:value-type="currency" office:currency="GBP" office:value="217559.96513366" calcext:value-type="currency">
            <text:p>£217,559.97</text:p>
          </table:table-cell>
          <table:table-cell table:number-columns-repeated="1018"/>
        </table:table-row>
        <table:table-row table:style-name="ro1">
          <table:table-cell table:formula="of:=IF([.B25]&lt;[.$D$14];1;0)" office:value-type="float" office:value="1" calcext:value-type="float">
            <text:p>1</text:p>
          </table:table-cell>
          <table:table-cell table:formula="of:=[.B24]+1" office:value-type="float" office:value="4" calcext:value-type="float">
            <text:p>4</text:p>
          </table:table-cell>
          <table:table-cell table:formula="of:=[.F24]" office:value-type="currency" office:currency="GBP" office:value="217559.96513366" calcext:value-type="currency">
            <text:p>£217,559.97</text:p>
          </table:table-cell>
          <table:table-cell table:formula="of:=[.$C$5]/12*[.C25]" office:value-type="float" office:value="246.567960484814" calcext:value-type="float">
            <text:p>246.57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25:.E25])" office:value-type="currency" office:currency="GBP" office:value="216948.227080196" calcext:value-type="currency">
            <text:p>£216,948.23</text:p>
          </table:table-cell>
          <table:table-cell table:number-columns-repeated="1018"/>
        </table:table-row>
        <table:table-row table:style-name="ro1">
          <table:table-cell table:formula="of:=IF([.B26]&lt;[.$D$14];1;0)" office:value-type="float" office:value="1" calcext:value-type="float">
            <text:p>1</text:p>
          </table:table-cell>
          <table:table-cell table:formula="of:=[.B25]+1" office:value-type="float" office:value="5" calcext:value-type="float">
            <text:p>5</text:p>
          </table:table-cell>
          <table:table-cell table:formula="of:=[.F25]" office:value-type="currency" office:currency="GBP" office:value="216948.227080196" calcext:value-type="currency">
            <text:p>£216,948.23</text:p>
          </table:table-cell>
          <table:table-cell table:formula="of:=[.$C$5]/12*[.C26]" office:value-type="float" office:value="245.874657357556" calcext:value-type="float">
            <text:p>245.87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26:.E26])" office:value-type="currency" office:currency="GBP" office:value="216335.795723606" calcext:value-type="currency">
            <text:p>£216,335.80</text:p>
          </table:table-cell>
          <table:table-cell table:number-columns-repeated="1018"/>
        </table:table-row>
        <table:table-row table:style-name="ro1">
          <table:table-cell table:formula="of:=IF([.B27]&lt;[.$D$14];1;0)" office:value-type="float" office:value="1" calcext:value-type="float">
            <text:p>1</text:p>
          </table:table-cell>
          <table:table-cell table:formula="of:=[.B26]+1" office:value-type="float" office:value="6" calcext:value-type="float">
            <text:p>6</text:p>
          </table:table-cell>
          <table:table-cell table:formula="of:=[.F26]" office:value-type="currency" office:currency="GBP" office:value="216335.795723606" calcext:value-type="currency">
            <text:p>£216,335.80</text:p>
          </table:table-cell>
          <table:table-cell table:formula="of:=[.$C$5]/12*[.C27]" office:value-type="float" office:value="245.180568486753" calcext:value-type="float">
            <text:p>245.18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27:.E27])" office:value-type="currency" office:currency="GBP" office:value="215722.670278144" calcext:value-type="currency">
            <text:p>£215,722.67</text:p>
          </table:table-cell>
          <table:table-cell table:number-columns-repeated="1018"/>
        </table:table-row>
        <table:table-row table:style-name="ro1">
          <table:table-cell table:formula="of:=IF([.B28]&lt;[.$D$14];1;0)" office:value-type="float" office:value="1" calcext:value-type="float">
            <text:p>1</text:p>
          </table:table-cell>
          <table:table-cell table:formula="of:=[.B27]+1" office:value-type="float" office:value="7" calcext:value-type="float">
            <text:p>7</text:p>
          </table:table-cell>
          <table:table-cell table:formula="of:=[.F27]" office:value-type="currency" office:currency="GBP" office:value="215722.670278144" calcext:value-type="currency">
            <text:p>£215,722.67</text:p>
          </table:table-cell>
          <table:table-cell table:formula="of:=[.$C$5]/12*[.C28]" office:value-type="float" office:value="244.485692981897" calcext:value-type="float">
            <text:p>244.49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28:.E28])" office:value-type="currency" office:currency="GBP" office:value="215108.849957178" calcext:value-type="currency">
            <text:p>£215,108.85</text:p>
          </table:table-cell>
          <table:table-cell table:number-columns-repeated="1018"/>
        </table:table-row>
        <table:table-row table:style-name="ro1">
          <table:table-cell table:formula="of:=IF([.B29]&lt;[.$D$14];1;0)" office:value-type="float" office:value="1" calcext:value-type="float">
            <text:p>1</text:p>
          </table:table-cell>
          <table:table-cell table:formula="of:=[.B28]+1" office:value-type="float" office:value="8" calcext:value-type="float">
            <text:p>8</text:p>
          </table:table-cell>
          <table:table-cell table:formula="of:=[.F28]" office:value-type="currency" office:currency="GBP" office:value="215108.849957178" calcext:value-type="currency">
            <text:p>£215,108.85</text:p>
          </table:table-cell>
          <table:table-cell table:formula="of:=[.$C$5]/12*[.C29]" office:value-type="float" office:value="243.790029951468" calcext:value-type="float">
            <text:p>243.79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29:.E29])" office:value-type="currency" office:currency="GBP" office:value="214494.333973181" calcext:value-type="currency">
            <text:p>£214,494.33</text:p>
          </table:table-cell>
          <table:table-cell table:number-columns-repeated="1018"/>
        </table:table-row>
        <table:table-row table:style-name="ro1">
          <table:table-cell table:formula="of:=IF([.B30]&lt;[.$D$14];1;0)" office:value-type="float" office:value="1" calcext:value-type="float">
            <text:p>1</text:p>
          </table:table-cell>
          <table:table-cell table:formula="of:=[.B29]+1" office:value-type="float" office:value="9" calcext:value-type="float">
            <text:p>9</text:p>
          </table:table-cell>
          <table:table-cell table:formula="of:=[.F29]" office:value-type="currency" office:currency="GBP" office:value="214494.333973181" calcext:value-type="currency">
            <text:p>£214,494.33</text:p>
          </table:table-cell>
          <table:table-cell table:formula="of:=[.$C$5]/12*[.C30]" office:value-type="float" office:value="243.093578502938" calcext:value-type="float">
            <text:p>243.09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30:.E30])" office:value-type="currency" office:currency="GBP" office:value="213879.121537736" calcext:value-type="currency">
            <text:p>£213,879.12</text:p>
          </table:table-cell>
          <table:table-cell table:number-columns-repeated="1018"/>
        </table:table-row>
        <table:table-row table:style-name="ro1">
          <table:table-cell table:formula="of:=IF([.B31]&lt;[.$D$14];1;0)" office:value-type="float" office:value="1" calcext:value-type="float">
            <text:p>1</text:p>
          </table:table-cell>
          <table:table-cell table:formula="of:=[.B30]+1" office:value-type="float" office:value="10" calcext:value-type="float">
            <text:p>10</text:p>
          </table:table-cell>
          <table:table-cell table:formula="of:=[.F30]" office:value-type="currency" office:currency="GBP" office:value="213879.121537736" calcext:value-type="currency">
            <text:p>£213,879.12</text:p>
          </table:table-cell>
          <table:table-cell table:formula="of:=[.$C$5]/12*[.C31]" office:value-type="float" office:value="242.396337742767" calcext:value-type="float">
            <text:p>242.40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31:.E31])" office:value-type="currency" office:currency="GBP" office:value="213263.21186153" calcext:value-type="currency">
            <text:p>£213,263.21</text:p>
          </table:table-cell>
          <table:table-cell table:number-columns-repeated="1018"/>
        </table:table-row>
        <table:table-row table:style-name="ro1">
          <table:table-cell table:formula="of:=IF([.B32]&lt;[.$D$14];1;0)" office:value-type="float" office:value="1" calcext:value-type="float">
            <text:p>1</text:p>
          </table:table-cell>
          <table:table-cell table:formula="of:=[.B31]+1" office:value-type="float" office:value="11" calcext:value-type="float">
            <text:p>11</text:p>
          </table:table-cell>
          <table:table-cell table:formula="of:=[.F31]" office:value-type="currency" office:currency="GBP" office:value="213263.21186153" calcext:value-type="currency">
            <text:p>£213,263.21</text:p>
          </table:table-cell>
          <table:table-cell table:formula="of:=[.$C$5]/12*[.C32]" office:value-type="float" office:value="241.698306776401" calcext:value-type="float">
            <text:p>241.70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32:.E32])" office:value-type="currency" office:currency="GBP" office:value="212646.604154359" calcext:value-type="currency">
            <text:p>£212,646.60</text:p>
          </table:table-cell>
          <table:table-cell table:number-columns-repeated="1018"/>
        </table:table-row>
        <table:table-row table:style-name="ro1">
          <table:table-cell table:formula="of:=IF([.B33]&lt;[.$D$14];1;0)" office:value-type="float" office:value="1" calcext:value-type="float">
            <text:p>1</text:p>
          </table:table-cell>
          <table:table-cell table:formula="of:=[.B32]+1" office:value-type="float" office:value="12" calcext:value-type="float">
            <text:p>12</text:p>
          </table:table-cell>
          <table:table-cell table:formula="of:=[.F32]" office:value-type="currency" office:currency="GBP" office:value="212646.604154359" calcext:value-type="currency">
            <text:p>£212,646.60</text:p>
          </table:table-cell>
          <table:table-cell table:formula="of:=[.$C$5]/12*[.C33]" office:value-type="float" office:value="240.999484708273" calcext:value-type="float">
            <text:p>241.00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33:.E33])" office:value-type="currency" office:currency="GBP" office:value="212029.297625119" calcext:value-type="currency">
            <text:p>£212,029.30</text:p>
          </table:table-cell>
          <table:table-cell table:number-columns-repeated="1018"/>
        </table:table-row>
        <table:table-row table:style-name="ro1">
          <table:table-cell table:formula="of:=IF([.B34]&lt;[.$D$14];1;0)" office:value-type="float" office:value="1" calcext:value-type="float">
            <text:p>1</text:p>
          </table:table-cell>
          <table:table-cell table:formula="of:=[.B33]+1" office:value-type="float" office:value="13" calcext:value-type="float">
            <text:p>13</text:p>
          </table:table-cell>
          <table:table-cell table:formula="of:=[.F33]" office:value-type="currency" office:currency="GBP" office:value="212029.297625119" calcext:value-type="currency">
            <text:p>£212,029.30</text:p>
          </table:table-cell>
          <table:table-cell table:formula="of:=[.$C$5]/12*[.C34]" office:value-type="float" office:value="240.299870641801" calcext:value-type="float">
            <text:p>240.30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34:.E34])" office:value-type="currency" office:currency="GBP" office:value="211411.291481812" calcext:value-type="currency">
            <text:p>£211,411.29</text:p>
          </table:table-cell>
          <table:table-cell table:number-columns-repeated="1018"/>
        </table:table-row>
        <table:table-row table:style-name="ro1">
          <table:table-cell table:formula="of:=IF([.B35]&lt;[.$D$14];1;0)" office:value-type="float" office:value="1" calcext:value-type="float">
            <text:p>1</text:p>
          </table:table-cell>
          <table:table-cell table:formula="of:=[.B34]+1" office:value-type="float" office:value="14" calcext:value-type="float">
            <text:p>14</text:p>
          </table:table-cell>
          <table:table-cell table:formula="of:=[.F34]" office:value-type="currency" office:currency="GBP" office:value="211411.291481812" calcext:value-type="currency">
            <text:p>£211,411.29</text:p>
          </table:table-cell>
          <table:table-cell table:formula="of:=[.$C$5]/12*[.C35]" office:value-type="float" office:value="239.599463679387" calcext:value-type="float">
            <text:p>239.60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35:.E35])" office:value-type="currency" office:currency="GBP" office:value="210792.584931543" calcext:value-type="currency">
            <text:p>£210,792.58</text:p>
          </table:table-cell>
          <table:table-cell table:number-columns-repeated="1018"/>
        </table:table-row>
        <table:table-row table:style-name="ro1">
          <table:table-cell table:formula="of:=IF([.B36]&lt;[.$D$14];1;0)" office:value-type="float" office:value="1" calcext:value-type="float">
            <text:p>1</text:p>
          </table:table-cell>
          <table:table-cell table:formula="of:=[.B35]+1" office:value-type="float" office:value="15" calcext:value-type="float">
            <text:p>15</text:p>
          </table:table-cell>
          <table:table-cell table:formula="of:=[.F35]" office:value-type="currency" office:currency="GBP" office:value="210792.584931543" calcext:value-type="currency">
            <text:p>£210,792.58</text:p>
          </table:table-cell>
          <table:table-cell table:formula="of:=[.$C$5]/12*[.C36]" office:value-type="float" office:value="238.898262922416" calcext:value-type="float">
            <text:p>238.90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36:.E36])" office:value-type="currency" office:currency="GBP" office:value="210173.177180518" calcext:value-type="currency">
            <text:p>£210,173.18</text:p>
          </table:table-cell>
          <table:table-cell table:number-columns-repeated="1018"/>
        </table:table-row>
        <table:table-row table:style-name="ro1">
          <table:table-cell table:formula="of:=IF([.B37]&lt;[.$D$14];1;0)" office:value-type="float" office:value="1" calcext:value-type="float">
            <text:p>1</text:p>
          </table:table-cell>
          <table:table-cell table:formula="of:=[.B36]+1" office:value-type="float" office:value="16" calcext:value-type="float">
            <text:p>16</text:p>
          </table:table-cell>
          <table:table-cell table:formula="of:=[.F36]" office:value-type="currency" office:currency="GBP" office:value="210173.177180518" calcext:value-type="currency">
            <text:p>£210,173.18</text:p>
          </table:table-cell>
          <table:table-cell table:formula="of:=[.$C$5]/12*[.C37]" office:value-type="float" office:value="238.196267471253" calcext:value-type="float">
            <text:p>238.20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37:.E37])" office:value-type="currency" office:currency="GBP" office:value="209553.067434041" calcext:value-type="currency">
            <text:p>£209,553.07</text:p>
          </table:table-cell>
          <table:table-cell table:number-columns-repeated="1018"/>
        </table:table-row>
        <table:table-row table:style-name="ro1">
          <table:table-cell table:formula="of:=IF([.B38]&lt;[.$D$14];1;0)" office:value-type="float" office:value="1" calcext:value-type="float">
            <text:p>1</text:p>
          </table:table-cell>
          <table:table-cell table:formula="of:=[.B37]+1" office:value-type="float" office:value="17" calcext:value-type="float">
            <text:p>17</text:p>
          </table:table-cell>
          <table:table-cell table:formula="of:=[.F37]" office:value-type="currency" office:currency="GBP" office:value="209553.067434041" calcext:value-type="currency">
            <text:p>£209,553.07</text:p>
          </table:table-cell>
          <table:table-cell table:formula="of:=[.$C$5]/12*[.C38]" office:value-type="float" office:value="237.493476425246" calcext:value-type="float">
            <text:p>237.49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38:.E38])" office:value-type="currency" office:currency="GBP" office:value="208932.254896518" calcext:value-type="currency">
            <text:p>£208,932.25</text:p>
          </table:table-cell>
          <table:table-cell table:number-columns-repeated="1018"/>
        </table:table-row>
        <table:table-row table:style-name="ro1">
          <table:table-cell table:formula="of:=IF([.B39]&lt;[.$D$14];1;0)" office:value-type="float" office:value="1" calcext:value-type="float">
            <text:p>1</text:p>
          </table:table-cell>
          <table:table-cell table:formula="of:=[.B38]+1" office:value-type="float" office:value="18" calcext:value-type="float">
            <text:p>18</text:p>
          </table:table-cell>
          <table:table-cell table:formula="of:=[.F38]" office:value-type="currency" office:currency="GBP" office:value="208932.254896518" calcext:value-type="currency">
            <text:p>£208,932.25</text:p>
          </table:table-cell>
          <table:table-cell table:formula="of:=[.$C$5]/12*[.C39]" office:value-type="float" office:value="236.78988888272" calcext:value-type="float">
            <text:p>236.79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39:.E39])" office:value-type="currency" office:currency="GBP" office:value="208310.738771452" calcext:value-type="currency">
            <text:p>£208,310.74</text:p>
          </table:table-cell>
          <table:table-cell table:number-columns-repeated="1018"/>
        </table:table-row>
        <table:table-row table:style-name="ro1">
          <table:table-cell table:formula="of:=IF([.B40]&lt;[.$D$14];1;0)" office:value-type="float" office:value="1" calcext:value-type="float">
            <text:p>1</text:p>
          </table:table-cell>
          <table:table-cell table:formula="of:=[.B39]+1" office:value-type="float" office:value="19" calcext:value-type="float">
            <text:p>19</text:p>
          </table:table-cell>
          <table:table-cell table:formula="of:=[.F39]" office:value-type="currency" office:currency="GBP" office:value="208310.738771452" calcext:value-type="currency">
            <text:p>£208,310.74</text:p>
          </table:table-cell>
          <table:table-cell table:formula="of:=[.$C$5]/12*[.C40]" office:value-type="float" office:value="236.085503940979" calcext:value-type="float">
            <text:p>236.09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40:.E40])" office:value-type="currency" office:currency="GBP" office:value="207688.518261445" calcext:value-type="currency">
            <text:p>£207,688.52</text:p>
          </table:table-cell>
          <table:table-cell table:number-columns-repeated="1018"/>
        </table:table-row>
        <table:table-row table:style-name="ro1">
          <table:table-cell table:formula="of:=IF([.B41]&lt;[.$D$14];1;0)" office:value-type="float" office:value="1" calcext:value-type="float">
            <text:p>1</text:p>
          </table:table-cell>
          <table:table-cell table:formula="of:=[.B40]+1" office:value-type="float" office:value="20" calcext:value-type="float">
            <text:p>20</text:p>
          </table:table-cell>
          <table:table-cell table:formula="of:=[.F40]" office:value-type="currency" office:currency="GBP" office:value="207688.518261445" calcext:value-type="currency">
            <text:p>£207,688.52</text:p>
          </table:table-cell>
          <table:table-cell table:formula="of:=[.$C$5]/12*[.C41]" office:value-type="float" office:value="235.380320696304" calcext:value-type="float">
            <text:p>235.38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41:.E41])" office:value-type="currency" office:currency="GBP" office:value="207065.592568193" calcext:value-type="currency">
            <text:p>£207,065.59</text:p>
          </table:table-cell>
          <table:table-cell table:number-columns-repeated="1018"/>
        </table:table-row>
        <table:table-row table:style-name="ro1">
          <table:table-cell table:formula="of:=IF([.B42]&lt;[.$D$14];1;0)" office:value-type="float" office:value="1" calcext:value-type="float">
            <text:p>1</text:p>
          </table:table-cell>
          <table:table-cell table:formula="of:=[.B41]+1" office:value-type="float" office:value="21" calcext:value-type="float">
            <text:p>21</text:p>
          </table:table-cell>
          <table:table-cell table:formula="of:=[.F41]" office:value-type="currency" office:currency="GBP" office:value="207065.592568193" calcext:value-type="currency">
            <text:p>£207,065.59</text:p>
          </table:table-cell>
          <table:table-cell table:formula="of:=[.$C$5]/12*[.C42]" office:value-type="float" office:value="234.674338243952" calcext:value-type="float">
            <text:p>234.67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42:.E42])" office:value-type="currency" office:currency="GBP" office:value="206441.960892489" calcext:value-type="currency">
            <text:p>£206,441.96</text:p>
          </table:table-cell>
          <table:table-cell table:number-columns-repeated="1018"/>
        </table:table-row>
        <table:table-row table:style-name="ro1">
          <table:table-cell table:formula="of:=IF([.B43]&lt;[.$D$14];1;0)" office:value-type="float" office:value="1" calcext:value-type="float">
            <text:p>1</text:p>
          </table:table-cell>
          <table:table-cell table:formula="of:=[.B42]+1" office:value-type="float" office:value="22" calcext:value-type="float">
            <text:p>22</text:p>
          </table:table-cell>
          <table:table-cell table:formula="of:=[.F42]" office:value-type="currency" office:currency="GBP" office:value="206441.960892489" calcext:value-type="currency">
            <text:p>£206,441.96</text:p>
          </table:table-cell>
          <table:table-cell table:formula="of:=[.$C$5]/12*[.C43]" office:value-type="float" office:value="233.967555678154" calcext:value-type="float">
            <text:p>233.97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43:.E43])" office:value-type="currency" office:currency="GBP" office:value="205817.622434219" calcext:value-type="currency">
            <text:p>£205,817.62</text:p>
          </table:table-cell>
          <table:table-cell table:number-columns-repeated="1018"/>
        </table:table-row>
        <table:table-row table:style-name="ro1">
          <table:table-cell table:formula="of:=IF([.B44]&lt;[.$D$14];1;0)" office:value-type="float" office:value="1" calcext:value-type="float">
            <text:p>1</text:p>
          </table:table-cell>
          <table:table-cell table:formula="of:=[.B43]+1" office:value-type="float" office:value="23" calcext:value-type="float">
            <text:p>23</text:p>
          </table:table-cell>
          <table:table-cell table:formula="of:=[.F43]" office:value-type="currency" office:currency="GBP" office:value="205817.622434219" calcext:value-type="currency">
            <text:p>£205,817.62</text:p>
          </table:table-cell>
          <table:table-cell table:formula="of:=[.$C$5]/12*[.C44]" office:value-type="float" office:value="233.259972092115" calcext:value-type="float">
            <text:p>233.26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44:.E44])" office:value-type="currency" office:currency="GBP" office:value="205192.576392363" calcext:value-type="currency">
            <text:p>£205,192.58</text:p>
          </table:table-cell>
          <table:table-cell table:number-columns-repeated="1018"/>
        </table:table-row>
        <table:table-row table:style-name="ro1">
          <table:table-cell table:formula="of:=IF([.B45]&lt;[.$D$14];1;0)" office:value-type="float" office:value="0" calcext:value-type="float">
            <text:p>0</text:p>
          </table:table-cell>
          <table:table-cell table:formula="of:=[.B44]+1" office:value-type="float" office:value="24" calcext:value-type="float">
            <text:p>24</text:p>
          </table:table-cell>
          <table:table-cell table:formula="of:=[.F44]" office:value-type="currency" office:currency="GBP" office:value="205192.576392363" calcext:value-type="currency">
            <text:p>£205,192.58</text:p>
          </table:table-cell>
          <table:table-cell table:formula="of:=[.$C$5]/12*[.C45]" office:value-type="float" office:value="232.551586578011" calcext:value-type="float">
            <text:p>232.55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45:.E45])" office:value-type="currency" office:currency="GBP" office:value="204566.821964993" calcext:value-type="currency">
            <text:p>£204,566.82</text:p>
          </table:table-cell>
          <table:table-cell table:number-columns-repeated="1018"/>
        </table:table-row>
        <table:table-row table:style-name="ro1">
          <table:table-cell table:formula="of:=IF([.B46]&lt;[.$D$14];1;0)" office:value-type="float" office:value="0" calcext:value-type="float">
            <text:p>0</text:p>
          </table:table-cell>
          <table:table-cell table:formula="of:=[.B45]+1" office:value-type="float" office:value="25" calcext:value-type="float">
            <text:p>25</text:p>
          </table:table-cell>
          <table:table-cell table:formula="of:=[.F45]" office:value-type="currency" office:currency="GBP" office:value="204566.821964993" calcext:value-type="currency">
            <text:p>£204,566.82</text:p>
          </table:table-cell>
          <table:table-cell table:formula="of:=[.$C$5]/12*[.C46]" office:value-type="float" office:value="231.842398226992" calcext:value-type="float">
            <text:p>231.84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46:.E46])" office:value-type="currency" office:currency="GBP" office:value="203940.358349271" calcext:value-type="currency">
            <text:p>£203,940.36</text:p>
          </table:table-cell>
          <table:table-cell table:number-columns-repeated="1018"/>
        </table:table-row>
        <table:table-row table:style-name="ro1">
          <table:table-cell table:formula="of:=IF([.B47]&lt;[.$D$14];1;0)" office:value-type="float" office:value="0" calcext:value-type="float">
            <text:p>0</text:p>
          </table:table-cell>
          <table:table-cell table:formula="of:=[.B46]+1" office:value-type="float" office:value="26" calcext:value-type="float">
            <text:p>26</text:p>
          </table:table-cell>
          <table:table-cell table:formula="of:=[.F46]" office:value-type="currency" office:currency="GBP" office:value="203940.358349271" calcext:value-type="currency">
            <text:p>£203,940.36</text:p>
          </table:table-cell>
          <table:table-cell table:formula="of:=[.$C$5]/12*[.C47]" office:value-type="float" office:value="231.132406129174" calcext:value-type="float">
            <text:p>231.13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47:.E47])" office:value-type="currency" office:currency="GBP" office:value="203313.184741452" calcext:value-type="currency">
            <text:p>£203,313.18</text:p>
          </table:table-cell>
          <table:table-cell table:number-columns-repeated="1018"/>
        </table:table-row>
        <table:table-row table:style-name="ro1">
          <table:table-cell table:formula="of:=IF([.B48]&lt;[.$D$14];1;0)" office:value-type="float" office:value="0" calcext:value-type="float">
            <text:p>0</text:p>
          </table:table-cell>
          <table:table-cell table:formula="of:=[.B47]+1" office:value-type="float" office:value="27" calcext:value-type="float">
            <text:p>27</text:p>
          </table:table-cell>
          <table:table-cell table:formula="of:=[.F47]" office:value-type="currency" office:currency="GBP" office:value="203313.184741452" calcext:value-type="currency">
            <text:p>£203,313.18</text:p>
          </table:table-cell>
          <table:table-cell table:formula="of:=[.$C$5]/12*[.C48]" office:value-type="float" office:value="230.421609373646" calcext:value-type="float">
            <text:p>230.42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48:.E48])" office:value-type="currency" office:currency="GBP" office:value="202685.300336878" calcext:value-type="currency">
            <text:p>£202,685.30</text:p>
          </table:table-cell>
          <table:table-cell table:number-columns-repeated="1018"/>
        </table:table-row>
        <table:table-row table:style-name="ro1">
          <table:table-cell table:formula="of:=IF([.B49]&lt;[.$D$14];1;0)" office:value-type="float" office:value="0" calcext:value-type="float">
            <text:p>0</text:p>
          </table:table-cell>
          <table:table-cell table:formula="of:=[.B48]+1" office:value-type="float" office:value="28" calcext:value-type="float">
            <text:p>28</text:p>
          </table:table-cell>
          <table:table-cell table:formula="of:=[.F48]" office:value-type="currency" office:currency="GBP" office:value="202685.300336878" calcext:value-type="currency">
            <text:p>£202,685.30</text:p>
          </table:table-cell>
          <table:table-cell table:formula="of:=[.$C$5]/12*[.C49]" office:value-type="float" office:value="229.710007048462" calcext:value-type="float">
            <text:p>229.71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49:.E49])" office:value-type="currency" office:currency="GBP" office:value="202056.704329978" calcext:value-type="currency">
            <text:p>£202,056.70</text:p>
          </table:table-cell>
          <table:table-cell table:number-columns-repeated="1018"/>
        </table:table-row>
        <table:table-row table:style-name="ro1">
          <table:table-cell table:formula="of:=IF([.B50]&lt;[.$D$14];1;0)" office:value-type="float" office:value="0" calcext:value-type="float">
            <text:p>0</text:p>
          </table:table-cell>
          <table:table-cell table:formula="of:=[.B49]+1" office:value-type="float" office:value="29" calcext:value-type="float">
            <text:p>29</text:p>
          </table:table-cell>
          <table:table-cell table:formula="of:=[.F49]" office:value-type="currency" office:currency="GBP" office:value="202056.704329978" calcext:value-type="currency">
            <text:p>£202,056.70</text:p>
          </table:table-cell>
          <table:table-cell table:formula="of:=[.$C$5]/12*[.C50]" office:value-type="float" office:value="228.997598240642" calcext:value-type="float">
            <text:p>229.00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50:.E50])" office:value-type="currency" office:currency="GBP" office:value="201427.395914271" calcext:value-type="currency">
            <text:p>£201,427.40</text:p>
          </table:table-cell>
          <table:table-cell table:number-columns-repeated="1018"/>
        </table:table-row>
        <table:table-row table:style-name="ro1">
          <table:table-cell table:formula="of:=IF([.B51]&lt;[.$D$14];1;0)" office:value-type="float" office:value="0" calcext:value-type="float">
            <text:p>0</text:p>
          </table:table-cell>
          <table:table-cell table:formula="of:=[.B50]+1" office:value-type="float" office:value="30" calcext:value-type="float">
            <text:p>30</text:p>
          </table:table-cell>
          <table:table-cell table:formula="of:=[.F50]" office:value-type="currency" office:currency="GBP" office:value="201427.395914271" calcext:value-type="currency">
            <text:p>£201,427.40</text:p>
          </table:table-cell>
          <table:table-cell table:formula="of:=[.$C$5]/12*[.C51]" office:value-type="float" office:value="228.284382036173" calcext:value-type="float">
            <text:p>228.28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51:.E51])" office:value-type="currency" office:currency="GBP" office:value="200797.374282359" calcext:value-type="currency">
            <text:p>£200,797.37</text:p>
          </table:table-cell>
          <table:table-cell table:number-columns-repeated="1018"/>
        </table:table-row>
        <table:table-row table:style-name="ro1">
          <table:table-cell table:formula="of:=IF([.B52]&lt;[.$D$14];1;0)" office:value-type="float" office:value="0" calcext:value-type="float">
            <text:p>0</text:p>
          </table:table-cell>
          <table:table-cell table:formula="of:=[.B51]+1" office:value-type="float" office:value="31" calcext:value-type="float">
            <text:p>31</text:p>
          </table:table-cell>
          <table:table-cell table:formula="of:=[.F51]" office:value-type="currency" office:currency="GBP" office:value="200797.374282359" calcext:value-type="currency">
            <text:p>£200,797.37</text:p>
          </table:table-cell>
          <table:table-cell table:formula="of:=[.$C$5]/12*[.C52]" office:value-type="float" office:value="227.570357520006" calcext:value-type="float">
            <text:p>227.57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52:.E52])" office:value-type="currency" office:currency="GBP" office:value="200166.63862593" calcext:value-type="currency">
            <text:p>£200,166.64</text:p>
          </table:table-cell>
          <table:table-cell table:number-columns-repeated="1018"/>
        </table:table-row>
        <table:table-row table:style-name="ro1">
          <table:table-cell table:formula="of:=IF([.B53]&lt;[.$D$14];1;0)" office:value-type="float" office:value="0" calcext:value-type="float">
            <text:p>0</text:p>
          </table:table-cell>
          <table:table-cell table:formula="of:=[.B52]+1" office:value-type="float" office:value="32" calcext:value-type="float">
            <text:p>32</text:p>
          </table:table-cell>
          <table:table-cell table:formula="of:=[.F52]" office:value-type="currency" office:currency="GBP" office:value="200166.63862593" calcext:value-type="currency">
            <text:p>£200,166.64</text:p>
          </table:table-cell>
          <table:table-cell table:formula="of:=[.$C$5]/12*[.C53]" office:value-type="float" office:value="226.855523776054" calcext:value-type="float">
            <text:p>226.86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53:.E53])" office:value-type="currency" office:currency="GBP" office:value="199535.188135758" calcext:value-type="currency">
            <text:p>£199,535.19</text:p>
          </table:table-cell>
          <table:table-cell table:number-columns-repeated="1018"/>
        </table:table-row>
        <table:table-row table:style-name="ro1">
          <table:table-cell table:formula="of:=IF([.B54]&lt;[.$D$14];1;0)" office:value-type="float" office:value="0" calcext:value-type="float">
            <text:p>0</text:p>
          </table:table-cell>
          <table:table-cell table:formula="of:=[.B53]+1" office:value-type="float" office:value="33" calcext:value-type="float">
            <text:p>33</text:p>
          </table:table-cell>
          <table:table-cell table:formula="of:=[.F53]" office:value-type="currency" office:currency="GBP" office:value="199535.188135758" calcext:value-type="currency">
            <text:p>£199,535.19</text:p>
          </table:table-cell>
          <table:table-cell table:formula="of:=[.$C$5]/12*[.C54]" office:value-type="float" office:value="226.139879887193" calcext:value-type="float">
            <text:p>226.14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54:.E54])" office:value-type="currency" office:currency="GBP" office:value="198903.022001697" calcext:value-type="currency">
            <text:p>£198,903.02</text:p>
          </table:table-cell>
          <table:table-cell table:number-columns-repeated="1018"/>
        </table:table-row>
        <table:table-row table:style-name="ro1">
          <table:table-cell table:formula="of:=IF([.B55]&lt;[.$D$14];1;0)" office:value-type="float" office:value="0" calcext:value-type="float">
            <text:p>0</text:p>
          </table:table-cell>
          <table:table-cell table:formula="of:=[.B54]+1" office:value-type="float" office:value="34" calcext:value-type="float">
            <text:p>34</text:p>
          </table:table-cell>
          <table:table-cell table:formula="of:=[.F54]" office:value-type="currency" office:currency="GBP" office:value="198903.022001697" calcext:value-type="currency">
            <text:p>£198,903.02</text:p>
          </table:table-cell>
          <table:table-cell table:formula="of:=[.$C$5]/12*[.C55]" office:value-type="float" office:value="225.423424935257" calcext:value-type="float">
            <text:p>225.42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55:.E55])" office:value-type="currency" office:currency="GBP" office:value="198270.139412684" calcext:value-type="currency">
            <text:p>£198,270.14</text:p>
          </table:table-cell>
          <table:table-cell table:number-columns-repeated="1018"/>
        </table:table-row>
        <table:table-row table:style-name="ro1">
          <table:table-cell table:formula="of:=IF([.B56]&lt;[.$D$14];1;0)" office:value-type="float" office:value="0" calcext:value-type="float">
            <text:p>0</text:p>
          </table:table-cell>
          <table:table-cell table:formula="of:=[.B55]+1" office:value-type="float" office:value="35" calcext:value-type="float">
            <text:p>35</text:p>
          </table:table-cell>
          <table:table-cell table:formula="of:=[.F55]" office:value-type="currency" office:currency="GBP" office:value="198270.139412684" calcext:value-type="currency">
            <text:p>£198,270.14</text:p>
          </table:table-cell>
          <table:table-cell table:formula="of:=[.$C$5]/12*[.C56]" office:value-type="float" office:value="224.706158001042" calcext:value-type="float">
            <text:p>224.71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56:.E56])" office:value-type="currency" office:currency="GBP" office:value="197636.539556737" calcext:value-type="currency">
            <text:p>£197,636.54</text:p>
          </table:table-cell>
          <table:table-cell table:number-columns-repeated="1018"/>
        </table:table-row>
        <table:table-row table:style-name="ro1">
          <table:table-cell table:formula="of:=IF([.B57]&lt;[.$D$14];1;0)" office:value-type="float" office:value="0" calcext:value-type="float">
            <text:p>0</text:p>
          </table:table-cell>
          <table:table-cell table:formula="of:=[.B56]+1" office:value-type="float" office:value="36" calcext:value-type="float">
            <text:p>36</text:p>
          </table:table-cell>
          <table:table-cell table:formula="of:=[.F56]" office:value-type="currency" office:currency="GBP" office:value="197636.539556737" calcext:value-type="currency">
            <text:p>£197,636.54</text:p>
          </table:table-cell>
          <table:table-cell table:formula="of:=[.$C$5]/12*[.C57]" office:value-type="float" office:value="223.988078164302" calcext:value-type="float">
            <text:p>223.99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57:.E57])" office:value-type="currency" office:currency="GBP" office:value="197002.221620953" calcext:value-type="currency">
            <text:p>£197,002.22</text:p>
          </table:table-cell>
          <table:table-cell table:number-columns-repeated="1018"/>
        </table:table-row>
        <table:table-row table:style-name="ro1">
          <table:table-cell table:formula="of:=IF([.B58]&lt;[.$D$14];1;0)" office:value-type="float" office:value="0" calcext:value-type="float">
            <text:p>0</text:p>
          </table:table-cell>
          <table:table-cell table:formula="of:=[.B57]+1" office:value-type="float" office:value="37" calcext:value-type="float">
            <text:p>37</text:p>
          </table:table-cell>
          <table:table-cell table:formula="of:=[.F57]" office:value-type="currency" office:currency="GBP" office:value="197002.221620953" calcext:value-type="currency">
            <text:p>£197,002.22</text:p>
          </table:table-cell>
          <table:table-cell table:formula="of:=[.$C$5]/12*[.C58]" office:value-type="float" office:value="223.269184503747" calcext:value-type="float">
            <text:p>223.27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58:.E58])" office:value-type="currency" office:currency="GBP" office:value="196367.184791509" calcext:value-type="currency">
            <text:p>£196,367.18</text:p>
          </table:table-cell>
          <table:table-cell table:number-columns-repeated="1018"/>
        </table:table-row>
        <table:table-row table:style-name="ro1">
          <table:table-cell table:formula="of:=IF([.B59]&lt;[.$D$14];1;0)" office:value-type="float" office:value="0" calcext:value-type="float">
            <text:p>0</text:p>
          </table:table-cell>
          <table:table-cell table:formula="of:=[.B58]+1" office:value-type="float" office:value="38" calcext:value-type="float">
            <text:p>38</text:p>
          </table:table-cell>
          <table:table-cell table:formula="of:=[.F58]" office:value-type="currency" office:currency="GBP" office:value="196367.184791509" calcext:value-type="currency">
            <text:p>£196,367.18</text:p>
          </table:table-cell>
          <table:table-cell table:formula="of:=[.$C$5]/12*[.C59]" office:value-type="float" office:value="222.549476097043" calcext:value-type="float">
            <text:p>222.55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59:.E59])" office:value-type="currency" office:currency="GBP" office:value="195731.428253658" calcext:value-type="currency">
            <text:p>£195,731.43</text:p>
          </table:table-cell>
          <table:table-cell table:number-columns-repeated="1018"/>
        </table:table-row>
        <table:table-row table:style-name="ro1">
          <table:table-cell table:formula="of:=IF([.B60]&lt;[.$D$14];1;0)" office:value-type="float" office:value="0" calcext:value-type="float">
            <text:p>0</text:p>
          </table:table-cell>
          <table:table-cell table:formula="of:=[.B59]+1" office:value-type="float" office:value="39" calcext:value-type="float">
            <text:p>39</text:p>
          </table:table-cell>
          <table:table-cell table:formula="of:=[.F59]" office:value-type="currency" office:currency="GBP" office:value="195731.428253658" calcext:value-type="currency">
            <text:p>£195,731.43</text:p>
          </table:table-cell>
          <table:table-cell table:formula="of:=[.$C$5]/12*[.C60]" office:value-type="float" office:value="221.828952020812" calcext:value-type="float">
            <text:p>221.83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60:.E60])" office:value-type="currency" office:currency="GBP" office:value="195094.95119173" calcext:value-type="currency">
            <text:p>£195,094.95</text:p>
          </table:table-cell>
          <table:table-cell table:number-columns-repeated="1018"/>
        </table:table-row>
        <table:table-row table:style-name="ro1">
          <table:table-cell table:formula="of:=IF([.B61]&lt;[.$D$14];1;0)" office:value-type="float" office:value="0" calcext:value-type="float">
            <text:p>0</text:p>
          </table:table-cell>
          <table:table-cell table:formula="of:=[.B60]+1" office:value-type="float" office:value="40" calcext:value-type="float">
            <text:p>40</text:p>
          </table:table-cell>
          <table:table-cell table:formula="of:=[.F60]" office:value-type="currency" office:currency="GBP" office:value="195094.95119173" calcext:value-type="currency">
            <text:p>£195,094.95</text:p>
          </table:table-cell>
          <table:table-cell table:formula="of:=[.$C$5]/12*[.C61]" office:value-type="float" office:value="221.107611350628" calcext:value-type="float">
            <text:p>221.11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61:.E61])" office:value-type="currency" office:currency="GBP" office:value="194457.752789133" calcext:value-type="currency">
            <text:p>£194,457.75</text:p>
          </table:table-cell>
          <table:table-cell table:number-columns-repeated="1018"/>
        </table:table-row>
        <table:table-row table:style-name="ro1">
          <table:table-cell table:formula="of:=IF([.B62]&lt;[.$D$14];1;0)" office:value-type="float" office:value="0" calcext:value-type="float">
            <text:p>0</text:p>
          </table:table-cell>
          <table:table-cell table:formula="of:=[.B61]+1" office:value-type="float" office:value="41" calcext:value-type="float">
            <text:p>41</text:p>
          </table:table-cell>
          <table:table-cell table:formula="of:=[.F61]" office:value-type="currency" office:currency="GBP" office:value="194457.752789133" calcext:value-type="currency">
            <text:p>£194,457.75</text:p>
          </table:table-cell>
          <table:table-cell table:formula="of:=[.$C$5]/12*[.C62]" office:value-type="float" office:value="220.385453161017" calcext:value-type="float">
            <text:p>220.39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62:.E62])" office:value-type="currency" office:currency="GBP" office:value="193819.832228346" calcext:value-type="currency">
            <text:p>£193,819.83</text:p>
          </table:table-cell>
          <table:table-cell table:number-columns-repeated="1018"/>
        </table:table-row>
        <table:table-row table:style-name="ro1">
          <table:table-cell table:formula="of:=IF([.B63]&lt;[.$D$14];1;0)" office:value-type="float" office:value="0" calcext:value-type="float">
            <text:p>0</text:p>
          </table:table-cell>
          <table:table-cell table:formula="of:=[.B62]+1" office:value-type="float" office:value="42" calcext:value-type="float">
            <text:p>42</text:p>
          </table:table-cell>
          <table:table-cell table:formula="of:=[.F62]" office:value-type="currency" office:currency="GBP" office:value="193819.832228346" calcext:value-type="currency">
            <text:p>£193,819.83</text:p>
          </table:table-cell>
          <table:table-cell table:formula="of:=[.$C$5]/12*[.C63]" office:value-type="float" office:value="219.662476525458" calcext:value-type="float">
            <text:p>219.66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63:.E63])" office:value-type="currency" office:currency="GBP" office:value="193181.188690923" calcext:value-type="currency">
            <text:p>£193,181.19</text:p>
          </table:table-cell>
          <table:table-cell table:number-columns-repeated="1018"/>
        </table:table-row>
        <table:table-row table:style-name="ro1">
          <table:table-cell table:formula="of:=IF([.B64]&lt;[.$D$14];1;0)" office:value-type="float" office:value="0" calcext:value-type="float">
            <text:p>0</text:p>
          </table:table-cell>
          <table:table-cell table:formula="of:=[.B63]+1" office:value-type="float" office:value="43" calcext:value-type="float">
            <text:p>43</text:p>
          </table:table-cell>
          <table:table-cell table:formula="of:=[.F63]" office:value-type="currency" office:currency="GBP" office:value="193181.188690923" calcext:value-type="currency">
            <text:p>£193,181.19</text:p>
          </table:table-cell>
          <table:table-cell table:formula="of:=[.$C$5]/12*[.C64]" office:value-type="float" office:value="218.938680516379" calcext:value-type="float">
            <text:p>218.94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64:.E64])" office:value-type="currency" office:currency="GBP" office:value="192541.821357491" calcext:value-type="currency">
            <text:p>£192,541.82</text:p>
          </table:table-cell>
          <table:table-cell table:number-columns-repeated="1018"/>
        </table:table-row>
        <table:table-row table:style-name="ro1">
          <table:table-cell table:formula="of:=IF([.B65]&lt;[.$D$14];1;0)" office:value-type="float" office:value="0" calcext:value-type="float">
            <text:p>0</text:p>
          </table:table-cell>
          <table:table-cell table:formula="of:=[.B64]+1" office:value-type="float" office:value="44" calcext:value-type="float">
            <text:p>44</text:p>
          </table:table-cell>
          <table:table-cell table:formula="of:=[.F64]" office:value-type="currency" office:currency="GBP" office:value="192541.821357491" calcext:value-type="currency">
            <text:p>£192,541.82</text:p>
          </table:table-cell>
          <table:table-cell table:formula="of:=[.$C$5]/12*[.C65]" office:value-type="float" office:value="218.214064205157" calcext:value-type="float">
            <text:p>218.21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65:.E65])" office:value-type="currency" office:currency="GBP" office:value="191901.729407748" calcext:value-type="currency">
            <text:p>£191,901.73</text:p>
          </table:table-cell>
          <table:table-cell table:number-columns-repeated="1018"/>
        </table:table-row>
        <table:table-row table:style-name="ro1">
          <table:table-cell table:formula="of:=IF([.B66]&lt;[.$D$14];1;0)" office:value-type="float" office:value="0" calcext:value-type="float">
            <text:p>0</text:p>
          </table:table-cell>
          <table:table-cell table:formula="of:=[.B65]+1" office:value-type="float" office:value="45" calcext:value-type="float">
            <text:p>45</text:p>
          </table:table-cell>
          <table:table-cell table:formula="of:=[.F65]" office:value-type="currency" office:currency="GBP" office:value="191901.729407748" calcext:value-type="currency">
            <text:p>£191,901.73</text:p>
          </table:table-cell>
          <table:table-cell table:formula="of:=[.$C$5]/12*[.C66]" office:value-type="float" office:value="217.488626662114" calcext:value-type="float">
            <text:p>217.49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66:.E66])" office:value-type="currency" office:currency="GBP" office:value="191260.912020462" calcext:value-type="currency">
            <text:p>£191,260.91</text:p>
          </table:table-cell>
          <table:table-cell table:number-columns-repeated="1018"/>
        </table:table-row>
        <table:table-row table:style-name="ro1">
          <table:table-cell table:formula="of:=IF([.B67]&lt;[.$D$14];1;0)" office:value-type="float" office:value="0" calcext:value-type="float">
            <text:p>0</text:p>
          </table:table-cell>
          <table:table-cell table:formula="of:=[.B66]+1" office:value-type="float" office:value="46" calcext:value-type="float">
            <text:p>46</text:p>
          </table:table-cell>
          <table:table-cell table:formula="of:=[.F66]" office:value-type="currency" office:currency="GBP" office:value="191260.912020462" calcext:value-type="currency">
            <text:p>£191,260.91</text:p>
          </table:table-cell>
          <table:table-cell table:formula="of:=[.$C$5]/12*[.C67]" office:value-type="float" office:value="216.762366956523" calcext:value-type="float">
            <text:p>216.76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67:.E67])" office:value-type="currency" office:currency="GBP" office:value="190619.36837347" calcext:value-type="currency">
            <text:p>£190,619.37</text:p>
          </table:table-cell>
          <table:table-cell table:number-columns-repeated="1018"/>
        </table:table-row>
        <table:table-row table:style-name="ro1">
          <table:table-cell table:formula="of:=IF([.B68]&lt;[.$D$14];1;0)" office:value-type="float" office:value="0" calcext:value-type="float">
            <text:p>0</text:p>
          </table:table-cell>
          <table:table-cell table:formula="of:=[.B67]+1" office:value-type="float" office:value="47" calcext:value-type="float">
            <text:p>47</text:p>
          </table:table-cell>
          <table:table-cell table:formula="of:=[.F67]" office:value-type="currency" office:currency="GBP" office:value="190619.36837347" calcext:value-type="currency">
            <text:p>£190,619.37</text:p>
          </table:table-cell>
          <table:table-cell table:formula="of:=[.$C$5]/12*[.C68]" office:value-type="float" office:value="216.0352841566" calcext:value-type="float">
            <text:p>216.04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68:.E68])" office:value-type="currency" office:currency="GBP" office:value="189977.097643679" calcext:value-type="currency">
            <text:p>£189,977.10</text:p>
          </table:table-cell>
          <table:table-cell table:number-columns-repeated="1018"/>
        </table:table-row>
        <table:table-row table:style-name="ro1">
          <table:table-cell table:formula="of:=IF([.B69]&lt;[.$D$14];1;0)" office:value-type="float" office:value="0" calcext:value-type="float">
            <text:p>0</text:p>
          </table:table-cell>
          <table:table-cell table:formula="of:=[.B68]+1" office:value-type="float" office:value="48" calcext:value-type="float">
            <text:p>48</text:p>
          </table:table-cell>
          <table:table-cell table:formula="of:=[.F68]" office:value-type="currency" office:currency="GBP" office:value="189977.097643679" calcext:value-type="currency">
            <text:p>£189,977.10</text:p>
          </table:table-cell>
          <table:table-cell table:formula="of:=[.$C$5]/12*[.C69]" office:value-type="float" office:value="215.307377329502" calcext:value-type="float">
            <text:p>215.31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69:.E69])" office:value-type="currency" office:currency="GBP" office:value="189334.09900706" calcext:value-type="currency">
            <text:p>£189,334.10</text:p>
          </table:table-cell>
          <table:table-cell table:number-columns-repeated="1018"/>
        </table:table-row>
        <table:table-row table:style-name="ro1">
          <table:table-cell table:formula="of:=IF([.B70]&lt;[.$D$14];1;0)" office:value-type="float" office:value="0" calcext:value-type="float">
            <text:p>0</text:p>
          </table:table-cell>
          <table:table-cell table:formula="of:=[.B69]+1" office:value-type="float" office:value="49" calcext:value-type="float">
            <text:p>49</text:p>
          </table:table-cell>
          <table:table-cell table:formula="of:=[.F69]" office:value-type="currency" office:currency="GBP" office:value="189334.09900706" calcext:value-type="currency">
            <text:p>£189,334.10</text:p>
          </table:table-cell>
          <table:table-cell table:formula="of:=[.$C$5]/12*[.C70]" office:value-type="float" office:value="214.578645541335" calcext:value-type="float">
            <text:p>214.58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70:.E70])" office:value-type="currency" office:currency="GBP" office:value="188690.371638653" calcext:value-type="currency">
            <text:p>£188,690.37</text:p>
          </table:table-cell>
          <table:table-cell table:number-columns-repeated="1018"/>
        </table:table-row>
        <table:table-row table:style-name="ro1">
          <table:table-cell table:formula="of:=IF([.B71]&lt;[.$D$14];1;0)" office:value-type="float" office:value="0" calcext:value-type="float">
            <text:p>0</text:p>
          </table:table-cell>
          <table:table-cell table:formula="of:=[.B70]+1" office:value-type="float" office:value="50" calcext:value-type="float">
            <text:p>50</text:p>
          </table:table-cell>
          <table:table-cell table:formula="of:=[.F70]" office:value-type="currency" office:currency="GBP" office:value="188690.371638653" calcext:value-type="currency">
            <text:p>£188,690.37</text:p>
          </table:table-cell>
          <table:table-cell table:formula="of:=[.$C$5]/12*[.C71]" office:value-type="float" office:value="213.84908785714" calcext:value-type="float">
            <text:p>213.85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71:.E71])" office:value-type="currency" office:currency="GBP" office:value="188045.914712562" calcext:value-type="currency">
            <text:p>£188,045.91</text:p>
          </table:table-cell>
          <table:table-cell table:number-columns-repeated="1018"/>
        </table:table-row>
        <table:table-row table:style-name="ro1">
          <table:table-cell table:formula="of:=IF([.B72]&lt;[.$D$14];1;0)" office:value-type="float" office:value="0" calcext:value-type="float">
            <text:p>0</text:p>
          </table:table-cell>
          <table:table-cell table:formula="of:=[.B71]+1" office:value-type="float" office:value="51" calcext:value-type="float">
            <text:p>51</text:p>
          </table:table-cell>
          <table:table-cell table:formula="of:=[.F71]" office:value-type="currency" office:currency="GBP" office:value="188045.914712562" calcext:value-type="currency">
            <text:p>£188,045.91</text:p>
          </table:table-cell>
          <table:table-cell table:formula="of:=[.$C$5]/12*[.C72]" office:value-type="float" office:value="213.118703340904" calcext:value-type="float">
            <text:p>213.12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72:.E72])" office:value-type="currency" office:currency="GBP" office:value="187400.727401955" calcext:value-type="currency">
            <text:p>£187,400.73</text:p>
          </table:table-cell>
          <table:table-cell table:number-columns-repeated="1018"/>
        </table:table-row>
        <table:table-row table:style-name="ro1">
          <table:table-cell table:formula="of:=IF([.B73]&lt;[.$D$14];1;0)" office:value-type="float" office:value="0" calcext:value-type="float">
            <text:p>0</text:p>
          </table:table-cell>
          <table:table-cell table:formula="of:=[.B72]+1" office:value-type="float" office:value="52" calcext:value-type="float">
            <text:p>52</text:p>
          </table:table-cell>
          <table:table-cell table:formula="of:=[.F72]" office:value-type="currency" office:currency="GBP" office:value="187400.727401955" calcext:value-type="currency">
            <text:p>£187,400.73</text:p>
          </table:table-cell>
          <table:table-cell table:formula="of:=[.$C$5]/12*[.C73]" office:value-type="float" office:value="212.387491055549" calcext:value-type="float">
            <text:p>212.39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73:.E73])" office:value-type="currency" office:currency="GBP" office:value="186754.808879062" calcext:value-type="currency">
            <text:p>£186,754.81</text:p>
          </table:table-cell>
          <table:table-cell table:number-columns-repeated="1018"/>
        </table:table-row>
        <table:table-row table:style-name="ro1">
          <table:table-cell table:formula="of:=IF([.B74]&lt;[.$D$14];1;0)" office:value-type="float" office:value="0" calcext:value-type="float">
            <text:p>0</text:p>
          </table:table-cell>
          <table:table-cell table:formula="of:=[.B73]+1" office:value-type="float" office:value="53" calcext:value-type="float">
            <text:p>53</text:p>
          </table:table-cell>
          <table:table-cell table:formula="of:=[.F73]" office:value-type="currency" office:currency="GBP" office:value="186754.808879062" calcext:value-type="currency">
            <text:p>£186,754.81</text:p>
          </table:table-cell>
          <table:table-cell table:formula="of:=[.$C$5]/12*[.C74]" office:value-type="float" office:value="211.655450062937" calcext:value-type="float">
            <text:p>211.66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74:.E74])" office:value-type="currency" office:currency="GBP" office:value="186108.158315177" calcext:value-type="currency">
            <text:p>£186,108.16</text:p>
          </table:table-cell>
          <table:table-cell table:number-columns-repeated="1018"/>
        </table:table-row>
        <table:table-row table:style-name="ro1">
          <table:table-cell table:formula="of:=IF([.B75]&lt;[.$D$14];1;0)" office:value-type="float" office:value="0" calcext:value-type="float">
            <text:p>0</text:p>
          </table:table-cell>
          <table:table-cell table:formula="of:=[.B74]+1" office:value-type="float" office:value="54" calcext:value-type="float">
            <text:p>54</text:p>
          </table:table-cell>
          <table:table-cell table:formula="of:=[.F74]" office:value-type="currency" office:currency="GBP" office:value="186108.158315177" calcext:value-type="currency">
            <text:p>£186,108.16</text:p>
          </table:table-cell>
          <table:table-cell table:formula="of:=[.$C$5]/12*[.C75]" office:value-type="float" office:value="210.922579423867" calcext:value-type="float">
            <text:p>210.92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75:.E75])" office:value-type="currency" office:currency="GBP" office:value="185460.774880653" calcext:value-type="currency">
            <text:p>£185,460.77</text:p>
          </table:table-cell>
          <table:table-cell table:number-columns-repeated="1018"/>
        </table:table-row>
        <table:table-row table:style-name="ro1">
          <table:table-cell table:formula="of:=IF([.B76]&lt;[.$D$14];1;0)" office:value-type="float" office:value="0" calcext:value-type="float">
            <text:p>0</text:p>
          </table:table-cell>
          <table:table-cell table:formula="of:=[.B75]+1" office:value-type="float" office:value="55" calcext:value-type="float">
            <text:p>55</text:p>
          </table:table-cell>
          <table:table-cell table:formula="of:=[.F75]" office:value-type="currency" office:currency="GBP" office:value="185460.774880653" calcext:value-type="currency">
            <text:p>£185,460.77</text:p>
          </table:table-cell>
          <table:table-cell table:formula="of:=[.$C$5]/12*[.C76]" office:value-type="float" office:value="210.188878198073" calcext:value-type="float">
            <text:p>210.19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76:.E76])" office:value-type="currency" office:currency="GBP" office:value="184812.657744902" calcext:value-type="currency">
            <text:p>£184,812.66</text:p>
          </table:table-cell>
          <table:table-cell table:number-columns-repeated="1018"/>
        </table:table-row>
        <table:table-row table:style-name="ro1">
          <table:table-cell table:formula="of:=IF([.B77]&lt;[.$D$14];1;0)" office:value-type="float" office:value="0" calcext:value-type="float">
            <text:p>0</text:p>
          </table:table-cell>
          <table:table-cell table:formula="of:=[.B76]+1" office:value-type="float" office:value="56" calcext:value-type="float">
            <text:p>56</text:p>
          </table:table-cell>
          <table:table-cell table:formula="of:=[.F76]" office:value-type="currency" office:currency="GBP" office:value="184812.657744902" calcext:value-type="currency">
            <text:p>£184,812.66</text:p>
          </table:table-cell>
          <table:table-cell table:formula="of:=[.$C$5]/12*[.C77]" office:value-type="float" office:value="209.454345444223" calcext:value-type="float">
            <text:p>209.45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77:.E77])" office:value-type="currency" office:currency="GBP" office:value="184163.806076398" calcext:value-type="currency">
            <text:p>£184,163.81</text:p>
          </table:table-cell>
          <table:table-cell table:number-columns-repeated="1018"/>
        </table:table-row>
        <table:table-row table:style-name="ro1">
          <table:table-cell table:formula="of:=IF([.B78]&lt;[.$D$14];1;0)" office:value-type="float" office:value="0" calcext:value-type="float">
            <text:p>0</text:p>
          </table:table-cell>
          <table:table-cell table:formula="of:=[.B77]+1" office:value-type="float" office:value="57" calcext:value-type="float">
            <text:p>57</text:p>
          </table:table-cell>
          <table:table-cell table:formula="of:=[.F77]" office:value-type="currency" office:currency="GBP" office:value="184163.806076398" calcext:value-type="currency">
            <text:p>£184,163.81</text:p>
          </table:table-cell>
          <table:table-cell table:formula="of:=[.$C$5]/12*[.C78]" office:value-type="float" office:value="208.718980219918" calcext:value-type="float">
            <text:p>208.72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78:.E78])" office:value-type="currency" office:currency="GBP" office:value="183514.21904267" calcext:value-type="currency">
            <text:p>£183,514.22</text:p>
          </table:table-cell>
          <table:table-cell table:number-columns-repeated="1018"/>
        </table:table-row>
        <table:table-row table:style-name="ro1">
          <table:table-cell table:formula="of:=IF([.B79]&lt;[.$D$14];1;0)" office:value-type="float" office:value="0" calcext:value-type="float">
            <text:p>0</text:p>
          </table:table-cell>
          <table:table-cell table:formula="of:=[.B78]+1" office:value-type="float" office:value="58" calcext:value-type="float">
            <text:p>58</text:p>
          </table:table-cell>
          <table:table-cell table:formula="of:=[.F78]" office:value-type="currency" office:currency="GBP" office:value="183514.21904267" calcext:value-type="currency">
            <text:p>£183,514.22</text:p>
          </table:table-cell>
          <table:table-cell table:formula="of:=[.$C$5]/12*[.C79]" office:value-type="float" office:value="207.982781581693" calcext:value-type="float">
            <text:p>207.98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79:.E79])" office:value-type="currency" office:currency="GBP" office:value="182863.895810304" calcext:value-type="currency">
            <text:p>£182,863.90</text:p>
          </table:table-cell>
          <table:table-cell table:number-columns-repeated="1018"/>
        </table:table-row>
        <table:table-row table:style-name="ro1">
          <table:table-cell table:formula="of:=IF([.B80]&lt;[.$D$14];1;0)" office:value-type="float" office:value="0" calcext:value-type="float">
            <text:p>0</text:p>
          </table:table-cell>
          <table:table-cell table:formula="of:=[.B79]+1" office:value-type="float" office:value="59" calcext:value-type="float">
            <text:p>59</text:p>
          </table:table-cell>
          <table:table-cell table:formula="of:=[.F79]" office:value-type="currency" office:currency="GBP" office:value="182863.895810304" calcext:value-type="currency">
            <text:p>£182,863.90</text:p>
          </table:table-cell>
          <table:table-cell table:formula="of:=[.$C$5]/12*[.C80]" office:value-type="float" office:value="207.245748585011" calcext:value-type="float">
            <text:p>207.25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80:.E80])" office:value-type="currency" office:currency="GBP" office:value="182212.835544941" calcext:value-type="currency">
            <text:p>£182,212.84</text:p>
          </table:table-cell>
          <table:table-cell table:number-columns-repeated="1018"/>
        </table:table-row>
        <table:table-row table:style-name="ro1">
          <table:table-cell table:formula="of:=IF([.B81]&lt;[.$D$14];1;0)" office:value-type="float" office:value="0" calcext:value-type="float">
            <text:p>0</text:p>
          </table:table-cell>
          <table:table-cell table:formula="of:=[.B80]+1" office:value-type="float" office:value="60" calcext:value-type="float">
            <text:p>60</text:p>
          </table:table-cell>
          <table:table-cell table:formula="of:=[.F80]" office:value-type="currency" office:currency="GBP" office:value="182212.835544941" calcext:value-type="currency">
            <text:p>£182,212.84</text:p>
          </table:table-cell>
          <table:table-cell table:formula="of:=[.$C$5]/12*[.C81]" office:value-type="float" office:value="206.507880284266" calcext:value-type="float">
            <text:p>206.51</text:p>
          </table:table-cell>
          <table:table-cell table:formula="of:=[.$C$17]" office:value-type="currency" office:currency="GBP" office:value="-858.306013948195" calcext:value-type="currency">
            <text:p>-£858.31</text:p>
          </table:table-cell>
          <table:table-cell table:formula="of:=SUM([.C81:.E81])" office:value-type="currency" office:currency="GBP" office:value="181561.037411277" calcext:value-type="currency">
            <text:p>£181,561.04</text:p>
          </table:table-cell>
          <table:table-cell table:number-columns-repeated="1018"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office:value-type="string" calcext:value-type="string">
            <text:p>Loan size</text:p>
          </table:table-cell>
          <table:table-cell table:style-name="ce2" office:value-type="float" office:value="220000" calcext:value-type="float">
            <text:p>2200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use value</text:p>
          </table:table-cell>
          <table:table-cell table:style-name="ce2" office:value-type="float" office:value="350000" calcext:value-type="float">
            <text:p>3500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TV</text:p>
          </table:table-cell>
          <table:table-cell table:style-name="ce3" table:formula="of:=[.C1]/[.C2]" office:value-type="percentage" office:value="0.628571428571429" calcext:value-type="percentage">
            <text:p>62.86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terest Rate</text:p>
          </table:table-cell>
          <table:table-cell table:style-name="ce4" office:value-type="percentage" office:value="0.02" calcext:value-type="percentage">
            <text:p>2.0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plication fee</text:p>
          </table:table-cell>
          <table:table-cell table:style-name="ce2" office:value-type="float" office:value="1000" calcext:value-type="float">
            <text:p>10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gal fees</text:p>
          </table:table-cell>
          <table:table-cell table:style-name="ce2" office:value-type="float" office:value="300" calcext:value-type="float">
            <text:p>3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luation fees</text:p>
          </table:table-cell>
          <table:table-cell table:style-name="ce2" office:value-type="float" office:value="250" calcext:value-type="float">
            <text:p>25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it fee</text:p>
          </table:table-cell>
          <table:table-cell table:style-name="ce2" office:value-type="float" office:value="90" calcext:value-type="float">
            <text:p>9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Fees</text:p>
          </table:table-cell>
          <table:table-cell table:style-name="ce5" table:formula="of:=SUM([.C6:.C9])" office:value-type="float" office:value="1640" calcext:value-type="float">
            <text:p>1,640.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interest paid in product term</text:p>
          </table:table-cell>
          <table:table-cell table:style-name="ce5" table:formula="of:=SUMIFS([.D21:.D82];[.A21:.A82];1)" office:value-type="float" office:value="8542.03548823822" calcext:value-type="float">
            <text:p>8,542.04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cost</text:p>
          </table:table-cell>
          <table:table-cell table:style-name="ce5" table:formula="of:=SUM([.C10:.C11])" office:value-type="float" office:value="10182.0354882382" calcext:value-type="float">
            <text:p>10,182.04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annualised</text:p>
          </table:table-cell>
          <table:table-cell table:style-name="ce5" table:formula="of:=[.C12]/[.C14]" office:value-type="float" office:value="5091.01774411911" calcext:value-type="float">
            <text:p>5,091.0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roduct term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formula="of:=[.C14]*12" office:value-type="float" office:value="24" calcext:value-type="float">
            <text:p>24</text:p>
          </table:table-cell>
          <table:table-cell table:style-name="ce1" table:number-columns-repeated="3"/>
          <table:table-cell table:style-name="ce8" table:formula="of:=(1+[.C5]/12)^12" office:value-type="percentage" office:value="1.0201843556815" calcext:value-type="percentage">
            <text:p>102.0184%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Contract term</text:p>
          </table:table-cell>
          <table:table-cell table:style-name="ce2" office:value-type="float" office:value="25" calcext:value-type="float">
            <text:p>25</text:p>
          </table:table-cell>
          <table:table-cell table:style-name="Default" table:number-columns-repeated="3"/>
          <table:table-cell/>
          <table:table-cell table:style-name="ce8" table:formula="of:=(1+[.C5]/365)^365" office:value-type="percentage" office:value="1.02020078103292" calcext:value-type="percentage">
            <text:p>102.0201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arly payment</text:p>
          </table:table-cell>
          <table:table-cell table:formula="of:=PMT([.C5];[.C15];[.C1];0;1)" office:value-type="currency" office:currency="GBP" office:value="-11047.5455410067" calcext:value-type="currency">
            <text:p>-£11,047.5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nthly payment</text:p>
          </table:table-cell>
          <table:table-cell table:formula="of:=[.C16]/12" office:value-type="currency" office:currency="GBP" office:value="-920.628795083892" calcext:value-type="currency">
            <text:p>-£920.63</text:p>
          </table:table-cell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Indicator</text:p>
          </table:table-cell>
          <table:table-cell office:value-type="string" calcext:value-type="string">
            <text:p>Time </text:p>
          </table:table-cell>
          <table:table-cell table:style-name="Default" office:value-type="string" calcext:value-type="string">
            <text:p>Opening balance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Clsoing balance</text:p>
          </table:table-cell>
          <table:table-cell table:number-columns-repeated="1018"/>
        </table:table-row>
        <table:table-row table:style-name="ro1">
          <table:table-cell table:formula="of:=IF([.B21]&lt;[.$D$14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[.C1]" office:value-type="float" office:value="220000" calcext:value-type="float">
            <text:p>220000</text:p>
          </table:table-cell>
          <table:table-cell table:formula="of:=[.C$5]/12*[.$C$21]" office:value-type="float" office:value="366.666666666667" calcext:value-type="float">
            <text:p>366.67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21:.E21])" office:value-type="currency" office:currency="GBP" office:value="219446.037871583" calcext:value-type="currency">
            <text:p>£219,446.04</text:p>
          </table:table-cell>
          <table:table-cell table:number-columns-repeated="1018"/>
        </table:table-row>
        <table:table-row table:style-name="ro1">
          <table:table-cell table:formula="of:=IF([.B22]&lt;[.$D$14];1;0)" office:value-type="float" office:value="1" calcext:value-type="float">
            <text:p>1</text:p>
          </table:table-cell>
          <table:table-cell table:formula="of:=[.B21]+1" office:value-type="float" office:value="1" calcext:value-type="float">
            <text:p>1</text:p>
          </table:table-cell>
          <table:table-cell table:formula="of:=[.F21]" office:value-type="currency" office:currency="GBP" office:value="219446.037871583" calcext:value-type="currency">
            <text:p>£219,446.04</text:p>
          </table:table-cell>
          <table:table-cell table:formula="of:=[.$C$5]/12*[.C22]" office:value-type="float" office:value="365.743396452638" calcext:value-type="float">
            <text:p>365.74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22:.E22])" office:value-type="currency" office:currency="GBP" office:value="218891.152472952" calcext:value-type="currency">
            <text:p>£218,891.15</text:p>
          </table:table-cell>
          <table:table-cell table:number-columns-repeated="1018"/>
        </table:table-row>
        <table:table-row table:style-name="ro1">
          <table:table-cell table:formula="of:=IF([.B23]&lt;[.$D$14];1;0)" office:value-type="float" office:value="1" calcext:value-type="float">
            <text:p>1</text:p>
          </table:table-cell>
          <table:table-cell table:formula="of:=[.B22]+1" office:value-type="float" office:value="2" calcext:value-type="float">
            <text:p>2</text:p>
          </table:table-cell>
          <table:table-cell table:formula="of:=[.F22]" office:value-type="currency" office:currency="GBP" office:value="218891.152472952" calcext:value-type="currency">
            <text:p>£218,891.15</text:p>
          </table:table-cell>
          <table:table-cell table:formula="of:=[.$C$5]/12*[.C23]" office:value-type="float" office:value="364.818587454919" calcext:value-type="float">
            <text:p>364.82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23:.E23])" office:value-type="currency" office:currency="GBP" office:value="218335.342265323" calcext:value-type="currency">
            <text:p>£218,335.34</text:p>
          </table:table-cell>
          <table:table-cell table:number-columns-repeated="1018"/>
        </table:table-row>
        <table:table-row table:style-name="ro1">
          <table:table-cell table:formula="of:=IF([.B24]&lt;[.$D$14];1;0)" office:value-type="float" office:value="1" calcext:value-type="float">
            <text:p>1</text:p>
          </table:table-cell>
          <table:table-cell table:formula="of:=[.B23]+1" office:value-type="float" office:value="3" calcext:value-type="float">
            <text:p>3</text:p>
          </table:table-cell>
          <table:table-cell table:formula="of:=[.F23]" office:value-type="currency" office:currency="GBP" office:value="218335.342265323" calcext:value-type="currency">
            <text:p>£218,335.34</text:p>
          </table:table-cell>
          <table:table-cell table:formula="of:=[.$C$5]/12*[.C24]" office:value-type="float" office:value="363.892237108871" calcext:value-type="float">
            <text:p>363.89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24:.E24])" office:value-type="currency" office:currency="GBP" office:value="217778.605707348" calcext:value-type="currency">
            <text:p>£217,778.61</text:p>
          </table:table-cell>
          <table:table-cell table:number-columns-repeated="1018"/>
        </table:table-row>
        <table:table-row table:style-name="ro1">
          <table:table-cell table:formula="of:=IF([.B25]&lt;[.$D$14];1;0)" office:value-type="float" office:value="1" calcext:value-type="float">
            <text:p>1</text:p>
          </table:table-cell>
          <table:table-cell table:formula="of:=[.B24]+1" office:value-type="float" office:value="4" calcext:value-type="float">
            <text:p>4</text:p>
          </table:table-cell>
          <table:table-cell table:formula="of:=[.F24]" office:value-type="currency" office:currency="GBP" office:value="217778.605707348" calcext:value-type="currency">
            <text:p>£217,778.61</text:p>
          </table:table-cell>
          <table:table-cell table:formula="of:=[.$C$5]/12*[.C25]" office:value-type="float" office:value="362.964342845579" calcext:value-type="float">
            <text:p>362.96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25:.E25])" office:value-type="currency" office:currency="GBP" office:value="217220.941255109" calcext:value-type="currency">
            <text:p>£217,220.94</text:p>
          </table:table-cell>
          <table:table-cell table:number-columns-repeated="1018"/>
        </table:table-row>
        <table:table-row table:style-name="ro1">
          <table:table-cell table:formula="of:=IF([.B26]&lt;[.$D$14];1;0)" office:value-type="float" office:value="1" calcext:value-type="float">
            <text:p>1</text:p>
          </table:table-cell>
          <table:table-cell table:formula="of:=[.B25]+1" office:value-type="float" office:value="5" calcext:value-type="float">
            <text:p>5</text:p>
          </table:table-cell>
          <table:table-cell table:formula="of:=[.F25]" office:value-type="currency" office:currency="GBP" office:value="217220.941255109" calcext:value-type="currency">
            <text:p>£217,220.94</text:p>
          </table:table-cell>
          <table:table-cell table:formula="of:=[.$C$5]/12*[.C26]" office:value-type="float" office:value="362.034902091849" calcext:value-type="float">
            <text:p>362.03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26:.E26])" office:value-type="currency" office:currency="GBP" office:value="216662.347362117" calcext:value-type="currency">
            <text:p>£216,662.35</text:p>
          </table:table-cell>
          <table:table-cell table:number-columns-repeated="1018"/>
        </table:table-row>
        <table:table-row table:style-name="ro1">
          <table:table-cell table:formula="of:=IF([.B27]&lt;[.$D$14];1;0)" office:value-type="float" office:value="1" calcext:value-type="float">
            <text:p>1</text:p>
          </table:table-cell>
          <table:table-cell table:formula="of:=[.B26]+1" office:value-type="float" office:value="6" calcext:value-type="float">
            <text:p>6</text:p>
          </table:table-cell>
          <table:table-cell table:formula="of:=[.F26]" office:value-type="currency" office:currency="GBP" office:value="216662.347362117" calcext:value-type="currency">
            <text:p>£216,662.35</text:p>
          </table:table-cell>
          <table:table-cell table:formula="of:=[.$C$5]/12*[.C27]" office:value-type="float" office:value="361.103912270195" calcext:value-type="float">
            <text:p>361.10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27:.E27])" office:value-type="currency" office:currency="GBP" office:value="216102.822479304" calcext:value-type="currency">
            <text:p>£216,102.82</text:p>
          </table:table-cell>
          <table:table-cell table:number-columns-repeated="1018"/>
        </table:table-row>
        <table:table-row table:style-name="ro1">
          <table:table-cell table:formula="of:=IF([.B28]&lt;[.$D$14];1;0)" office:value-type="float" office:value="1" calcext:value-type="float">
            <text:p>1</text:p>
          </table:table-cell>
          <table:table-cell table:formula="of:=[.B27]+1" office:value-type="float" office:value="7" calcext:value-type="float">
            <text:p>7</text:p>
          </table:table-cell>
          <table:table-cell table:formula="of:=[.F27]" office:value-type="currency" office:currency="GBP" office:value="216102.822479304" calcext:value-type="currency">
            <text:p>£216,102.82</text:p>
          </table:table-cell>
          <table:table-cell table:formula="of:=[.$C$5]/12*[.C28]" office:value-type="float" office:value="360.171370798839" calcext:value-type="float">
            <text:p>360.17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28:.E28])" office:value-type="currency" office:currency="GBP" office:value="215542.365055018" calcext:value-type="currency">
            <text:p>£215,542.37</text:p>
          </table:table-cell>
          <table:table-cell table:number-columns-repeated="1018"/>
        </table:table-row>
        <table:table-row table:style-name="ro1">
          <table:table-cell table:formula="of:=IF([.B29]&lt;[.$D$14];1;0)" office:value-type="float" office:value="1" calcext:value-type="float">
            <text:p>1</text:p>
          </table:table-cell>
          <table:table-cell table:formula="of:=[.B28]+1" office:value-type="float" office:value="8" calcext:value-type="float">
            <text:p>8</text:p>
          </table:table-cell>
          <table:table-cell table:formula="of:=[.F28]" office:value-type="currency" office:currency="GBP" office:value="215542.365055018" calcext:value-type="currency">
            <text:p>£215,542.37</text:p>
          </table:table-cell>
          <table:table-cell table:formula="of:=[.$C$5]/12*[.C29]" office:value-type="float" office:value="359.237275091697" calcext:value-type="float">
            <text:p>359.24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29:.E29])" office:value-type="currency" office:currency="GBP" office:value="214980.973535026" calcext:value-type="currency">
            <text:p>£214,980.97</text:p>
          </table:table-cell>
          <table:table-cell table:number-columns-repeated="1018"/>
        </table:table-row>
        <table:table-row table:style-name="ro1">
          <table:table-cell table:formula="of:=IF([.B30]&lt;[.$D$14];1;0)" office:value-type="float" office:value="1" calcext:value-type="float">
            <text:p>1</text:p>
          </table:table-cell>
          <table:table-cell table:formula="of:=[.B29]+1" office:value-type="float" office:value="9" calcext:value-type="float">
            <text:p>9</text:p>
          </table:table-cell>
          <table:table-cell table:formula="of:=[.F29]" office:value-type="currency" office:currency="GBP" office:value="214980.973535026" calcext:value-type="currency">
            <text:p>£214,980.97</text:p>
          </table:table-cell>
          <table:table-cell table:formula="of:=[.$C$5]/12*[.C30]" office:value-type="float" office:value="358.301622558377" calcext:value-type="float">
            <text:p>358.30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30:.E30])" office:value-type="currency" office:currency="GBP" office:value="214418.646362501" calcext:value-type="currency">
            <text:p>£214,418.65</text:p>
          </table:table-cell>
          <table:table-cell table:number-columns-repeated="1018"/>
        </table:table-row>
        <table:table-row table:style-name="ro1">
          <table:table-cell table:formula="of:=IF([.B31]&lt;[.$D$14];1;0)" office:value-type="float" office:value="1" calcext:value-type="float">
            <text:p>1</text:p>
          </table:table-cell>
          <table:table-cell table:formula="of:=[.B30]+1" office:value-type="float" office:value="10" calcext:value-type="float">
            <text:p>10</text:p>
          </table:table-cell>
          <table:table-cell table:formula="of:=[.F30]" office:value-type="currency" office:currency="GBP" office:value="214418.646362501" calcext:value-type="currency">
            <text:p>£214,418.65</text:p>
          </table:table-cell>
          <table:table-cell table:formula="of:=[.$C$5]/12*[.C31]" office:value-type="float" office:value="357.364410604168" calcext:value-type="float">
            <text:p>357.36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31:.E31])" office:value-type="currency" office:currency="GBP" office:value="213855.381978021" calcext:value-type="currency">
            <text:p>£213,855.38</text:p>
          </table:table-cell>
          <table:table-cell table:number-columns-repeated="1018"/>
        </table:table-row>
        <table:table-row table:style-name="ro1">
          <table:table-cell table:formula="of:=IF([.B32]&lt;[.$D$14];1;0)" office:value-type="float" office:value="1" calcext:value-type="float">
            <text:p>1</text:p>
          </table:table-cell>
          <table:table-cell table:formula="of:=[.B31]+1" office:value-type="float" office:value="11" calcext:value-type="float">
            <text:p>11</text:p>
          </table:table-cell>
          <table:table-cell table:formula="of:=[.F31]" office:value-type="currency" office:currency="GBP" office:value="213855.381978021" calcext:value-type="currency">
            <text:p>£213,855.38</text:p>
          </table:table-cell>
          <table:table-cell table:formula="of:=[.$C$5]/12*[.C32]" office:value-type="float" office:value="356.425636630035" calcext:value-type="float">
            <text:p>356.43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32:.E32])" office:value-type="currency" office:currency="GBP" office:value="213291.178819567" calcext:value-type="currency">
            <text:p>£213,291.18</text:p>
          </table:table-cell>
          <table:table-cell table:number-columns-repeated="1018"/>
        </table:table-row>
        <table:table-row table:style-name="ro1">
          <table:table-cell table:formula="of:=IF([.B33]&lt;[.$D$14];1;0)" office:value-type="float" office:value="1" calcext:value-type="float">
            <text:p>1</text:p>
          </table:table-cell>
          <table:table-cell table:formula="of:=[.B32]+1" office:value-type="float" office:value="12" calcext:value-type="float">
            <text:p>12</text:p>
          </table:table-cell>
          <table:table-cell table:formula="of:=[.F32]" office:value-type="currency" office:currency="GBP" office:value="213291.178819567" calcext:value-type="currency">
            <text:p>£213,291.18</text:p>
          </table:table-cell>
          <table:table-cell table:formula="of:=[.$C$5]/12*[.C33]" office:value-type="float" office:value="355.485298032612" calcext:value-type="float">
            <text:p>355.49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33:.E33])" office:value-type="currency" office:currency="GBP" office:value="212726.035322516" calcext:value-type="currency">
            <text:p>£212,726.04</text:p>
          </table:table-cell>
          <table:table-cell table:number-columns-repeated="1018"/>
        </table:table-row>
        <table:table-row table:style-name="ro1">
          <table:table-cell table:formula="of:=IF([.B34]&lt;[.$D$14];1;0)" office:value-type="float" office:value="1" calcext:value-type="float">
            <text:p>1</text:p>
          </table:table-cell>
          <table:table-cell table:formula="of:=[.B33]+1" office:value-type="float" office:value="13" calcext:value-type="float">
            <text:p>13</text:p>
          </table:table-cell>
          <table:table-cell table:formula="of:=[.F33]" office:value-type="currency" office:currency="GBP" office:value="212726.035322516" calcext:value-type="currency">
            <text:p>£212,726.04</text:p>
          </table:table-cell>
          <table:table-cell table:formula="of:=[.$C$5]/12*[.C34]" office:value-type="float" office:value="354.543392204193" calcext:value-type="float">
            <text:p>354.54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34:.E34])" office:value-type="currency" office:currency="GBP" office:value="212159.949919636" calcext:value-type="currency">
            <text:p>£212,159.95</text:p>
          </table:table-cell>
          <table:table-cell table:number-columns-repeated="1018"/>
        </table:table-row>
        <table:table-row table:style-name="ro1">
          <table:table-cell table:formula="of:=IF([.B35]&lt;[.$D$14];1;0)" office:value-type="float" office:value="1" calcext:value-type="float">
            <text:p>1</text:p>
          </table:table-cell>
          <table:table-cell table:formula="of:=[.B34]+1" office:value-type="float" office:value="14" calcext:value-type="float">
            <text:p>14</text:p>
          </table:table-cell>
          <table:table-cell table:formula="of:=[.F34]" office:value-type="currency" office:currency="GBP" office:value="212159.949919636" calcext:value-type="currency">
            <text:p>£212,159.95</text:p>
          </table:table-cell>
          <table:table-cell table:formula="of:=[.$C$5]/12*[.C35]" office:value-type="float" office:value="353.599916532727" calcext:value-type="float">
            <text:p>353.60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35:.E35])" office:value-type="currency" office:currency="GBP" office:value="211592.921041085" calcext:value-type="currency">
            <text:p>£211,592.92</text:p>
          </table:table-cell>
          <table:table-cell table:number-columns-repeated="1018"/>
        </table:table-row>
        <table:table-row table:style-name="ro1">
          <table:table-cell table:formula="of:=IF([.B36]&lt;[.$D$14];1;0)" office:value-type="float" office:value="1" calcext:value-type="float">
            <text:p>1</text:p>
          </table:table-cell>
          <table:table-cell table:formula="of:=[.B35]+1" office:value-type="float" office:value="15" calcext:value-type="float">
            <text:p>15</text:p>
          </table:table-cell>
          <table:table-cell table:formula="of:=[.F35]" office:value-type="currency" office:currency="GBP" office:value="211592.921041085" calcext:value-type="currency">
            <text:p>£211,592.92</text:p>
          </table:table-cell>
          <table:table-cell table:formula="of:=[.$C$5]/12*[.C36]" office:value-type="float" office:value="352.654868401808" calcext:value-type="float">
            <text:p>352.65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36:.E36])" office:value-type="currency" office:currency="GBP" office:value="211024.947114403" calcext:value-type="currency">
            <text:p>£211,024.95</text:p>
          </table:table-cell>
          <table:table-cell table:number-columns-repeated="1018"/>
        </table:table-row>
        <table:table-row table:style-name="ro1">
          <table:table-cell table:formula="of:=IF([.B37]&lt;[.$D$14];1;0)" office:value-type="float" office:value="1" calcext:value-type="float">
            <text:p>1</text:p>
          </table:table-cell>
          <table:table-cell table:formula="of:=[.B36]+1" office:value-type="float" office:value="16" calcext:value-type="float">
            <text:p>16</text:p>
          </table:table-cell>
          <table:table-cell table:formula="of:=[.F36]" office:value-type="currency" office:currency="GBP" office:value="211024.947114403" calcext:value-type="currency">
            <text:p>£211,024.95</text:p>
          </table:table-cell>
          <table:table-cell table:formula="of:=[.$C$5]/12*[.C37]" office:value-type="float" office:value="351.708245190672" calcext:value-type="float">
            <text:p>351.71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37:.E37])" office:value-type="currency" office:currency="GBP" office:value="210456.02656451" calcext:value-type="currency">
            <text:p>£210,456.03</text:p>
          </table:table-cell>
          <table:table-cell table:number-columns-repeated="1018"/>
        </table:table-row>
        <table:table-row table:style-name="ro1">
          <table:table-cell table:formula="of:=IF([.B38]&lt;[.$D$14];1;0)" office:value-type="float" office:value="1" calcext:value-type="float">
            <text:p>1</text:p>
          </table:table-cell>
          <table:table-cell table:formula="of:=[.B37]+1" office:value-type="float" office:value="17" calcext:value-type="float">
            <text:p>17</text:p>
          </table:table-cell>
          <table:table-cell table:formula="of:=[.F37]" office:value-type="currency" office:currency="GBP" office:value="210456.02656451" calcext:value-type="currency">
            <text:p>£210,456.03</text:p>
          </table:table-cell>
          <table:table-cell table:formula="of:=[.$C$5]/12*[.C38]" office:value-type="float" office:value="350.760044274183" calcext:value-type="float">
            <text:p>350.76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38:.E38])" office:value-type="currency" office:currency="GBP" office:value="209886.1578137" calcext:value-type="currency">
            <text:p>£209,886.16</text:p>
          </table:table-cell>
          <table:table-cell table:number-columns-repeated="1018"/>
        </table:table-row>
        <table:table-row table:style-name="ro1">
          <table:table-cell table:formula="of:=IF([.B39]&lt;[.$D$14];1;0)" office:value-type="float" office:value="1" calcext:value-type="float">
            <text:p>1</text:p>
          </table:table-cell>
          <table:table-cell table:formula="of:=[.B38]+1" office:value-type="float" office:value="18" calcext:value-type="float">
            <text:p>18</text:p>
          </table:table-cell>
          <table:table-cell table:formula="of:=[.F38]" office:value-type="currency" office:currency="GBP" office:value="209886.1578137" calcext:value-type="currency">
            <text:p>£209,886.16</text:p>
          </table:table-cell>
          <table:table-cell table:formula="of:=[.$C$5]/12*[.C39]" office:value-type="float" office:value="349.810263022833" calcext:value-type="float">
            <text:p>349.81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39:.E39])" office:value-type="currency" office:currency="GBP" office:value="209315.339281639" calcext:value-type="currency">
            <text:p>£209,315.34</text:p>
          </table:table-cell>
          <table:table-cell table:number-columns-repeated="1018"/>
        </table:table-row>
        <table:table-row table:style-name="ro1">
          <table:table-cell table:formula="of:=IF([.B40]&lt;[.$D$14];1;0)" office:value-type="float" office:value="1" calcext:value-type="float">
            <text:p>1</text:p>
          </table:table-cell>
          <table:table-cell table:formula="of:=[.B39]+1" office:value-type="float" office:value="19" calcext:value-type="float">
            <text:p>19</text:p>
          </table:table-cell>
          <table:table-cell table:formula="of:=[.F39]" office:value-type="currency" office:currency="GBP" office:value="209315.339281639" calcext:value-type="currency">
            <text:p>£209,315.34</text:p>
          </table:table-cell>
          <table:table-cell table:formula="of:=[.$C$5]/12*[.C40]" office:value-type="float" office:value="348.858898802731" calcext:value-type="float">
            <text:p>348.86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40:.E40])" office:value-type="currency" office:currency="GBP" office:value="208743.569385358" calcext:value-type="currency">
            <text:p>£208,743.57</text:p>
          </table:table-cell>
          <table:table-cell table:number-columns-repeated="1018"/>
        </table:table-row>
        <table:table-row table:style-name="ro1">
          <table:table-cell table:formula="of:=IF([.B41]&lt;[.$D$14];1;0)" office:value-type="float" office:value="1" calcext:value-type="float">
            <text:p>1</text:p>
          </table:table-cell>
          <table:table-cell table:formula="of:=[.B40]+1" office:value-type="float" office:value="20" calcext:value-type="float">
            <text:p>20</text:p>
          </table:table-cell>
          <table:table-cell table:formula="of:=[.F40]" office:value-type="currency" office:currency="GBP" office:value="208743.569385358" calcext:value-type="currency">
            <text:p>£208,743.57</text:p>
          </table:table-cell>
          <table:table-cell table:formula="of:=[.$C$5]/12*[.C41]" office:value-type="float" office:value="347.905948975596" calcext:value-type="float">
            <text:p>347.91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41:.E41])" office:value-type="currency" office:currency="GBP" office:value="208170.846539249" calcext:value-type="currency">
            <text:p>£208,170.85</text:p>
          </table:table-cell>
          <table:table-cell table:number-columns-repeated="1018"/>
        </table:table-row>
        <table:table-row table:style-name="ro1">
          <table:table-cell table:formula="of:=IF([.B42]&lt;[.$D$14];1;0)" office:value-type="float" office:value="1" calcext:value-type="float">
            <text:p>1</text:p>
          </table:table-cell>
          <table:table-cell table:formula="of:=[.B41]+1" office:value-type="float" office:value="21" calcext:value-type="float">
            <text:p>21</text:p>
          </table:table-cell>
          <table:table-cell table:formula="of:=[.F41]" office:value-type="currency" office:currency="GBP" office:value="208170.846539249" calcext:value-type="currency">
            <text:p>£208,170.85</text:p>
          </table:table-cell>
          <table:table-cell table:formula="of:=[.$C$5]/12*[.C42]" office:value-type="float" office:value="346.951410898749" calcext:value-type="float">
            <text:p>346.95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42:.E42])" office:value-type="currency" office:currency="GBP" office:value="207597.169155064" calcext:value-type="currency">
            <text:p>£207,597.17</text:p>
          </table:table-cell>
          <table:table-cell table:number-columns-repeated="1018"/>
        </table:table-row>
        <table:table-row table:style-name="ro1">
          <table:table-cell table:formula="of:=IF([.B43]&lt;[.$D$14];1;0)" office:value-type="float" office:value="1" calcext:value-type="float">
            <text:p>1</text:p>
          </table:table-cell>
          <table:table-cell table:formula="of:=[.B42]+1" office:value-type="float" office:value="22" calcext:value-type="float">
            <text:p>22</text:p>
          </table:table-cell>
          <table:table-cell table:formula="of:=[.F42]" office:value-type="currency" office:currency="GBP" office:value="207597.169155064" calcext:value-type="currency">
            <text:p>£207,597.17</text:p>
          </table:table-cell>
          <table:table-cell table:formula="of:=[.$C$5]/12*[.C43]" office:value-type="float" office:value="345.995281925107" calcext:value-type="float">
            <text:p>346.00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43:.E43])" office:value-type="currency" office:currency="GBP" office:value="207022.535641906" calcext:value-type="currency">
            <text:p>£207,022.54</text:p>
          </table:table-cell>
          <table:table-cell table:number-columns-repeated="1018"/>
        </table:table-row>
        <table:table-row table:style-name="ro1">
          <table:table-cell table:formula="of:=IF([.B44]&lt;[.$D$14];1;0)" office:value-type="float" office:value="1" calcext:value-type="float">
            <text:p>1</text:p>
          </table:table-cell>
          <table:table-cell table:formula="of:=[.B43]+1" office:value-type="float" office:value="23" calcext:value-type="float">
            <text:p>23</text:p>
          </table:table-cell>
          <table:table-cell table:formula="of:=[.F43]" office:value-type="currency" office:currency="GBP" office:value="207022.535641906" calcext:value-type="currency">
            <text:p>£207,022.54</text:p>
          </table:table-cell>
          <table:table-cell table:formula="of:=[.$C$5]/12*[.C44]" office:value-type="float" office:value="345.037559403176" calcext:value-type="float">
            <text:p>345.04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44:.E44])" office:value-type="currency" office:currency="GBP" office:value="206446.944406225" calcext:value-type="currency">
            <text:p>£206,446.94</text:p>
          </table:table-cell>
          <table:table-cell table:number-columns-repeated="1018"/>
        </table:table-row>
        <table:table-row table:style-name="ro1">
          <table:table-cell table:formula="of:=IF([.B45]&lt;[.$D$14];1;0)" office:value-type="float" office:value="0" calcext:value-type="float">
            <text:p>0</text:p>
          </table:table-cell>
          <table:table-cell table:formula="of:=[.B44]+1" office:value-type="float" office:value="24" calcext:value-type="float">
            <text:p>24</text:p>
          </table:table-cell>
          <table:table-cell table:formula="of:=[.F44]" office:value-type="currency" office:currency="GBP" office:value="206446.944406225" calcext:value-type="currency">
            <text:p>£206,446.94</text:p>
          </table:table-cell>
          <table:table-cell table:formula="of:=[.$C$5]/12*[.C45]" office:value-type="float" office:value="344.078240677041" calcext:value-type="float">
            <text:p>344.08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45:.E45])" office:value-type="currency" office:currency="GBP" office:value="205870.393851818" calcext:value-type="currency">
            <text:p>£205,870.39</text:p>
          </table:table-cell>
          <table:table-cell table:number-columns-repeated="1018"/>
        </table:table-row>
        <table:table-row table:style-name="ro1">
          <table:table-cell table:formula="of:=IF([.B46]&lt;[.$D$14];1;0)" office:value-type="float" office:value="0" calcext:value-type="float">
            <text:p>0</text:p>
          </table:table-cell>
          <table:table-cell table:formula="of:=[.B45]+1" office:value-type="float" office:value="25" calcext:value-type="float">
            <text:p>25</text:p>
          </table:table-cell>
          <table:table-cell table:formula="of:=[.F45]" office:value-type="currency" office:currency="GBP" office:value="205870.393851818" calcext:value-type="currency">
            <text:p>£205,870.39</text:p>
          </table:table-cell>
          <table:table-cell table:formula="of:=[.$C$5]/12*[.C46]" office:value-type="float" office:value="343.117323086363" calcext:value-type="float">
            <text:p>343.12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46:.E46])" office:value-type="currency" office:currency="GBP" office:value="205292.88237982" calcext:value-type="currency">
            <text:p>£205,292.88</text:p>
          </table:table-cell>
          <table:table-cell table:number-columns-repeated="1018"/>
        </table:table-row>
        <table:table-row table:style-name="ro1">
          <table:table-cell table:formula="of:=IF([.B47]&lt;[.$D$14];1;0)" office:value-type="float" office:value="0" calcext:value-type="float">
            <text:p>0</text:p>
          </table:table-cell>
          <table:table-cell table:formula="of:=[.B46]+1" office:value-type="float" office:value="26" calcext:value-type="float">
            <text:p>26</text:p>
          </table:table-cell>
          <table:table-cell table:formula="of:=[.F46]" office:value-type="currency" office:currency="GBP" office:value="205292.88237982" calcext:value-type="currency">
            <text:p>£205,292.88</text:p>
          </table:table-cell>
          <table:table-cell table:formula="of:=[.$C$5]/12*[.C47]" office:value-type="float" office:value="342.154803966367" calcext:value-type="float">
            <text:p>342.15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47:.E47])" office:value-type="currency" office:currency="GBP" office:value="204714.408388703" calcext:value-type="currency">
            <text:p>£204,714.41</text:p>
          </table:table-cell>
          <table:table-cell table:number-columns-repeated="1018"/>
        </table:table-row>
        <table:table-row table:style-name="ro1">
          <table:table-cell table:formula="of:=IF([.B48]&lt;[.$D$14];1;0)" office:value-type="float" office:value="0" calcext:value-type="float">
            <text:p>0</text:p>
          </table:table-cell>
          <table:table-cell table:formula="of:=[.B47]+1" office:value-type="float" office:value="27" calcext:value-type="float">
            <text:p>27</text:p>
          </table:table-cell>
          <table:table-cell table:formula="of:=[.F47]" office:value-type="currency" office:currency="GBP" office:value="204714.408388703" calcext:value-type="currency">
            <text:p>£204,714.41</text:p>
          </table:table-cell>
          <table:table-cell table:formula="of:=[.$C$5]/12*[.C48]" office:value-type="float" office:value="341.190680647838" calcext:value-type="float">
            <text:p>341.19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48:.E48])" office:value-type="currency" office:currency="GBP" office:value="204134.970274267" calcext:value-type="currency">
            <text:p>£204,134.97</text:p>
          </table:table-cell>
          <table:table-cell table:number-columns-repeated="1018"/>
        </table:table-row>
        <table:table-row table:style-name="ro1">
          <table:table-cell table:formula="of:=IF([.B49]&lt;[.$D$14];1;0)" office:value-type="float" office:value="0" calcext:value-type="float">
            <text:p>0</text:p>
          </table:table-cell>
          <table:table-cell table:formula="of:=[.B48]+1" office:value-type="float" office:value="28" calcext:value-type="float">
            <text:p>28</text:p>
          </table:table-cell>
          <table:table-cell table:formula="of:=[.F48]" office:value-type="currency" office:currency="GBP" office:value="204134.970274267" calcext:value-type="currency">
            <text:p>£204,134.97</text:p>
          </table:table-cell>
          <table:table-cell table:formula="of:=[.$C$5]/12*[.C49]" office:value-type="float" office:value="340.224950457111" calcext:value-type="float">
            <text:p>340.22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49:.E49])" office:value-type="currency" office:currency="GBP" office:value="203554.56642964" calcext:value-type="currency">
            <text:p>£203,554.57</text:p>
          </table:table-cell>
          <table:table-cell table:number-columns-repeated="1018"/>
        </table:table-row>
        <table:table-row table:style-name="ro1">
          <table:table-cell table:formula="of:=IF([.B50]&lt;[.$D$14];1;0)" office:value-type="float" office:value="0" calcext:value-type="float">
            <text:p>0</text:p>
          </table:table-cell>
          <table:table-cell table:formula="of:=[.B49]+1" office:value-type="float" office:value="29" calcext:value-type="float">
            <text:p>29</text:p>
          </table:table-cell>
          <table:table-cell table:formula="of:=[.F49]" office:value-type="currency" office:currency="GBP" office:value="203554.56642964" calcext:value-type="currency">
            <text:p>£203,554.57</text:p>
          </table:table-cell>
          <table:table-cell table:formula="of:=[.$C$5]/12*[.C50]" office:value-type="float" office:value="339.257610716067" calcext:value-type="float">
            <text:p>339.26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50:.E50])" office:value-type="currency" office:currency="GBP" office:value="202973.195245272" calcext:value-type="currency">
            <text:p>£202,973.20</text:p>
          </table:table-cell>
          <table:table-cell table:number-columns-repeated="1018"/>
        </table:table-row>
        <table:table-row table:style-name="ro1">
          <table:table-cell table:formula="of:=IF([.B51]&lt;[.$D$14];1;0)" office:value-type="float" office:value="0" calcext:value-type="float">
            <text:p>0</text:p>
          </table:table-cell>
          <table:table-cell table:formula="of:=[.B50]+1" office:value-type="float" office:value="30" calcext:value-type="float">
            <text:p>30</text:p>
          </table:table-cell>
          <table:table-cell table:formula="of:=[.F50]" office:value-type="currency" office:currency="GBP" office:value="202973.195245272" calcext:value-type="currency">
            <text:p>£202,973.20</text:p>
          </table:table-cell>
          <table:table-cell table:formula="of:=[.$C$5]/12*[.C51]" office:value-type="float" office:value="338.28865874212" calcext:value-type="float">
            <text:p>338.29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51:.E51])" office:value-type="currency" office:currency="GBP" office:value="202390.85510893" calcext:value-type="currency">
            <text:p>£202,390.86</text:p>
          </table:table-cell>
          <table:table-cell table:number-columns-repeated="1018"/>
        </table:table-row>
        <table:table-row table:style-name="ro1">
          <table:table-cell table:formula="of:=IF([.B52]&lt;[.$D$14];1;0)" office:value-type="float" office:value="0" calcext:value-type="float">
            <text:p>0</text:p>
          </table:table-cell>
          <table:table-cell table:formula="of:=[.B51]+1" office:value-type="float" office:value="31" calcext:value-type="float">
            <text:p>31</text:p>
          </table:table-cell>
          <table:table-cell table:formula="of:=[.F51]" office:value-type="currency" office:currency="GBP" office:value="202390.85510893" calcext:value-type="currency">
            <text:p>£202,390.86</text:p>
          </table:table-cell>
          <table:table-cell table:formula="of:=[.$C$5]/12*[.C52]" office:value-type="float" office:value="337.318091848217" calcext:value-type="float">
            <text:p>337.32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52:.E52])" office:value-type="currency" office:currency="GBP" office:value="201807.544405695" calcext:value-type="currency">
            <text:p>£201,807.54</text:p>
          </table:table-cell>
          <table:table-cell table:number-columns-repeated="1018"/>
        </table:table-row>
        <table:table-row table:style-name="ro1">
          <table:table-cell table:formula="of:=IF([.B53]&lt;[.$D$14];1;0)" office:value-type="float" office:value="0" calcext:value-type="float">
            <text:p>0</text:p>
          </table:table-cell>
          <table:table-cell table:formula="of:=[.B52]+1" office:value-type="float" office:value="32" calcext:value-type="float">
            <text:p>32</text:p>
          </table:table-cell>
          <table:table-cell table:formula="of:=[.F52]" office:value-type="currency" office:currency="GBP" office:value="201807.544405695" calcext:value-type="currency">
            <text:p>£201,807.54</text:p>
          </table:table-cell>
          <table:table-cell table:formula="of:=[.$C$5]/12*[.C53]" office:value-type="float" office:value="336.345907342825" calcext:value-type="float">
            <text:p>336.35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53:.E53])" office:value-type="currency" office:currency="GBP" office:value="201223.261517954" calcext:value-type="currency">
            <text:p>£201,223.26</text:p>
          </table:table-cell>
          <table:table-cell table:number-columns-repeated="1018"/>
        </table:table-row>
        <table:table-row table:style-name="ro1">
          <table:table-cell table:formula="of:=IF([.B54]&lt;[.$D$14];1;0)" office:value-type="float" office:value="0" calcext:value-type="float">
            <text:p>0</text:p>
          </table:table-cell>
          <table:table-cell table:formula="of:=[.B53]+1" office:value-type="float" office:value="33" calcext:value-type="float">
            <text:p>33</text:p>
          </table:table-cell>
          <table:table-cell table:formula="of:=[.F53]" office:value-type="currency" office:currency="GBP" office:value="201223.261517954" calcext:value-type="currency">
            <text:p>£201,223.26</text:p>
          </table:table-cell>
          <table:table-cell table:formula="of:=[.$C$5]/12*[.C54]" office:value-type="float" office:value="335.372102529923" calcext:value-type="float">
            <text:p>335.37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54:.E54])" office:value-type="currency" office:currency="GBP" office:value="200638.0048254" calcext:value-type="currency">
            <text:p>£200,638.00</text:p>
          </table:table-cell>
          <table:table-cell table:number-columns-repeated="1018"/>
        </table:table-row>
        <table:table-row table:style-name="ro1">
          <table:table-cell table:formula="of:=IF([.B55]&lt;[.$D$14];1;0)" office:value-type="float" office:value="0" calcext:value-type="float">
            <text:p>0</text:p>
          </table:table-cell>
          <table:table-cell table:formula="of:=[.B54]+1" office:value-type="float" office:value="34" calcext:value-type="float">
            <text:p>34</text:p>
          </table:table-cell>
          <table:table-cell table:formula="of:=[.F54]" office:value-type="currency" office:currency="GBP" office:value="200638.0048254" calcext:value-type="currency">
            <text:p>£200,638.00</text:p>
          </table:table-cell>
          <table:table-cell table:formula="of:=[.$C$5]/12*[.C55]" office:value-type="float" office:value="334.396674709" calcext:value-type="float">
            <text:p>334.40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55:.E55])" office:value-type="currency" office:currency="GBP" office:value="200051.772705025" calcext:value-type="currency">
            <text:p>£200,051.77</text:p>
          </table:table-cell>
          <table:table-cell table:number-columns-repeated="1018"/>
        </table:table-row>
        <table:table-row table:style-name="ro1">
          <table:table-cell table:formula="of:=IF([.B56]&lt;[.$D$14];1;0)" office:value-type="float" office:value="0" calcext:value-type="float">
            <text:p>0</text:p>
          </table:table-cell>
          <table:table-cell table:formula="of:=[.B55]+1" office:value-type="float" office:value="35" calcext:value-type="float">
            <text:p>35</text:p>
          </table:table-cell>
          <table:table-cell table:formula="of:=[.F55]" office:value-type="currency" office:currency="GBP" office:value="200051.772705025" calcext:value-type="currency">
            <text:p>£200,051.77</text:p>
          </table:table-cell>
          <table:table-cell table:formula="of:=[.$C$5]/12*[.C56]" office:value-type="float" office:value="333.419621175041" calcext:value-type="float">
            <text:p>333.42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56:.E56])" office:value-type="currency" office:currency="GBP" office:value="199464.563531116" calcext:value-type="currency">
            <text:p>£199,464.56</text:p>
          </table:table-cell>
          <table:table-cell table:number-columns-repeated="1018"/>
        </table:table-row>
        <table:table-row table:style-name="ro1">
          <table:table-cell table:formula="of:=IF([.B57]&lt;[.$D$14];1;0)" office:value-type="float" office:value="0" calcext:value-type="float">
            <text:p>0</text:p>
          </table:table-cell>
          <table:table-cell table:formula="of:=[.B56]+1" office:value-type="float" office:value="36" calcext:value-type="float">
            <text:p>36</text:p>
          </table:table-cell>
          <table:table-cell table:formula="of:=[.F56]" office:value-type="currency" office:currency="GBP" office:value="199464.563531116" calcext:value-type="currency">
            <text:p>£199,464.56</text:p>
          </table:table-cell>
          <table:table-cell table:formula="of:=[.$C$5]/12*[.C57]" office:value-type="float" office:value="332.440939218527" calcext:value-type="float">
            <text:p>332.44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57:.E57])" office:value-type="currency" office:currency="GBP" office:value="198876.375675251" calcext:value-type="currency">
            <text:p>£198,876.38</text:p>
          </table:table-cell>
          <table:table-cell table:number-columns-repeated="1018"/>
        </table:table-row>
        <table:table-row table:style-name="ro1">
          <table:table-cell table:formula="of:=IF([.B58]&lt;[.$D$14];1;0)" office:value-type="float" office:value="0" calcext:value-type="float">
            <text:p>0</text:p>
          </table:table-cell>
          <table:table-cell table:formula="of:=[.B57]+1" office:value-type="float" office:value="37" calcext:value-type="float">
            <text:p>37</text:p>
          </table:table-cell>
          <table:table-cell table:formula="of:=[.F57]" office:value-type="currency" office:currency="GBP" office:value="198876.375675251" calcext:value-type="currency">
            <text:p>£198,876.38</text:p>
          </table:table-cell>
          <table:table-cell table:formula="of:=[.$C$5]/12*[.C58]" office:value-type="float" office:value="331.460626125418" calcext:value-type="float">
            <text:p>331.46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58:.E58])" office:value-type="currency" office:currency="GBP" office:value="198287.207506292" calcext:value-type="currency">
            <text:p>£198,287.21</text:p>
          </table:table-cell>
          <table:table-cell table:number-columns-repeated="1018"/>
        </table:table-row>
        <table:table-row table:style-name="ro1">
          <table:table-cell table:formula="of:=IF([.B59]&lt;[.$D$14];1;0)" office:value-type="float" office:value="0" calcext:value-type="float">
            <text:p>0</text:p>
          </table:table-cell>
          <table:table-cell table:formula="of:=[.B58]+1" office:value-type="float" office:value="38" calcext:value-type="float">
            <text:p>38</text:p>
          </table:table-cell>
          <table:table-cell table:formula="of:=[.F58]" office:value-type="currency" office:currency="GBP" office:value="198287.207506292" calcext:value-type="currency">
            <text:p>£198,287.21</text:p>
          </table:table-cell>
          <table:table-cell table:formula="of:=[.$C$5]/12*[.C59]" office:value-type="float" office:value="330.478679177154" calcext:value-type="float">
            <text:p>330.48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59:.E59])" office:value-type="currency" office:currency="GBP" office:value="197697.057390385" calcext:value-type="currency">
            <text:p>£197,697.06</text:p>
          </table:table-cell>
          <table:table-cell table:number-columns-repeated="1018"/>
        </table:table-row>
        <table:table-row table:style-name="ro1">
          <table:table-cell table:formula="of:=IF([.B60]&lt;[.$D$14];1;0)" office:value-type="float" office:value="0" calcext:value-type="float">
            <text:p>0</text:p>
          </table:table-cell>
          <table:table-cell table:formula="of:=[.B59]+1" office:value-type="float" office:value="39" calcext:value-type="float">
            <text:p>39</text:p>
          </table:table-cell>
          <table:table-cell table:formula="of:=[.F59]" office:value-type="currency" office:currency="GBP" office:value="197697.057390385" calcext:value-type="currency">
            <text:p>£197,697.06</text:p>
          </table:table-cell>
          <table:table-cell table:formula="of:=[.$C$5]/12*[.C60]" office:value-type="float" office:value="329.495095650642" calcext:value-type="float">
            <text:p>329.50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60:.E60])" office:value-type="currency" office:currency="GBP" office:value="197105.923690952" calcext:value-type="currency">
            <text:p>£197,105.92</text:p>
          </table:table-cell>
          <table:table-cell table:number-columns-repeated="1018"/>
        </table:table-row>
        <table:table-row table:style-name="ro1">
          <table:table-cell table:formula="of:=IF([.B61]&lt;[.$D$14];1;0)" office:value-type="float" office:value="0" calcext:value-type="float">
            <text:p>0</text:p>
          </table:table-cell>
          <table:table-cell table:formula="of:=[.B60]+1" office:value-type="float" office:value="40" calcext:value-type="float">
            <text:p>40</text:p>
          </table:table-cell>
          <table:table-cell table:formula="of:=[.F60]" office:value-type="currency" office:currency="GBP" office:value="197105.923690952" calcext:value-type="currency">
            <text:p>£197,105.92</text:p>
          </table:table-cell>
          <table:table-cell table:formula="of:=[.$C$5]/12*[.C61]" office:value-type="float" office:value="328.509872818254" calcext:value-type="float">
            <text:p>328.51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61:.E61])" office:value-type="currency" office:currency="GBP" office:value="196513.804768687" calcext:value-type="currency">
            <text:p>£196,513.80</text:p>
          </table:table-cell>
          <table:table-cell table:number-columns-repeated="1018"/>
        </table:table-row>
        <table:table-row table:style-name="ro1">
          <table:table-cell table:formula="of:=IF([.B62]&lt;[.$D$14];1;0)" office:value-type="float" office:value="0" calcext:value-type="float">
            <text:p>0</text:p>
          </table:table-cell>
          <table:table-cell table:formula="of:=[.B61]+1" office:value-type="float" office:value="41" calcext:value-type="float">
            <text:p>41</text:p>
          </table:table-cell>
          <table:table-cell table:formula="of:=[.F61]" office:value-type="currency" office:currency="GBP" office:value="196513.804768687" calcext:value-type="currency">
            <text:p>£196,513.80</text:p>
          </table:table-cell>
          <table:table-cell table:formula="of:=[.$C$5]/12*[.C62]" office:value-type="float" office:value="327.523007947811" calcext:value-type="float">
            <text:p>327.52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62:.E62])" office:value-type="currency" office:currency="GBP" office:value="195920.69898155" calcext:value-type="currency">
            <text:p>£195,920.70</text:p>
          </table:table-cell>
          <table:table-cell table:number-columns-repeated="1018"/>
        </table:table-row>
        <table:table-row table:style-name="ro1">
          <table:table-cell table:formula="of:=IF([.B63]&lt;[.$D$14];1;0)" office:value-type="float" office:value="0" calcext:value-type="float">
            <text:p>0</text:p>
          </table:table-cell>
          <table:table-cell table:formula="of:=[.B62]+1" office:value-type="float" office:value="42" calcext:value-type="float">
            <text:p>42</text:p>
          </table:table-cell>
          <table:table-cell table:formula="of:=[.F62]" office:value-type="currency" office:currency="GBP" office:value="195920.69898155" calcext:value-type="currency">
            <text:p>£195,920.70</text:p>
          </table:table-cell>
          <table:table-cell table:formula="of:=[.$C$5]/12*[.C63]" office:value-type="float" office:value="326.534498302584" calcext:value-type="float">
            <text:p>326.53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63:.E63])" office:value-type="currency" office:currency="GBP" office:value="195326.604684769" calcext:value-type="currency">
            <text:p>£195,326.60</text:p>
          </table:table-cell>
          <table:table-cell table:number-columns-repeated="1018"/>
        </table:table-row>
        <table:table-row table:style-name="ro1">
          <table:table-cell table:formula="of:=IF([.B64]&lt;[.$D$14];1;0)" office:value-type="float" office:value="0" calcext:value-type="float">
            <text:p>0</text:p>
          </table:table-cell>
          <table:table-cell table:formula="of:=[.B63]+1" office:value-type="float" office:value="43" calcext:value-type="float">
            <text:p>43</text:p>
          </table:table-cell>
          <table:table-cell table:formula="of:=[.F63]" office:value-type="currency" office:currency="GBP" office:value="195326.604684769" calcext:value-type="currency">
            <text:p>£195,326.60</text:p>
          </table:table-cell>
          <table:table-cell table:formula="of:=[.$C$5]/12*[.C64]" office:value-type="float" office:value="325.544341141282" calcext:value-type="float">
            <text:p>325.54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64:.E64])" office:value-type="currency" office:currency="GBP" office:value="194731.520230827" calcext:value-type="currency">
            <text:p>£194,731.52</text:p>
          </table:table-cell>
          <table:table-cell table:number-columns-repeated="1018"/>
        </table:table-row>
        <table:table-row table:style-name="ro1">
          <table:table-cell table:formula="of:=IF([.B65]&lt;[.$D$14];1;0)" office:value-type="float" office:value="0" calcext:value-type="float">
            <text:p>0</text:p>
          </table:table-cell>
          <table:table-cell table:formula="of:=[.B64]+1" office:value-type="float" office:value="44" calcext:value-type="float">
            <text:p>44</text:p>
          </table:table-cell>
          <table:table-cell table:formula="of:=[.F64]" office:value-type="currency" office:currency="GBP" office:value="194731.520230827" calcext:value-type="currency">
            <text:p>£194,731.52</text:p>
          </table:table-cell>
          <table:table-cell table:formula="of:=[.$C$5]/12*[.C65]" office:value-type="float" office:value="324.552533718044" calcext:value-type="float">
            <text:p>324.55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65:.E65])" office:value-type="currency" office:currency="GBP" office:value="194135.443969461" calcext:value-type="currency">
            <text:p>£194,135.44</text:p>
          </table:table-cell>
          <table:table-cell table:number-columns-repeated="1018"/>
        </table:table-row>
        <table:table-row table:style-name="ro1">
          <table:table-cell table:formula="of:=IF([.B66]&lt;[.$D$14];1;0)" office:value-type="float" office:value="0" calcext:value-type="float">
            <text:p>0</text:p>
          </table:table-cell>
          <table:table-cell table:formula="of:=[.B65]+1" office:value-type="float" office:value="45" calcext:value-type="float">
            <text:p>45</text:p>
          </table:table-cell>
          <table:table-cell table:formula="of:=[.F65]" office:value-type="currency" office:currency="GBP" office:value="194135.443969461" calcext:value-type="currency">
            <text:p>£194,135.44</text:p>
          </table:table-cell>
          <table:table-cell table:formula="of:=[.$C$5]/12*[.C66]" office:value-type="float" office:value="323.559073282434" calcext:value-type="float">
            <text:p>323.56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66:.E66])" office:value-type="currency" office:currency="GBP" office:value="193538.374247659" calcext:value-type="currency">
            <text:p>£193,538.37</text:p>
          </table:table-cell>
          <table:table-cell table:number-columns-repeated="1018"/>
        </table:table-row>
        <table:table-row table:style-name="ro1">
          <table:table-cell table:formula="of:=IF([.B67]&lt;[.$D$14];1;0)" office:value-type="float" office:value="0" calcext:value-type="float">
            <text:p>0</text:p>
          </table:table-cell>
          <table:table-cell table:formula="of:=[.B66]+1" office:value-type="float" office:value="46" calcext:value-type="float">
            <text:p>46</text:p>
          </table:table-cell>
          <table:table-cell table:formula="of:=[.F66]" office:value-type="currency" office:currency="GBP" office:value="193538.374247659" calcext:value-type="currency">
            <text:p>£193,538.37</text:p>
          </table:table-cell>
          <table:table-cell table:formula="of:=[.$C$5]/12*[.C67]" office:value-type="float" office:value="322.563957079432" calcext:value-type="float">
            <text:p>322.56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67:.E67])" office:value-type="currency" office:currency="GBP" office:value="192940.309409655" calcext:value-type="currency">
            <text:p>£192,940.31</text:p>
          </table:table-cell>
          <table:table-cell table:number-columns-repeated="1018"/>
        </table:table-row>
        <table:table-row table:style-name="ro1">
          <table:table-cell table:formula="of:=IF([.B68]&lt;[.$D$14];1;0)" office:value-type="float" office:value="0" calcext:value-type="float">
            <text:p>0</text:p>
          </table:table-cell>
          <table:table-cell table:formula="of:=[.B67]+1" office:value-type="float" office:value="47" calcext:value-type="float">
            <text:p>47</text:p>
          </table:table-cell>
          <table:table-cell table:formula="of:=[.F67]" office:value-type="currency" office:currency="GBP" office:value="192940.309409655" calcext:value-type="currency">
            <text:p>£192,940.31</text:p>
          </table:table-cell>
          <table:table-cell table:formula="of:=[.$C$5]/12*[.C68]" office:value-type="float" office:value="321.567182349425" calcext:value-type="float">
            <text:p>321.57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68:.E68])" office:value-type="currency" office:currency="GBP" office:value="192341.24779692" calcext:value-type="currency">
            <text:p>£192,341.25</text:p>
          </table:table-cell>
          <table:table-cell table:number-columns-repeated="1018"/>
        </table:table-row>
        <table:table-row table:style-name="ro1">
          <table:table-cell table:formula="of:=IF([.B69]&lt;[.$D$14];1;0)" office:value-type="float" office:value="0" calcext:value-type="float">
            <text:p>0</text:p>
          </table:table-cell>
          <table:table-cell table:formula="of:=[.B68]+1" office:value-type="float" office:value="48" calcext:value-type="float">
            <text:p>48</text:p>
          </table:table-cell>
          <table:table-cell table:formula="of:=[.F68]" office:value-type="currency" office:currency="GBP" office:value="192341.24779692" calcext:value-type="currency">
            <text:p>£192,341.25</text:p>
          </table:table-cell>
          <table:table-cell table:formula="of:=[.$C$5]/12*[.C69]" office:value-type="float" office:value="320.568746328201" calcext:value-type="float">
            <text:p>320.57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69:.E69])" office:value-type="currency" office:currency="GBP" office:value="191741.187748165" calcext:value-type="currency">
            <text:p>£191,741.19</text:p>
          </table:table-cell>
          <table:table-cell table:number-columns-repeated="1018"/>
        </table:table-row>
        <table:table-row table:style-name="ro1">
          <table:table-cell table:formula="of:=IF([.B70]&lt;[.$D$14];1;0)" office:value-type="float" office:value="0" calcext:value-type="float">
            <text:p>0</text:p>
          </table:table-cell>
          <table:table-cell table:formula="of:=[.B69]+1" office:value-type="float" office:value="49" calcext:value-type="float">
            <text:p>49</text:p>
          </table:table-cell>
          <table:table-cell table:formula="of:=[.F69]" office:value-type="currency" office:currency="GBP" office:value="191741.187748165" calcext:value-type="currency">
            <text:p>£191,741.19</text:p>
          </table:table-cell>
          <table:table-cell table:formula="of:=[.$C$5]/12*[.C70]" office:value-type="float" office:value="319.568646246941" calcext:value-type="float">
            <text:p>319.57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70:.E70])" office:value-type="currency" office:currency="GBP" office:value="191140.127599328" calcext:value-type="currency">
            <text:p>£191,140.13</text:p>
          </table:table-cell>
          <table:table-cell table:number-columns-repeated="1018"/>
        </table:table-row>
        <table:table-row table:style-name="ro1">
          <table:table-cell table:formula="of:=IF([.B71]&lt;[.$D$14];1;0)" office:value-type="float" office:value="0" calcext:value-type="float">
            <text:p>0</text:p>
          </table:table-cell>
          <table:table-cell table:formula="of:=[.B70]+1" office:value-type="float" office:value="50" calcext:value-type="float">
            <text:p>50</text:p>
          </table:table-cell>
          <table:table-cell table:formula="of:=[.F70]" office:value-type="currency" office:currency="GBP" office:value="191140.127599328" calcext:value-type="currency">
            <text:p>£191,140.13</text:p>
          </table:table-cell>
          <table:table-cell table:formula="of:=[.$C$5]/12*[.C71]" office:value-type="float" office:value="318.566879332213" calcext:value-type="float">
            <text:p>318.57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71:.E71])" office:value-type="currency" office:currency="GBP" office:value="190538.065683576" calcext:value-type="currency">
            <text:p>£190,538.07</text:p>
          </table:table-cell>
          <table:table-cell table:number-columns-repeated="1018"/>
        </table:table-row>
        <table:table-row table:style-name="ro1">
          <table:table-cell table:formula="of:=IF([.B72]&lt;[.$D$14];1;0)" office:value-type="float" office:value="0" calcext:value-type="float">
            <text:p>0</text:p>
          </table:table-cell>
          <table:table-cell table:formula="of:=[.B71]+1" office:value-type="float" office:value="51" calcext:value-type="float">
            <text:p>51</text:p>
          </table:table-cell>
          <table:table-cell table:formula="of:=[.F71]" office:value-type="currency" office:currency="GBP" office:value="190538.065683576" calcext:value-type="currency">
            <text:p>£190,538.07</text:p>
          </table:table-cell>
          <table:table-cell table:formula="of:=[.$C$5]/12*[.C72]" office:value-type="float" office:value="317.56344280596" calcext:value-type="float">
            <text:p>317.56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72:.E72])" office:value-type="currency" office:currency="GBP" office:value="189935.000331298" calcext:value-type="currency">
            <text:p>£189,935.00</text:p>
          </table:table-cell>
          <table:table-cell table:number-columns-repeated="1018"/>
        </table:table-row>
        <table:table-row table:style-name="ro1">
          <table:table-cell table:formula="of:=IF([.B73]&lt;[.$D$14];1;0)" office:value-type="float" office:value="0" calcext:value-type="float">
            <text:p>0</text:p>
          </table:table-cell>
          <table:table-cell table:formula="of:=[.B72]+1" office:value-type="float" office:value="52" calcext:value-type="float">
            <text:p>52</text:p>
          </table:table-cell>
          <table:table-cell table:formula="of:=[.F72]" office:value-type="currency" office:currency="GBP" office:value="189935.000331298" calcext:value-type="currency">
            <text:p>£189,935.00</text:p>
          </table:table-cell>
          <table:table-cell table:formula="of:=[.$C$5]/12*[.C73]" office:value-type="float" office:value="316.558333885497" calcext:value-type="float">
            <text:p>316.56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73:.E73])" office:value-type="currency" office:currency="GBP" office:value="189330.9298701" calcext:value-type="currency">
            <text:p>£189,330.93</text:p>
          </table:table-cell>
          <table:table-cell table:number-columns-repeated="1018"/>
        </table:table-row>
        <table:table-row table:style-name="ro1">
          <table:table-cell table:formula="of:=IF([.B74]&lt;[.$D$14];1;0)" office:value-type="float" office:value="0" calcext:value-type="float">
            <text:p>0</text:p>
          </table:table-cell>
          <table:table-cell table:formula="of:=[.B73]+1" office:value-type="float" office:value="53" calcext:value-type="float">
            <text:p>53</text:p>
          </table:table-cell>
          <table:table-cell table:formula="of:=[.F73]" office:value-type="currency" office:currency="GBP" office:value="189330.9298701" calcext:value-type="currency">
            <text:p>£189,330.93</text:p>
          </table:table-cell>
          <table:table-cell table:formula="of:=[.$C$5]/12*[.C74]" office:value-type="float" office:value="315.551549783499" calcext:value-type="float">
            <text:p>315.55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74:.E74])" office:value-type="currency" office:currency="GBP" office:value="188725.852624799" calcext:value-type="currency">
            <text:p>£188,725.85</text:p>
          </table:table-cell>
          <table:table-cell table:number-columns-repeated="1018"/>
        </table:table-row>
        <table:table-row table:style-name="ro1">
          <table:table-cell table:formula="of:=IF([.B75]&lt;[.$D$14];1;0)" office:value-type="float" office:value="0" calcext:value-type="float">
            <text:p>0</text:p>
          </table:table-cell>
          <table:table-cell table:formula="of:=[.B74]+1" office:value-type="float" office:value="54" calcext:value-type="float">
            <text:p>54</text:p>
          </table:table-cell>
          <table:table-cell table:formula="of:=[.F74]" office:value-type="currency" office:currency="GBP" office:value="188725.852624799" calcext:value-type="currency">
            <text:p>£188,725.85</text:p>
          </table:table-cell>
          <table:table-cell table:formula="of:=[.$C$5]/12*[.C75]" office:value-type="float" office:value="314.543087707999" calcext:value-type="float">
            <text:p>314.54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75:.E75])" office:value-type="currency" office:currency="GBP" office:value="188119.766917423" calcext:value-type="currency">
            <text:p>£188,119.77</text:p>
          </table:table-cell>
          <table:table-cell table:number-columns-repeated="1018"/>
        </table:table-row>
        <table:table-row table:style-name="ro1">
          <table:table-cell table:formula="of:=IF([.B76]&lt;[.$D$14];1;0)" office:value-type="float" office:value="0" calcext:value-type="float">
            <text:p>0</text:p>
          </table:table-cell>
          <table:table-cell table:formula="of:=[.B75]+1" office:value-type="float" office:value="55" calcext:value-type="float">
            <text:p>55</text:p>
          </table:table-cell>
          <table:table-cell table:formula="of:=[.F75]" office:value-type="currency" office:currency="GBP" office:value="188119.766917423" calcext:value-type="currency">
            <text:p>£188,119.77</text:p>
          </table:table-cell>
          <table:table-cell table:formula="of:=[.$C$5]/12*[.C76]" office:value-type="float" office:value="313.532944862372" calcext:value-type="float">
            <text:p>313.53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76:.E76])" office:value-type="currency" office:currency="GBP" office:value="187512.671067202" calcext:value-type="currency">
            <text:p>£187,512.67</text:p>
          </table:table-cell>
          <table:table-cell table:number-columns-repeated="1018"/>
        </table:table-row>
        <table:table-row table:style-name="ro1">
          <table:table-cell table:formula="of:=IF([.B77]&lt;[.$D$14];1;0)" office:value-type="float" office:value="0" calcext:value-type="float">
            <text:p>0</text:p>
          </table:table-cell>
          <table:table-cell table:formula="of:=[.B76]+1" office:value-type="float" office:value="56" calcext:value-type="float">
            <text:p>56</text:p>
          </table:table-cell>
          <table:table-cell table:formula="of:=[.F76]" office:value-type="currency" office:currency="GBP" office:value="187512.671067202" calcext:value-type="currency">
            <text:p>£187,512.67</text:p>
          </table:table-cell>
          <table:table-cell table:formula="of:=[.$C$5]/12*[.C77]" office:value-type="float" office:value="312.521118445336" calcext:value-type="float">
            <text:p>312.52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77:.E77])" office:value-type="currency" office:currency="GBP" office:value="186904.563390563" calcext:value-type="currency">
            <text:p>£186,904.56</text:p>
          </table:table-cell>
          <table:table-cell table:number-columns-repeated="1018"/>
        </table:table-row>
        <table:table-row table:style-name="ro1">
          <table:table-cell table:formula="of:=IF([.B78]&lt;[.$D$14];1;0)" office:value-type="float" office:value="0" calcext:value-type="float">
            <text:p>0</text:p>
          </table:table-cell>
          <table:table-cell table:formula="of:=[.B77]+1" office:value-type="float" office:value="57" calcext:value-type="float">
            <text:p>57</text:p>
          </table:table-cell>
          <table:table-cell table:formula="of:=[.F77]" office:value-type="currency" office:currency="GBP" office:value="186904.563390563" calcext:value-type="currency">
            <text:p>£186,904.56</text:p>
          </table:table-cell>
          <table:table-cell table:formula="of:=[.$C$5]/12*[.C78]" office:value-type="float" office:value="311.507605650939" calcext:value-type="float">
            <text:p>311.51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78:.E78])" office:value-type="currency" office:currency="GBP" office:value="186295.44220113" calcext:value-type="currency">
            <text:p>£186,295.44</text:p>
          </table:table-cell>
          <table:table-cell table:number-columns-repeated="1018"/>
        </table:table-row>
        <table:table-row table:style-name="ro1">
          <table:table-cell table:formula="of:=IF([.B79]&lt;[.$D$14];1;0)" office:value-type="float" office:value="0" calcext:value-type="float">
            <text:p>0</text:p>
          </table:table-cell>
          <table:table-cell table:formula="of:=[.B78]+1" office:value-type="float" office:value="58" calcext:value-type="float">
            <text:p>58</text:p>
          </table:table-cell>
          <table:table-cell table:formula="of:=[.F78]" office:value-type="currency" office:currency="GBP" office:value="186295.44220113" calcext:value-type="currency">
            <text:p>£186,295.44</text:p>
          </table:table-cell>
          <table:table-cell table:formula="of:=[.$C$5]/12*[.C79]" office:value-type="float" office:value="310.492403668551" calcext:value-type="float">
            <text:p>310.49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79:.E79])" office:value-type="currency" office:currency="GBP" office:value="185685.305809715" calcext:value-type="currency">
            <text:p>£185,685.31</text:p>
          </table:table-cell>
          <table:table-cell table:number-columns-repeated="1018"/>
        </table:table-row>
        <table:table-row table:style-name="ro1">
          <table:table-cell table:formula="of:=IF([.B80]&lt;[.$D$14];1;0)" office:value-type="float" office:value="0" calcext:value-type="float">
            <text:p>0</text:p>
          </table:table-cell>
          <table:table-cell table:formula="of:=[.B79]+1" office:value-type="float" office:value="59" calcext:value-type="float">
            <text:p>59</text:p>
          </table:table-cell>
          <table:table-cell table:formula="of:=[.F79]" office:value-type="currency" office:currency="GBP" office:value="185685.305809715" calcext:value-type="currency">
            <text:p>£185,685.31</text:p>
          </table:table-cell>
          <table:table-cell table:formula="of:=[.$C$5]/12*[.C80]" office:value-type="float" office:value="309.475509682858" calcext:value-type="float">
            <text:p>309.48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80:.E80])" office:value-type="currency" office:currency="GBP" office:value="185074.152524314" calcext:value-type="currency">
            <text:p>£185,074.15</text:p>
          </table:table-cell>
          <table:table-cell table:number-columns-repeated="1018"/>
        </table:table-row>
        <table:table-row table:style-name="ro1">
          <table:table-cell table:formula="of:=IF([.B81]&lt;[.$D$14];1;0)" office:value-type="float" office:value="0" calcext:value-type="float">
            <text:p>0</text:p>
          </table:table-cell>
          <table:table-cell table:formula="of:=[.B80]+1" office:value-type="float" office:value="60" calcext:value-type="float">
            <text:p>60</text:p>
          </table:table-cell>
          <table:table-cell table:formula="of:=[.F80]" office:value-type="currency" office:currency="GBP" office:value="185074.152524314" calcext:value-type="currency">
            <text:p>£185,074.15</text:p>
          </table:table-cell>
          <table:table-cell table:formula="of:=[.$C$5]/12*[.C81]" office:value-type="float" office:value="308.456920873857" calcext:value-type="float">
            <text:p>308.46</text:p>
          </table:table-cell>
          <table:table-cell table:formula="of:=[.$C$17]" office:value-type="currency" office:currency="GBP" office:value="-920.628795083892" calcext:value-type="currency">
            <text:p>-£920.63</text:p>
          </table:table-cell>
          <table:table-cell table:formula="of:=SUM([.C81:.E81])" office:value-type="currency" office:currency="GBP" office:value="184461.980650104" calcext:value-type="currency">
            <text:p>£184,461.9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8:28:03.364000000</meta:creation-date>
    <dc:date>2018-06-21T18:08:27.056000000</dc:date>
    <meta:editing-duration>PT22H26M37S</meta:editing-duration>
    <meta:editing-cycles>3</meta:editing-cycles>
    <meta:generator>LibreOffice/5.3.2.2$Windows_x86 LibreOffice_project/6cd4f1ef626f15116896b1d8e1398b56da0d0ee1</meta:generator>
    <meta:document-statistic meta:table-count="5" meta:cell-count="2043" meta:object-count="0"/>
  </office:meta>
</office:document-meta>
</file>